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8"/>
    <style:style style:name="ce15" style:family="table-cell" style:parent-style-name="Default" style:data-style-name="N43"/>
    <style:style style:name="ce16" style:family="table-cell" style:parent-style-name="Default" style:data-style-name="N44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4">
      <style:text-properties fo:color="#111111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0">
      <style:text-properties fo:color="#C9211E"/>
    </style:style>
    <style:style style:name="ce27" style:family="table-cell" style:parent-style-name="Default" style:data-style-name="N4"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49"/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32" style:family="table-cell" style:parent-style-name="Default" style:data-style-name="N38">
      <style:table-cell-properties fo:background-color="#AFD095"/>
    </style:style>
    <style:style style:name="ce33" style:family="table-cell" style:parent-style-name="Default" style:data-style-name="N38">
      <style:table-cell-properties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43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7" style:family="table-cell" style:parent-style-name="Default" style:data-style-name="N4">
      <style:table-cell-properties fo:border-top="thick solid #000000" fo:border-bottom="none" fo:border-left="none" fo:border-right="none"/>
    </style:style>
    <style:style style:name="ce38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3" style:family="table-cell" style:parent-style-name="Default" style:data-style-name="N4">
      <style:table-cell-properties fo:border-top="none" fo:border-bottom="thick solid #000000" fo:border-left="none" fo:border-right="none"/>
    </style:style>
    <style:style style:name="ce44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4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thick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43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44">
      <style:table-cell-properties fo:background-color="transparent"/>
    </style:style>
    <style:style style:name="ce51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5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</style:style>
    <style:style style:name="ce53" style:family="table-cell" style:parent-style-name="Default" style:data-style-name="N4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54" style:family="table-cell" style:parent-style-name="Default" style:data-style-name="N43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44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9" style:family="table-cell" style:parent-style-name="Default" style:data-style-name="N43">
      <style:table-cell-properties style:vertical-align="automatic" style:repeat-content="false"/>
      <style:paragraph-properties fo:text-align="center"/>
    </style:style>
    <style:style style:name="ce60" style:family="table-cell" style:parent-style-name="Default" style:data-style-name="N44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3">
      <style:table-cell-properties fo:border-top="thick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64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43">
      <style:table-cell-properties fo:border-top="none" fo:border-bottom="thick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69" style:family="table-cell" style:parent-style-name="Default" style:data-style-name="N43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44">
      <style:table-cell-properties fo:border-top="thick solid #000000" fo:border-bottom="none" fo:border-left="none" fo:border-right="none" fo:background-color="transparent"/>
    </style:style>
    <style:style style:name="ce72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3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5" style:family="table-cell" style:parent-style-name="Default" style:data-style-name="N44">
      <style:table-cell-properties fo:border-top="none" fo:border-bottom="thick solid #000000" fo:border-left="none" fo:border-right="none" fo:background-color="transparent"/>
    </style:style>
    <style:style style:name="ce76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77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Adobe Gothic Std B" style:font-name-asian="Adobe Gothic Std B" style:font-name-complex="Adobe Gothic Std B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2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8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2">
      <style:text-properties fo:font-weight="bold" style:font-weight-asian="bold" style:font-weight-complex="bold"/>
    </style:style>
    <style:style style:name="ce95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6" style:family="table-cell" style:parent-style-name="Virg_252_l" style:data-style-name="N52"/>
    <style:style style:name="ce97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transparent"/>
    </style:style>
    <style:style style:name="ce99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fo:color="#111111"/>
    </style:style>
    <style:style style:name="ce101" style:family="table-cell" style:parent-style-name="Default" style:data-style-name="N4">
      <style:text-properties fo:font-size="8pt" style:font-size-asian="8pt" style:font-size-complex="8pt"/>
    </style:style>
    <style:style style:name="ce102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5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10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108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12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4" style:family="table-cell" style:parent-style-name="Default" style:data-style-name="N36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17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20" style:family="table-cell" style:parent-style-name="Default" style:data-style-name="N3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8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129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130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131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32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4" style:family="table-cell" style:parent-style-name="Default" style:data-style-name="N40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5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37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8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9" style:family="table-cell" style:parent-style-name="Default" style:data-style-name="N40">
      <style:text-properties fo:font-weight="bold" style:font-weight-asian="bold" style:font-weight-complex="bold"/>
    </style:style>
    <style:style style:name="ce140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1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43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144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46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7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8" style:family="table-cell" style:parent-style-name="Excel_32_Built-in_32_Normal" style:data-style-name="N42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9" style:family="table-cell" style:parent-style-name="Excel_32_Built-in_32_Normal" style:data-style-name="N42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0" style:family="table-cell" style:parent-style-name="Excel_32_Built-in_32_Normal" style:data-style-name="N42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1" style:family="table-cell" style:parent-style-name="Excel_32_Built-in_32_Normal" style:data-style-name="N42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2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3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4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5" style:family="table-cell" style:parent-style-name="Excel_32_Built-in_32_Normal" style:data-style-name="N42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56" style:family="table-cell" style:parent-style-name="Excel_32_Built-in_32_Normal" style:data-style-name="N42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7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8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59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0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1" style:family="table-cell" style:parent-style-name="Default" style:data-style-name="N46">
      <style:text-properties style:font-name="Bitstream Vera Sans" style:font-name-asian="Bitstream Vera Sans" style:font-name-complex="Bitstream Vera Sans"/>
    </style:style>
    <style:style style:name="ce162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64" style:family="table-cell" style:parent-style-name="Excel_32_Built-in_32_Normal" style:data-style-name="N41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66" style:family="table-cell" style:parent-style-name="Excel_32_Built-in_32_Normal" style:data-style-name="N42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7" style:family="table-cell" style:parent-style-name="Excel_32_Built-in_32_Normal" style:data-style-name="N41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9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7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1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2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3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4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6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7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78" style:family="table-cell" style:parent-style-name="Excel_32_Built-in_32_Normal" style:data-style-name="N42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0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1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2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83" style:family="table-cell" style:parent-style-name="Excel_32_Built-in_32_Normal" style:data-style-name="N42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84" style:family="table-cell" style:parent-style-name="Excel_32_Built-in_32_Normal" style:data-style-name="N40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86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87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88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89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90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1" style:family="table-cell" style:parent-style-name="Default" style:data-style-name="N39"/>
    <style:style style:name="ce192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/>
    </style:style>
    <style:style style:name="ce193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94" style:family="table-cell" style:parent-style-name="Default" style:data-style-name="N48"/>
    <style:style style:name="ce195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96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7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8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99" style:family="table-cell" style:parent-style-name="Default" style:data-style-name="N47"/>
    <style:style style:name="ce200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203" style:family="table-cell" style:parent-style-name="Default" style:data-style-name="N47">
      <style:table-cell-properties fo:border-top="2pt solid #000000" fo:border-bottom="none" fo:border-left="none" fo:border-right="none" style:vertical-align="middle"/>
    </style:style>
    <style:style style:name="ce204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205" style:family="table-cell" style:parent-style-name="Default" style:data-style-name="N48">
      <style:table-cell-properties fo:border-top="2pt solid #000000" fo:border-bottom="none" fo:border-left="none" fo:border-right="2pt solid #000000"/>
    </style:style>
    <style:style style:name="ce20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7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8" style:family="table-cell" style:parent-style-name="Excel_32_Built-in_32_Normal" style:data-style-name="N4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210" style:family="table-cell" style:parent-style-name="Excel_32_Built-in_32_Normal" style:data-style-name="N4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11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21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214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2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6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1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20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1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22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224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226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27" style:family="table-cell" style:parent-style-name="Default" style:data-style-name="N0">
      <style:table-cell-properties fo:background-color="#E2EFDA"/>
    </style:style>
    <style:style style:name="ce228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229" style:family="table-cell" style:parent-style-name="Default" style:data-style-name="N39">
      <style:table-cell-properties fo:background-color="#E2EFDA"/>
    </style:style>
    <style:style style:name="ce230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231" style:family="table-cell" style:parent-style-name="Default" style:data-style-name="N0">
      <style:table-cell-properties fo:background-color="#FFD966"/>
    </style:style>
    <style:style style:name="ce232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234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6" style:family="table-cell" style:parent-style-name="Default" style:data-style-name="N49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237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/>
    </style:style>
    <style:style style:name="ce238" style:family="table-cell" style:parent-style-name="Default" style:data-style-name="N40">
      <style:table-cell-properties style:vertical-align="automatic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/>
    </style:style>
    <style:style style:name="ce240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241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24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3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24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24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48" style:family="table-cell" style:parent-style-name="Default" style:data-style-name="N0">
      <style:text-properties fo:font-size="14pt" style:font-size-asian="14pt" style:font-size-complex="14pt"/>
    </style:style>
    <style:style style:name="ce24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3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54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55" style:family="table-cell" style:parent-style-name="Default" style:data-style-name="N39">
      <style:text-properties fo:font-size="14pt" style:font-size-asian="14pt" style:font-size-complex="14pt"/>
    </style:style>
    <style:style style:name="ce25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5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8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59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6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1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63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5" style:family="table-cell" style:parent-style-name="Default" style:data-style-name="N51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66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6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68" style:family="table-cell" style:parent-style-name="Default" style:data-style-name="N48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6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7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71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7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3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74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7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77" style:family="table-cell" style:parent-style-name="Default" style:data-style-name="N51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78" style:family="table-cell" style:parent-style-name="Default" style:data-style-name="N51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7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8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83" style:family="table-cell" style:parent-style-name="Default" style:data-style-name="N51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4" style:family="table-cell" style:parent-style-name="Default" style:data-style-name="N51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0.846666666666667cm" style:use-optimal-column-width="true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672916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5.26520833333333cm" style:use-optimal-column-width="true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 style:use-optimal-column-width="true"/>
    </style:style>
    <style:style style:name="co19" style:family="table-column">
      <style:table-column-properties fo:break-before="auto" style:column-width="0.978958333333333cm" style:use-optimal-column-width="true"/>
    </style:style>
    <style:style style:name="co20" style:family="table-column">
      <style:table-column-properties fo:break-before="auto" style:column-width="1.37583333333333cm" style:use-optimal-column-width="true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1.16416666666667cm" style:use-optimal-column-width="true"/>
    </style:style>
    <style:style style:name="co25" style:family="table-column">
      <style:table-column-properties fo:break-before="auto" style:column-width="0.9525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1.64041666666667cm" style:use-optimal-column-width="true"/>
    </style:style>
    <style:style style:name="co28" style:family="table-column">
      <style:table-column-properties fo:break-before="auto" style:column-width="2.16958333333333cm" style:use-optimal-column-width="true"/>
    </style:style>
    <style:style style:name="co29" style:family="table-column">
      <style:table-column-properties fo:break-before="auto" style:column-width="0.608541666666667cm"/>
    </style:style>
    <style:style style:name="co30" style:family="table-column">
      <style:table-column-properties fo:break-before="auto" style:column-width="1.00541666666667cm"/>
    </style:style>
    <style:style style:name="co31" style:family="table-column">
      <style:table-column-properties fo:break-before="auto" style:column-width="3.83645833333333cm"/>
    </style:style>
    <style:style style:name="co32" style:family="table-column">
      <style:table-column-properties fo:break-before="auto" style:column-width="2.16958333333333cm"/>
    </style:style>
    <style:style style:name="co33" style:family="table-column">
      <style:table-column-properties fo:break-before="auto" style:column-width="1.95791666666667cm"/>
    </style:style>
    <style:style style:name="co34" style:family="table-column">
      <style:table-column-properties fo:break-before="auto" style:column-width="4.02166666666667cm"/>
    </style:style>
    <style:style style:name="co35" style:family="table-column">
      <style:table-column-properties fo:break-before="auto" style:column-width="2.56645833333333cm"/>
    </style:style>
    <style:style style:name="co36" style:family="table-column">
      <style:table-column-properties fo:break-before="auto" style:column-width="2.32833333333333cm"/>
    </style:style>
    <style:style style:name="co37" style:family="table-column">
      <style:table-column-properties fo:break-before="auto" style:column-width="3.01625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5.635625cm"/>
    </style:style>
    <style:style style:name="co40" style:family="table-column">
      <style:table-column-properties fo:break-before="auto" style:column-width="1.87854166666667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1.37583333333333cm"/>
    </style:style>
    <style:style style:name="co44" style:family="table-column">
      <style:table-column-properties fo:break-before="auto" style:column-width="7.99041666666667cm"/>
    </style:style>
    <style:style style:name="co45" style:family="table-column">
      <style:table-column-properties fo:break-before="auto" style:column-width="2.24895833333333cm"/>
    </style:style>
    <style:style style:name="co46" style:family="table-column">
      <style:table-column-properties fo:break-before="auto" style:column-width="2.619375cm"/>
    </style:style>
    <style:style style:name="co47" style:family="table-column">
      <style:table-column-properties fo:break-before="auto" style:column-width="2.27541666666667cm" style:use-optimal-column-width="true"/>
    </style:style>
    <style:style style:name="co48" style:family="table-column">
      <style:table-column-properties fo:break-before="auto" style:column-width="1.61395833333333cm"/>
    </style:style>
    <style:style style:name="co49" style:family="table-column">
      <style:table-column-properties fo:break-before="auto" style:column-width="2.778125cm"/>
    </style:style>
    <style:style style:name="co50" style:family="table-column">
      <style:table-column-properties fo:break-before="auto" style:column-width="5.84729166666667cm"/>
    </style:style>
    <style:style style:name="co51" style:family="table-column">
      <style:table-column-properties fo:break-before="auto" style:column-width="3.70416666666667cm"/>
    </style:style>
    <style:style style:name="co5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3.7pt" style:use-optimal-row-height="false" fo:break-before="auto"/>
    </style:style>
    <style:style style:name="ro8" style:family="table-row">
      <style:table-row-properties style:row-height="16.7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19.5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80.25pt" style:use-optimal-row-height="false" fo:break-before="auto"/>
    </style:style>
    <style:style style:name="ro19" style:family="table-row">
      <style:table-row-properties style:row-height="61.5pt" style:use-optimal-row-height="true" fo:break-before="auto"/>
    </style:style>
    <style:style style:name="ro20" style:family="table-row">
      <style:table-row-properties style:row-height="123.75pt" style:use-optimal-row-height="false" fo:break-before="auto"/>
    </style:style>
    <style:style style:name="ro21" style:family="table-row">
      <style:table-row-properties style:row-height="23.25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table:tab-color="#FFD7D7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1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11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L6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table:number-columns-repeated="2" table:style-name="ce10"/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6]*(100+[.I7])/100" table:style-name="ce10">
            <text:p>2.385,00</text:p>
          </table:table-cell>
          <table:table-cell office:value-type="float" office:value="0.5" table:formula="of:=[.H7]/[.H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L7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60000" table:formula="of:=[.D8]-[.F8]" table:style-name="ce4">
            <text:p>60.00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7]*(100+[.I8])/100" table:style-name="ce10">
            <text:p>5.406,30</text:p>
          </table:table-cell>
          <table:table-cell office:value-type="float" office:value="0.66666666666666674" table:formula="of:=[.H8]/[.H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L8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120500" table:formula="of:=[.D73]" table:style-name="ce4">
            <text:p>120.500,00</text:p>
          </table:table-cell>
          <table:table-cell office:value-type="float" office:value="-81500" table:formula="of:=[.C9]-[.D9]" table:style-name="ce4">
            <text:p>-81.500,00</text:p>
          </table:table-cell>
          <table:table-cell table:style-name="ce4"/>
          <table:table-cell office:value-type="float" office:value="120500" table:formula="of:=[.D9]-[.F9]" table:style-name="ce4">
            <text:p>120.500,00</text:p>
          </table:table-cell>
          <table:table-cell office:value-type="float" office:value="20083.333333333332" table:formula="of:=[.D9]/6" table:style-name="ce10">
            <text:p>20.0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8]*(100+([.I9]/2))/100" table:style-name="ce10">
            <text:p>6.473,50</text:p>
          </table:table-cell>
          <table:table-cell office:value-type="float" office:value="3.0166666666666666" table:formula="of:=[.H9]/[.H8]-1" table:style-name="ce10">
            <text:p>3,02</text:p>
          </table:table-cell>
          <table:table-cell office:value-type="float" office:value="11400" table:style-name="ce1">
            <text:p>11400</text:p>
          </table:table-cell>
          <table:table-cell office:value-type="float" office:value="10.570175438596491" table:formula="of:=[.D9]/[.L9]" table:style-name="ce12">
            <text:p>10,57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10]*[.L10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10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27614.583333333328" table:formula="of:=[.H9]*(100+([.I10]/2))/100" table:style-name="ce10">
            <text:p>27.614,5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15">
            <text:p>28.02.24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bedeli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21040" table:formula="of:=[.D33]*[.C33]" table:style-name="ce1">
            <text:p>22104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4-08-30T00:00:00" table:style-name="ce14">
            <text:p>30.08.2024</text:p>
          </table:table-cell>
          <table:table-cell table:style-name="ce17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39]-[.D39]" table:style-name="ce4">
            <text:p>0,00</text:p>
          </table:table-cell>
          <table:table-cell table:style-name="ce4"/>
          <table:table-cell office:value-type="float" office:value="206040" table:formula="of:=[.G33]-[.D39]" table:style-name="ce4">
            <text:p>206.040,00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16">
            <text:p>30.Eyl</text:p>
          </table:table-cell>
          <table:table-cell table:style-name="ce1"/>
          <table:table-cell office:value-type="float" office:value="15000" table:formula="of:=[.C39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191040" table:formula="of:=[.G39]-[.D40]" table:style-name="ce4">
            <text:p>191.040,00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16">
            <text:p>30.Eki</text:p>
          </table:table-cell>
          <table:table-cell table:style-name="ce1"/>
          <table:table-cell office:value-type="float" office:value="15000" table:formula="of:=[.C40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176040" table:formula="of:=[.G40]-[.D41]" table:style-name="ce4">
            <text:p>176.040,00</text:p>
          </table:table-cell>
          <table:table-cell table:number-columns-repeated="16377"/>
        </table:table-row>
        <table:table-row table:style-name="ro1">
          <table:table-cell office:value-type="date" office:date-value="2024-11-30T00:00:00" table:style-name="ce16">
            <text:p>30.Kas</text:p>
          </table:table-cell>
          <table:table-cell table:style-name="ce1"/>
          <table:table-cell office:value-type="float" office:value="15000" table:formula="of:=[.C41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161040" table:formula="of:=[.G41]-[.D42]" table:style-name="ce4">
            <text:p>161.040,00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16">
            <text:p>30.Ara</text:p>
          </table:table-cell>
          <table:table-cell table:style-name="ce1"/>
          <table:table-cell office:value-type="float" office:value="15000" table:formula="of:=[.C42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3]-[.D43]+[.E42]" table:style-name="ce4">
            <text:p>0,00</text:p>
          </table:table-cell>
          <table:table-cell table:style-name="ce1"/>
          <table:table-cell office:value-type="float" office:value="146040" table:formula="of:=[.G42]-[.D43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1-30T00:00:00" table:style-name="ce18">
            <text:p>30.01.2025</text:p>
          </table:table-cell>
          <table:table-cell table:style-name="ce1"/>
          <table:table-cell office:value-type="float" office:value="15000" table:formula="of:=[.C43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4]-[.D44]+[.E43]" table:style-name="ce4">
            <text:p>0,00</text:p>
          </table:table-cell>
          <table:table-cell table:style-name="ce1"/>
          <table:table-cell office:value-type="float" office:value="131040" table:formula="of:=[.G43]-[.D44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2-28T00:00:00" table:style-name="ce19">
            <text:p>28.02.2025</text:p>
          </table:table-cell>
          <table:table-cell table:style-name="ce20"/>
          <table:table-cell office:value-type="float" office:value="21840" table:formula="of:=[.G50]/6" table:style-name="ce1">
            <text:p>21840</text:p>
          </table:table-cell>
          <table:table-cell table:style-name="ce20"/>
          <table:table-cell office:value-type="float" office:value="21840" table:formula="of:=[.C45]-[.D45]+[.E44]" table:style-name="ce21">
            <text:p>21.840,00</text:p>
          </table:table-cell>
          <table:table-cell table:style-name="ce20"/>
          <table:table-cell office:value-type="float" office:value="131040" table:formula="of:=[.G44]-[.D45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3-30T00:00:00" table:style-name="ce18">
            <text:p>30.03.2025</text:p>
          </table:table-cell>
          <table:table-cell table:style-name="ce1"/>
          <table:table-cell office:value-type="float" office:value="21840" table:formula="of:=[.C45]" table:style-name="ce1">
            <text:p>21840</text:p>
          </table:table-cell>
          <table:table-cell table:style-name="ce1"/>
          <table:table-cell office:value-type="float" office:value="43680" table:formula="of:=[.C46]-[.D46]+[.E45]" table:style-name="ce4">
            <text:p>43.680,00</text:p>
          </table:table-cell>
          <table:table-cell table:style-name="ce1"/>
          <table:table-cell office:value-type="float" office:value="131040" table:formula="of:=[.G45]-[.D46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4-30T00:00:00" table:style-name="ce18">
            <text:p>30.04.2025</text:p>
          </table:table-cell>
          <table:table-cell table:style-name="ce1"/>
          <table:table-cell office:value-type="float" office:value="21840" table:formula="of:=[.C46]" table:style-name="ce1">
            <text:p>21840</text:p>
          </table:table-cell>
          <table:table-cell table:style-name="ce1"/>
          <table:table-cell office:value-type="float" office:value="65520" table:formula="of:=[.C47]-[.D47]+[.E46]" table:style-name="ce4">
            <text:p>65.520,00</text:p>
          </table:table-cell>
          <table:table-cell table:style-name="ce1"/>
          <table:table-cell office:value-type="float" office:value="131040" table:formula="of:=[.G46]-[.D47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5-30T00:00:00" table:style-name="ce18">
            <text:p>30.05.2025</text:p>
          </table:table-cell>
          <table:table-cell table:style-name="ce1"/>
          <table:table-cell office:value-type="float" office:value="21840" table:formula="of:=[.C47]" table:style-name="ce1">
            <text:p>21840</text:p>
          </table:table-cell>
          <table:table-cell table:style-name="ce1"/>
          <table:table-cell office:value-type="float" office:value="87360" table:formula="of:=[.C48]-[.D48]+[.E47]" table:style-name="ce4">
            <text:p>87.360,00</text:p>
          </table:table-cell>
          <table:table-cell table:style-name="ce1"/>
          <table:table-cell office:value-type="float" office:value="131040" table:formula="of:=[.G47]-[.D48]" table:style-name="ce4">
            <text:p>131.040,00</text:p>
          </table:table-cell>
          <table:table-cell table:number-columns-repeated="16377"/>
        </table:table-row>
        <table:table-row table:style-name="ro1">
          <table:table-cell office:value-type="date" office:date-value="2025-06-30T00:00:00" table:style-name="ce18">
            <text:p>30.06.2025</text:p>
          </table:table-cell>
          <table:table-cell table:style-name="ce1"/>
          <table:table-cell office:value-type="float" office:value="21840" table:formula="of:=[.C48]" table:style-name="ce1">
            <text:p>21840</text:p>
          </table:table-cell>
          <table:table-cell table:style-name="ce1"/>
          <table:table-cell office:value-type="float" office:value="109200" table:formula="of:=[.C49]-[.D49]+[.E48]" table:style-name="ce4">
            <text:p>109.200,00</text:p>
          </table:table-cell>
          <table:table-cell table:style-name="ce1"/>
          <table:table-cell office:value-type="float" office:value="131040" table:formula="of:=[.G48]-[.D49]" table:style-name="ce4">
            <text:p>131.04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7-30T00:00:00" table:style-name="ce18">
            <text:p>30.07.2025</text:p>
          </table:table-cell>
          <table:table-cell table:style-name="ce1"/>
          <table:table-cell office:value-type="float" office:value="21840" table:formula="of:=[.C49]" table:style-name="ce1">
            <text:p>21840</text:p>
          </table:table-cell>
          <table:table-cell table:style-name="ce1"/>
          <table:table-cell office:value-type="float" office:value="131040" table:formula="of:=[.C50]-[.D50]+[.E49]" table:style-name="ce4">
            <text:p>131.040,00</text:p>
          </table:table-cell>
          <table:table-cell table:style-name="ce1"/>
          <table:table-cell office:value-type="float" office:value="131040" table:formula="of:=[.G49]-[.D50]" table:style-name="ce4">
            <text:p>131.040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221040" table:formula="of:=SUM([.C39:.C51])" table:style-name="ce1">
            <text:p>221040</text:p>
          </table:table-cell>
          <table:table-cell office:value-type="float" office:value="90000" table:formula="of:=SUM([.D39:.D51])" table:style-name="ce1">
            <text:p>900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office:value-type="float" office:value="18420" table:formula="of:=[.C52]/12" table:style-name="ce1">
            <text:p>18420</text:p>
          </table:table-cell>
          <table:table-cell office:value-type="float" office:value="7500" table:formula="of:=[.D52]/12" table:style-name="ce1">
            <text:p>750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0]-[.D60]" table:style-name="ce4">
            <text:p>0,00</text:p>
          </table:table-cell>
          <table:table-cell table:style-name="ce4"/>
          <table:table-cell office:value-type="float" office:value="6500" table:formula="of:=[.D60]-[.F6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1]-[.D61]+[.E60]" table:style-name="ce4">
            <text:p>0,00</text:p>
          </table:table-cell>
          <table:table-cell table:style-name="ce1"/>
          <table:table-cell office:value-type="float" office:value="6500" table:formula="of:=[.D61]-[.F6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2]-[.D62]+[.E61]" table:style-name="ce4">
            <text:p>0,00</text:p>
          </table:table-cell>
          <table:table-cell table:style-name="ce1"/>
          <table:table-cell office:value-type="float" office:value="6500" table:formula="of:=[.D62]-[.F6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3]-[.D63]+[.E62]" table:style-name="ce4">
            <text:p>0,00</text:p>
          </table:table-cell>
          <table:table-cell table:style-name="ce1"/>
          <table:table-cell office:value-type="float" office:value="6500" table:formula="of:=[.D63]-[.F6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4]-[.D64]+[.E63]" table:style-name="ce4">
            <text:p>0,00</text:p>
          </table:table-cell>
          <table:table-cell table:style-name="ce1"/>
          <table:table-cell office:value-type="float" office:value="6500" table:formula="of:=[.D64]-[.F6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8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5]-[.D65]+[.E64]" table:style-name="ce4">
            <text:p>0,00</text:p>
          </table:table-cell>
          <table:table-cell table:style-name="ce1"/>
          <table:table-cell office:value-type="float" office:value="6500" table:formula="of:=[.D65]-[.F6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9">
            <text:p>28.02.2024</text:p>
          </table:table-cell>
          <table:table-cell table:style-name="ce20"/>
          <table:table-cell office:value-type="float" office:value="15000" table:style-name="ce20">
            <text:p>15000</text:p>
          </table:table-cell>
          <table:table-cell office:value-type="float" office:value="6500" table:style-name="ce20">
            <text:p>6500</text:p>
          </table:table-cell>
          <table:table-cell office:value-type="float" office:value="8500" table:formula="of:=[.C66]-[.D66]+[.E65]" table:style-name="ce21">
            <text:p>8.500,00</text:p>
          </table:table-cell>
          <table:table-cell table:style-name="ce20"/>
          <table:table-cell office:value-type="float" office:value="6500" table:formula="of:=[.D66]-[.F66]" table:style-name="ce21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8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7]-[.D67]+[.E66]" table:style-name="ce4">
            <text:p>8.500,00</text:p>
          </table:table-cell>
          <table:table-cell table:style-name="ce1"/>
          <table:table-cell office:value-type="float" office:value="15000" table:formula="of:=[.D67]-[.F67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8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8]-[.D68]+[.E67]" table:style-name="ce4">
            <text:p>8.500,00</text:p>
          </table:table-cell>
          <table:table-cell table:style-name="ce1"/>
          <table:table-cell office:value-type="float" office:value="15000" table:formula="of:=[.D68]-[.F68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8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9]-[.D69]+[.E68]" table:style-name="ce4">
            <text:p>8.500,00</text:p>
          </table:table-cell>
          <table:table-cell table:style-name="ce1"/>
          <table:table-cell office:value-type="float" office:value="15000" table:formula="of:=[.D69]-[.F69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8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0]-[.D70]+[.E69]" table:style-name="ce4">
            <text:p>8.500,00</text:p>
          </table:table-cell>
          <table:table-cell table:style-name="ce1"/>
          <table:table-cell office:value-type="float" office:value="15000" table:formula="of:=[.D70]-[.F70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8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1]-[.D71]+[.E70]" table:style-name="ce4">
            <text:p>8.500,00</text:p>
          </table:table-cell>
          <table:table-cell table:style-name="ce1"/>
          <table:table-cell office:value-type="float" office:value="15000" table:formula="of:=[.D71]-[.F71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60:.C72])" table:style-name="ce1">
            <text:p>129000</text:p>
          </table:table-cell>
          <table:table-cell office:value-type="float" office:value="120500" table:formula="of:=SUM([.D60:.D72])" table:style-name="ce1">
            <text:p>1205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table:style-name="ce1"/>
          <table:table-cell office:value-type="float" office:value="10041.666666666666" table:formula="of:=[.D73]/12" table:style-name="ce1">
            <text:p>10041,66667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84]-[.D84]" table:style-name="ce4">
            <text:p>24.000,00</text:p>
          </table:table-cell>
          <table:table-cell table:style-name="ce4"/>
          <table:table-cell office:value-type="float" office:value="0" table:formula="of:=[.D84]-[.F8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24000" table:formula="of:=[.D85]-[.F85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91]-[.D91]" table:style-name="ce4">
            <text:p>36.000,00</text:p>
          </table:table-cell>
          <table:table-cell table:style-name="ce4"/>
          <table:table-cell office:value-type="float" office:value="0" table:formula="of:=[.D91]-[.F9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1]-[.D92]" table:style-name="ce4">
            <text:p>36.000,00</text:p>
          </table:table-cell>
          <table:table-cell table:style-name="ce4"/>
          <table:table-cell office:value-type="float" office:value="0" table:formula="of:=[.D92]-[.F9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92]-[.D93]" table:style-name="ce4">
            <text:p>36.000,00</text:p>
          </table:table-cell>
          <table:table-cell table:style-name="ce4"/>
          <table:table-cell office:value-type="float" office:value="0" table:formula="of:=[.D93]-[.F9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3]-[.D94]" table:style-name="ce4">
            <text:p>36.000,00</text:p>
          </table:table-cell>
          <table:table-cell table:style-name="ce4"/>
          <table:table-cell office:value-type="float" office:value="0" table:formula="of:=[.D94]-[.F9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94]-[.D95]" table:style-name="ce4">
            <text:p>36.000,00</text:p>
          </table:table-cell>
          <table:table-cell table:style-name="ce4"/>
          <table:table-cell office:value-type="float" office:value="0" table:formula="of:=[.D95]-[.F9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95]-[.D96]" table:style-name="ce4">
            <text:p>32.000,00</text:p>
          </table:table-cell>
          <table:table-cell table:style-name="ce4"/>
          <table:table-cell office:value-type="float" office:value="4000" table:formula="of:=[.D96]-[.F96]" table:style-name="ce4">
            <text:p>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6]-[.D97]" table:style-name="ce4">
            <text:p>30.000,00</text:p>
          </table:table-cell>
          <table:table-cell table:style-name="ce4"/>
          <table:table-cell office:value-type="float" office:value="2000" table:formula="of:=[.D97]-[.F97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97]-[.D98]" table:style-name="ce4">
            <text:p>28.000,00</text:p>
          </table:table-cell>
          <table:table-cell table:style-name="ce4"/>
          <table:table-cell office:value-type="float" office:value="2000" table:formula="of:=[.D98]-[.F9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98]-[.D99]" table:style-name="ce4">
            <text:p>26.000,00</text:p>
          </table:table-cell>
          <table:table-cell table:style-name="ce4"/>
          <table:table-cell office:value-type="float" office:value="2000" table:formula="of:=[.D99]-[.F9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2">
            <text:p>30.01.2022</text:p>
          </table:table-cell>
          <table:table-cell office:value-type="string" table:style-name="ce23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99]-[.D100]" table:style-name="ce4">
            <text:p>24.000,00</text:p>
          </table:table-cell>
          <table:table-cell table:style-name="ce4"/>
          <table:table-cell office:value-type="float" office:value="2000" table:formula="of:=[.D100]-[.F100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100]-[.D101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2">
            <text:p>28.02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01]-[.D102]" table:style-name="ce4">
            <text:p>21.000,00</text:p>
          </table:table-cell>
          <table:table-cell table:style-name="ce4"/>
          <table:table-cell office:value-type="float" office:value="3000" table:formula="of:=[.D102]-[.F102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2">
            <text:p>30.03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8000" table:formula="of:=[.E102]-[.D103]" table:style-name="ce4">
            <text:p>18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2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5">
            <text:p>5.000,00</text:p>
          </table:table-cell>
          <table:table-cell office:value-type="float" office:value="13000" table:formula="of:=[.E103]-[.D104]" table:style-name="ce4">
            <text:p>13.000,00</text:p>
          </table:table-cell>
          <table:table-cell table:style-name="ce4"/>
          <table:table-cell office:value-type="float" office:value="5000" table:formula="of:=[.D104]-[.F104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2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5">
            <text:p>3.000,00</text:p>
          </table:table-cell>
          <table:table-cell office:value-type="float" office:value="10000" table:formula="of:=[.E104]-[.D105]" table:style-name="ce4">
            <text:p>10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2">
            <text:p>30.06.2022</text:p>
          </table:table-cell>
          <table:table-cell office:value-type="string" table:style-name="ce26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5">
            <text:p>4.000,00</text:p>
          </table:table-cell>
          <table:table-cell office:value-type="float" office:value="6000" table:formula="of:=[.E105]-[.D106]" table:style-name="ce4">
            <text:p>6.000,00</text:p>
          </table:table-cell>
          <table:table-cell table:style-name="ce4"/>
          <table:table-cell office:value-type="float" office:value="4000" table:formula="of:=[.D106]-[.F106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2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106]-[.D107]" table:style-name="ce4">
            <text:p>1.000,00</text:p>
          </table:table-cell>
          <table:table-cell table:style-name="ce4"/>
          <table:table-cell office:value-type="float" office:value="5000" table:formula="of:=[.D107]-[.F107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2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1000" table:formula="of:=[.D108]-[.F108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95:.C110])" table:style-name="ce27">
            <text:p>36.000,00</text:p>
          </table:table-cell>
          <table:table-cell office:value-type="float" office:value="36000" table:formula="of:=SUM([.D91:.D110])" table:style-name="ce27">
            <text:p>36.000,00</text:p>
          </table:table-cell>
          <table:table-cell office:value-type="float" office:value="0" table:formula="of:=[.C111]-[.D111]" table:style-name="ce28">
            <text:p>0,00</text:p>
          </table:table-cell>
          <table:table-cell office:value-type="float" office:value="0" table:formula="of:=SUM([.F91:.F110])" table:style-name="ce27">
            <text:p>0,00</text:p>
          </table:table-cell>
          <table:table-cell office:value-type="float" office:value="36000" table:formula="of:=[.D111]-[.F111]" table:style-name="ce27">
            <text:p>36.000,00</text:p>
          </table:table-cell>
          <table:table-cell table:number-columns-repeated="4" table:style-name="ce27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Doğuş Toplam Gelir</text:p>
          </table:table-cell>
          <table:table-cell table:style-name="ce1"/>
          <table:table-cell office:value-type="float" office:value="36000" table:formula="of:=[.G111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6000" table:formula="of:=[.G113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118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30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118]*[.C119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1"/>
          <table:table-cell table:style-name="ce1"/>
          <table:table-cell office:value-type="float" office:value="62280" table:formula="of:=[.E118]+[.E12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122]-[.D12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23]-[.D124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2">
            <text:p>29.08.2023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24]-[.D125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2">
            <text:p>30.09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25]-[.D126]" table:style-name="ce4">
            <text:p>54.000,00</text:p>
          </table:table-cell>
          <table:table-cell table:style-name="ce4"/>
          <table:table-cell office:value-type="float" office:value="3000" table:formula="of:=[.D126]-[.F12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2">
            <text:p>31.10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26]-[.D127]" table:style-name="ce4">
            <text:p>51.000,00</text:p>
          </table:table-cell>
          <table:table-cell table:style-name="ce4"/>
          <table:table-cell office:value-type="float" office:value="3000" table:formula="of:=[.D127]-[.F12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2">
            <text:p>30.11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27]-[.D128]" table:style-name="ce4">
            <text:p>48.000,00</text:p>
          </table:table-cell>
          <table:table-cell table:style-name="ce4"/>
          <table:table-cell office:value-type="float" office:value="3000" table:formula="of:=[.D128]-[.F12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33">
            <text:p>30.12.2022</text:p>
          </table:table-cell>
          <table:table-cell office:value-type="string" table:style-name="ce17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128]-[.D129]" table:style-name="ce4">
            <text:p>45.000,00</text:p>
          </table:table-cell>
          <table:table-cell table:style-name="ce4"/>
          <table:table-cell office:value-type="float" office:value="3000" table:formula="of:=[.D129]-[.F12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7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29]-[.D130]" table:style-name="ce4">
            <text:p>39.000,00</text:p>
          </table:table-cell>
          <table:table-cell table:style-name="ce4"/>
          <table:table-cell office:value-type="float" office:value="6000" table:formula="of:=[.D130]-[.F130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7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30]-[.D131]" table:style-name="ce4">
            <text:p>32.500,00</text:p>
          </table:table-cell>
          <table:table-cell table:style-name="ce4"/>
          <table:table-cell office:value-type="float" office:value="6500" table:formula="of:=[.D131]-[.F1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31]-[.D132]" table:style-name="ce4">
            <text:p>32.500,00</text:p>
          </table:table-cell>
          <table:table-cell table:style-name="ce4"/>
          <table:table-cell office:value-type="float" office:value="0" table:formula="of:=[.D132]-[.F13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32]-[.D133]" table:style-name="ce4">
            <text:p>26.000,00</text:p>
          </table:table-cell>
          <table:table-cell table:style-name="ce4"/>
          <table:table-cell office:value-type="float" office:value="6500" table:formula="of:=[.D133]-[.F1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33]-[.D134]" table:style-name="ce4">
            <text:p>19.500,00</text:p>
          </table:table-cell>
          <table:table-cell table:style-name="ce4"/>
          <table:table-cell office:value-type="float" office:value="6500" table:formula="of:=[.D134]-[.F1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34]-[.D135]" table:style-name="ce4">
            <text:p>13.000,00</text:p>
          </table:table-cell>
          <table:table-cell table:style-name="ce4"/>
          <table:table-cell office:value-type="float" office:value="6500" table:formula="of:=[.D135]-[.F1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35]-[.D136]" table:style-name="ce4">
            <text:p>6.500,00</text:p>
          </table:table-cell>
          <table:table-cell table:style-name="ce4"/>
          <table:table-cell office:value-type="float" office:value="6500" table:formula="of:=[.D136]-[.F1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36]-[.D137]" table:style-name="ce4">
            <text:p>0,00</text:p>
          </table:table-cell>
          <table:table-cell table:style-name="ce4"/>
          <table:table-cell office:value-type="float" office:value="6500" table:formula="of:=[.D137]-[.F1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38" table:style-name="ro1">
          <table:table-cell table:number-columns-repeated="16384"/>
        </table:table-row>
      </table:table>
      <table:table table:name="DGS_31-05-24" table:style-name="ta2">
        <table:table-column table:style-name="co12" table:default-cell-style-name="ce1"/>
        <table:table-column table:style-name="co13" table:default-cell-style-name="ce59"/>
        <table:table-column table:style-name="co14" table:default-cell-style-name="ce1"/>
        <table:table-column table:style-name="co15" table:default-cell-style-name="ce4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11" table:number-columns-repeated="16370" table:default-cell-style-name="ce1"/>
        <table:table-row table:style-name="ro3">
          <table:table-cell/>
          <table:table-cell office:value-type="string" table:style-name="ce34">
            <text:p>31-05-2024 Adem Dumana bildirildi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number-columns-repeated="16378" table:style-name="ce1"/>
        </table:table-row>
        <table:table-row table:style-name="ro1">
          <table:table-cell/>
          <table:table-cell office:value-type="string" table:style-name="ce39">
            <text:p>MEVCUT DEVAM EDEN DURUM</text:p>
          </table:table-cell>
          <table:table-cell table:style-name="ce1"/>
          <table:table-cell table:style-name="ce4"/>
          <table:table-cell table:style-name="ce1"/>
          <table:table-cell office:value-type="string" table:style-name="ce40">
            <text:p>28-02-2024 --&gt; 27-02-20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41">
            <text:p>Temmuz sonundan itibaren uygulanmayacak</text:p>
          </table:table-cell>
          <table:table-cell table:style-name="ce42"/>
          <table:table-cell table:style-name="ce43"/>
          <table:table-cell table:style-name="ce42"/>
          <table:table-cell table:style-name="ce44"/>
          <table:table-cell table:number-columns-repeated="16378" table:style-name="ce1"/>
        </table:table-row>
        <table:table-row table:style-name="ro4">
          <table:table-cell/>
          <table:table-cell office:value-type="string" table:style-name="ce45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date" office:date-value="2023-08-30T00:00:00" table:style-name="ce49">
            <text:p>30.08.23</text:p>
          </table:table-cell>
          <table:table-cell office:value-type="string" table:style-name="ce50">
            <text:p><text:s/>1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6]-[.E6]" table:style-name="ce51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49">
            <text:p>30.09.23</text:p>
          </table:table-cell>
          <table:table-cell office:value-type="string" table:style-name="ce50">
            <text:p><text:s/>2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7]-[.E7]+[.F6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0-30T00:00:00" table:style-name="ce49">
            <text:p>30.10.23</text:p>
          </table:table-cell>
          <table:table-cell office:value-type="string" table:style-name="ce50">
            <text:p><text:s/>3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8]-[.E8]+[.F7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1-30T00:00:00" table:style-name="ce49">
            <text:p>30.11.23</text:p>
          </table:table-cell>
          <table:table-cell office:value-type="string" table:style-name="ce50">
            <text:p><text:s/>4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9]-[.E9]+[.F8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2-30T00:00:00" table:style-name="ce49">
            <text:p>30.12.23</text:p>
          </table:table-cell>
          <table:table-cell office:value-type="string" table:style-name="ce50">
            <text:p><text:s/>5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0]-[.E10]+[.F9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1-30T00:00:00" table:style-name="ce49">
            <text:p>30.01.24</text:p>
          </table:table-cell>
          <table:table-cell office:value-type="string" table:style-name="ce50">
            <text:p><text:s/>6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1]-[.E11]+[.F10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2-29T00:00:00" table:style-name="ce49">
            <text:p>29.02.24</text:p>
          </table:table-cell>
          <table:table-cell office:value-type="string" table:style-name="ce50">
            <text:p><text:s/>7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12]-[.E12]+[.F11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3-30T00:00:00" table:style-name="ce49">
            <text:p>30.03.24</text:p>
          </table:table-cell>
          <table:table-cell office:value-type="string" table:style-name="ce50">
            <text:p><text:s/>8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3]-[.E13]+[.F12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4-30T00:00:00" table:style-name="ce49">
            <text:p>30.04.24</text:p>
          </table:table-cell>
          <table:table-cell office:value-type="string" table:style-name="ce50">
            <text:p><text:s/>9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4]-[.E14]+[.F13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5-30T00:00:00" table:style-name="ce49">
            <text:p>30.05.24</text:p>
          </table:table-cell>
          <table:table-cell office:value-type="string" table:style-name="ce50">
            <text:p><text:s/>10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23500" table:formula="of:=[.D15]-[.E15]+[.F14]" table:style-name="ce51">
            <text:p>23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6-30T00:00:00" table:style-name="ce49">
            <text:p>30.06.24</text:p>
          </table:table-cell>
          <table:table-cell office:value-type="string" table:style-name="ce50">
            <text:p><text:s/>11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38500" table:formula="of:=[.D16]-[.E16]+[.F15]" table:style-name="ce51">
            <text:p>3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7-30T00:00:00" table:style-name="ce49">
            <text:p>30.07.24</text:p>
          </table:table-cell>
          <table:table-cell office:value-type="string" table:style-name="ce50">
            <text:p><text:s/>12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53500" table:formula="of:=[.D17]-[.E17]+[.F16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table:style-name="ce1"/>
          <table:table-cell table:style-name="ce4"/>
          <table:table-cell table:style-name="ce1"/>
          <table:table-cell office:value-type="float" office:value="53500" table:formula="of:=[.D18]-[.E18]+[.F17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office:value-type="string" table:style-name="ce52">
            <text:p>TOPLAMLAR</text:p>
          </table:table-cell>
          <table:table-cell office:value-type="float" office:value="129000" table:formula="of:=SUM([.D6:.D18])" table:style-name="ce4">
            <text:p>129.000,00</text:p>
          </table:table-cell>
          <table:table-cell office:value-type="float" office:value="75500" table:formula="of:=SUM([.E6:.E18])" table:style-name="ce1">
            <text:p>75500</text:p>
          </table:table-cell>
          <table:table-cell office:value-type="float" office:value="53500" table:formula="of:=[.F18]" table:style-name="ce53">
            <text:p>53.500,00</text:p>
          </table:table-cell>
          <table:table-cell table:number-columns-repeated="16378"/>
        </table:table-row>
        <table:table-row table:style-name="ro3">
          <table:table-cell/>
          <table:table-cell table:style-name="ce54"/>
          <table:table-cell office:value-type="string" table:style-name="ce55">
            <text:p>Aylık ortalama</text:p>
          </table:table-cell>
          <table:table-cell office:value-type="float" office:value="10750" table:formula="of:=[.D19]/12" table:style-name="ce56">
            <text:p>10.750,00</text:p>
          </table:table-cell>
          <table:table-cell table:style-name="ce57"/>
          <table:table-cell table:style-name="ce58"/>
          <table:table-cell table:number-columns-repeated="16378"/>
        </table:table-row>
        <table:table-row table:style-name="ro1">
          <table:table-cell/>
          <table:table-cell table:style-name="ce59"/>
          <table:table-cell table:style-name="ce6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1. SEÇENEK</text:p>
          </table:table-cell>
          <table:table-cell office:value-type="string" table:style-name="ce65">
            <text:p>AYLIK ÖDEMEYLE DEVAM</text:p>
          </table:table-cell>
          <table:table-cell table:style-name="ce27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68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4-08-30T00:00:00" table:style-name="ce70">
            <text:p>30.08.24</text:p>
          </table:table-cell>
          <table:table-cell office:value-type="string" table:style-name="ce71">
            <text:p><text:s/>1 / 12 <text:s text:c="35"/>asgari ücret tutarı</text:p>
          </table:table-cell>
          <table:table-cell table:style-name="ce37"/>
          <table:table-cell table:style-name="ce36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09-30T00:00:00" table:style-name="ce73">
            <text:p>30.09.24</text:p>
          </table:table-cell>
          <table:table-cell office:value-type="string" table:style-name="ce50">
            <text:p><text:s/>2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0-30T00:00:00" table:style-name="ce73">
            <text:p>30.10.24</text:p>
          </table:table-cell>
          <table:table-cell office:value-type="string" table:style-name="ce50">
            <text:p><text:s/>3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1-30T00:00:00" table:style-name="ce73">
            <text:p>30.11.24</text:p>
          </table:table-cell>
          <table:table-cell office:value-type="string" table:style-name="ce50">
            <text:p><text:s/>4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2-30T00:00:00" table:style-name="ce73">
            <text:p>30.12.24</text:p>
          </table:table-cell>
          <table:table-cell office:value-type="string" table:style-name="ce50">
            <text:p><text:s/>5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1-30T00:00:00" table:style-name="ce73">
            <text:p>30.01.25</text:p>
          </table:table-cell>
          <table:table-cell office:value-type="string" table:style-name="ce50">
            <text:p><text:s/>6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73">
            <text:p>28.02.25</text:p>
          </table:table-cell>
          <table:table-cell office:value-type="string" table:style-name="ce50">
            <text:p><text:s/>7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3-30T00:00:00" table:style-name="ce73">
            <text:p>30.03.25</text:p>
          </table:table-cell>
          <table:table-cell office:value-type="string" table:style-name="ce50">
            <text:p><text:s/>8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4-30T00:00:00" table:style-name="ce73">
            <text:p>30.04.25</text:p>
          </table:table-cell>
          <table:table-cell office:value-type="string" table:style-name="ce50">
            <text:p><text:s/>9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5-30T00:00:00" table:style-name="ce73">
            <text:p>30.05.25</text:p>
          </table:table-cell>
          <table:table-cell office:value-type="string" table:style-name="ce50">
            <text:p>10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6-30T00:00:00" table:style-name="ce73">
            <text:p>30.06.25</text:p>
          </table:table-cell>
          <table:table-cell office:value-type="string" table:style-name="ce50">
            <text:p>11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office:value-type="date" office:date-value="2025-07-30T00:00:00" table:style-name="ce45">
            <text:p>30.07.25</text:p>
          </table:table-cell>
          <table:table-cell office:value-type="string" table:style-name="ce75">
            <text:p>12 / 12 <text:s text:c="35"/>asgari ücret tutarı</text:p>
          </table:table-cell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3">
          <table:table-cell/>
          <table:table-cell office:value-type="string" table:style-name="ce64">
            <text:p>2. SEÇENEK</text:p>
          </table:table-cell>
          <table:table-cell office:value-type="string" table:style-name="ce77">
            <text:p><text:span text:style-name="T2">ERKEN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8"/>
          <table:table-cell table:style-name="ce79"/>
          <table:table-cell table:style-name="ce80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4-08-30T00:00:00" table:style-name="ce64">
            <text:p>30.08.24</text:p>
          </table:table-cell>
          <table:table-cell office:value-type="string" table:style-name="ce3">
            <text:p>Tek Ödeme <text:s text:c="13"/>17002 <text:s/>x 12</text:p>
          </table:table-cell>
          <table:table-cell office:value-type="float" office:value="204024" table:style-name="ce27">
            <text:p>204.024,00</text:p>
          </table:table-cell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59"/>
          <table:table-cell table:style-name="ce3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3">
          <table:table-cell/>
          <table:table-cell office:value-type="string" table:style-name="ce64">
            <text:p>3. SEÇENEK</text:p>
          </table:table-cell>
          <table:table-cell office:value-type="string" table:style-name="ce77">
            <text:p><text:span text:style-name="T2">DÖNEM BAŞI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8"/>
          <table:table-cell table:style-name="ce79"/>
          <table:table-cell table:style-name="ce80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64">
            <text:p>28.02.25</text:p>
          </table:table-cell>
          <table:table-cell office:value-type="string" table:style-name="ce3">
            <text:p>Tek Ödeme <text:s text:c="26"/>asgari ücret x 12</text:p>
          </table:table-cell>
          <table:table-cell table:style-name="ce27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2024" table:style-name="ta3">
        <table:table-column table:style-name="co11" table:default-cell-style-name="ce1"/>
        <table:table-column table:style-name="co22" table:default-cell-style-name="ce59"/>
        <table:table-column table:style-name="co14" table:default-cell-style-name="ce1"/>
        <table:table-column table:style-name="co3" table:default-cell-style-name="ce4"/>
        <table:table-column table:style-name="co23" table:default-cell-style-name="ce1"/>
        <table:table-column table:style-name="co1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11" table:number-columns-repeated="16366" table:default-cell-style-name="ce1"/>
        <table:table-row table:style-name="ro1">
          <table:table-cell table:style-name="ce81"/>
          <table:table-cell table:style-name="ce82"/>
          <table:table-cell table:style-name="ce81"/>
          <table:table-cell table:style-name="ce83"/>
          <table:table-cell table:number-columns-repeated="3" table:style-name="ce81"/>
          <table:table-cell table:number-columns-repeated="16377" table:style-name="ce1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28-02-2021 * 27-02-22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24000</text:p>
          </table:table-cell>
          <table:table-cell table:number-columns-repeated="3" table:style-name="ce1"/>
          <table:table-cell table:style-name="ce84"/>
          <table:table-cell table:style-name="ce4"/>
          <table:table-cell table:style-name="ce1"/>
          <table:table-cell office:value-type="string" table:style-name="ce85">
            <text:p>temmuz<text:s/></text:p>
          </table:table-cell>
          <table:table-cell table:style-name="ce4"/>
          <table:table-cell table:number-columns-repeated="2" table:style-name="ce1"/>
          <table:table-cell office:value-type="string" table:style-name="ce86">
            <text:p><text:s text:c="5"/>ASGARİ ÜCR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3" table:style-name="ce1"/>
          <table:table-cell office:value-type="string" table:style-name="ce91">
            <text:p>aylık</text:p>
          </table:table-cell>
          <table:table-cell office:value-type="string" table:style-name="ce92">
            <text:p>+</text:p>
          </table:table-cell>
          <table:table-cell office:value-type="string" table:style-name="ce8">
            <text:p>yıllık</text:p>
          </table:table-cell>
          <table:table-cell table:style-name="ce1"/>
          <table:table-cell office:value-type="string" table:style-name="ce8">
            <text:p>tüfe %</text:p>
          </table:table-cell>
          <table:table-cell office:value-type="string" table:style-name="ce8">
            <text:p>tüfeli fiyat</text:p>
          </table:table-cell>
          <table:table-cell table:style-name="ce1"/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office:value-type="float" office:value="2000" table:formula="of:=[.L4]/12" table:style-name="ce1">
            <text:p>2000</text:p>
          </table:table-cell>
          <table:table-cell table:style-name="ce84"/>
          <table:table-cell office:value-type="float" office:value="24000" table:formula="of:=[.E11]" table:style-name="ce10">
            <text:p>24.000,00</text:p>
          </table:table-cell>
          <table:table-cell table:style-name="ce1"/>
          <table:table-cell table:style-name="ce10"/>
          <table:table-cell office:value-type="float" office:value="24000" table:style-name="ce10">
            <text:p>24.000,00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0.344827586206897" table:formula="of:=[.L4]/[.Q4]" table:style-name="ce12">
            <text:p>10,3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3-30T00:00:00" table:style-name="ce59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3000" table:formula="of:=[.L5]/12" table:style-name="ce1">
            <text:p>3000</text:p>
          </table:table-cell>
          <table:table-cell office:value-type="float" office:value="0.5" table:formula="of:=[.L5]/[.L4]-1" table:style-name="ce84">
            <text:p>0,50</text:p>
          </table:table-cell>
          <table:table-cell office:value-type="float" office:value="36000" table:formula="of:=[.$E$27]" table:style-name="ce10">
            <text:p>36.000,00</text:p>
          </table:table-cell>
          <table:table-cell table:style-name="ce1"/>
          <table:table-cell office:value-type="percentage" office:value="0.25979999999999998" table:style-name="ce93">
            <text:p>25,98%</text:p>
          </table:table-cell>
          <table:table-cell office:value-type="float" office:value="30235.200000000001" table:formula="of:=([.O4]+([.L4]*[.N5]))" table:style-name="ce10">
            <text:p>30.235,20</text:p>
          </table:table-cell>
          <table:table-cell table:style-name="ce1"/>
          <table:table-cell office:value-type="float" office:value="2830" table:style-name="ce1">
            <text:p>2830</text:p>
          </table:table-cell>
          <table:table-cell office:value-type="float" office:value="12.720848056537102" table:formula="of:=[.L5]/[.Q5]" table:style-name="ce12">
            <text:p>12,72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4-30T00:00:00" table:style-name="ce59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2" table:style-name="ce1"/>
          <table:table-cell office:value-type="float" office:value="2023" table:style-name="ce1">
            <text:p>2023</text:p>
          </table:table-cell>
          <table:table-cell office:value-type="float" office:value="5000" table:formula="of:=[.L6]/12" table:style-name="ce1">
            <text:p>5000</text:p>
          </table:table-cell>
          <table:table-cell office:value-type="float" office:value="0.66666666666666674" table:formula="of:=[.L6]/[.L5]-1" table:style-name="ce84">
            <text:p>0,67</text:p>
          </table:table-cell>
          <table:table-cell office:value-type="float" office:value="60000" table:formula="of:=[.E43]" table:style-name="ce10">
            <text:p>60.000,00</text:p>
          </table:table-cell>
          <table:table-cell table:style-name="ce1"/>
          <table:table-cell office:value-type="percentage" office:value="0.71830000000000005" table:style-name="ce93">
            <text:p>71,83%</text:p>
          </table:table-cell>
          <table:table-cell office:value-type="float" office:value="56094" table:formula="of:=([.O5]+([.L5]*[.N6]))" table:style-name="ce10">
            <text:p>56.094,00</text:p>
          </table:table-cell>
          <table:table-cell table:style-name="ce1"/>
          <table:table-cell office:value-type="float" office:value="5500" table:style-name="ce1">
            <text:p>5500</text:p>
          </table:table-cell>
          <table:table-cell office:value-type="float" office:value="10.909090909090908" table:formula="of:=[.L6]/[.Q6]" table:style-name="ce12">
            <text:p>10,9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5-30T00:00:00" table:style-name="ce59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2" table:style-name="ce1"/>
          <table:table-cell office:value-type="float" office:value="2024" table:style-name="ce1">
            <text:p>2024</text:p>
          </table:table-cell>
          <table:table-cell office:value-type="float" office:value="10041.666666666666" table:formula="of:=[.L7]/12" table:style-name="ce1">
            <text:p>10041,66667</text:p>
          </table:table-cell>
          <table:table-cell office:value-type="float" office:value="1.0083333333333333" table:formula="of:=[.L7]/[.L6]-1" table:style-name="ce84">
            <text:p>1,01</text:p>
          </table:table-cell>
          <table:table-cell office:value-type="float" office:value="120500" table:formula="of:=[.E59]" table:style-name="ce10">
            <text:p>120.500,00</text:p>
          </table:table-cell>
          <table:table-cell table:style-name="ce1"/>
          <table:table-cell office:value-type="percentage" office:value="0.55910000000000004" table:style-name="ce93">
            <text:p>55,91%</text:p>
          </table:table-cell>
          <table:table-cell office:value-type="float" office:value="89640" table:formula="of:=([.O6]+([.L6]*[.N7]))" table:style-name="ce10">
            <text:p>89.640,00</text:p>
          </table:table-cell>
          <table:table-cell table:style-name="ce1"/>
          <table:table-cell office:value-type="float" office:value="11400" table:style-name="ce1">
            <text:p>11400</text:p>
          </table:table-cell>
          <table:table-cell office:value-type="float" office:value="21.140350877192983" table:formula="of:=[.L7]/[.Q7]*2" table:style-name="ce12">
            <text:p>21,1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6-30T00:00:00" table:style-name="ce59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2" table:style-name="ce1"/>
          <table:table-cell office:value-type="float" office:value="2025" table:style-name="ce1">
            <text:p>2025</text:p>
          </table:table-cell>
          <table:table-cell office:value-type="float" office:value="7500" table:formula="of:=[.L8]/12" table:style-name="ce1">
            <text:p>7500</text:p>
          </table:table-cell>
          <table:table-cell office:value-type="float" office:value="-0.25311203319502074" table:formula="of:=[.L8]/[.L7]-1" table:style-name="ce84">
            <text:p>-0,25</text:p>
          </table:table-cell>
          <table:table-cell office:value-type="float" office:value="90000" table:formula="of:=[.E76]" table:style-name="ce85">
            <text:p>90.000,00</text:p>
          </table:table-cell>
          <table:table-cell table:style-name="ce1"/>
          <table:table-cell office:value-type="percentage" office:value="0.5" table:style-name="ce93">
            <text:p>50,00%</text:p>
          </table:table-cell>
          <table:table-cell office:value-type="float" office:value="149890" table:formula="of:=([.O7]+([.L7]*[.N8]))" table:style-name="ce10">
            <text:p>149.890,00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2" table:style-name="ce94">
            <text:p>12,00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7-30T00:00:00" table:style-name="ce59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59">
            <text:p>07.09.21</text:p>
          </table:table-cell>
          <table:table-cell office:value-type="string" table:style-name="ce1">
            <text:p>Nakit</text:p>
          </table:table-cell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5" table:style-name="ce1"/>
          <table:table-cell office:value-type="float" office:value="240500" table:formula="of:=SUM([.L4:.L7])" table:style-name="ce4">
            <text:p>240.500,00</text:p>
          </table:table-cell>
          <table:table-cell table:number-columns-repeated="2" table:style-name="ce1"/>
          <table:table-cell office:value-type="float" office:value="199969.2" table:formula="of:=SUM([.O4:.O7])" table:style-name="ce4">
            <text:p>199.969,20</text:p>
          </table:table-cell>
          <table:table-cell table:number-columns-repeated="16369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24000" table:formula="of:=SUM([.E4:.E10])" table:style-name="ce95">
            <text:p>24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2 * 27-02-23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6000</text:p>
          </table:table-cell>
          <table:table-cell table:number-columns-repeated="4" table:style-name="ce1"/>
          <table:table-cell office:value-type="string" table:style-name="ce1">
            <text:p>bankadan ödeme</text:p>
          </table:table-cell>
          <table:table-cell table:number-columns-repeated="2" table:style-name="ce1"/>
          <table:table-cell office:value-type="float" office:value="99500" table:formula="of:=[.H76]" table:style-name="ce96">
            <text:p><text:s/>99.500,00<text:s/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59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59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59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59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97">
            <text:p>30.12.21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8">
            <text:p>2.000,00</text:p>
          </table:table-cell>
          <table:table-cell office:value-type="float" office:value="2000" table:style-name="ce98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99">
            <text:p>30.01.22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8">
            <text:p>2.000,00</text:p>
          </table:table-cell>
          <table:table-cell office:value-type="float" office:value="2000" table:style-name="ce98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99">
            <text:p>28.02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8">
            <text:p>3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99">
            <text:p>30.03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8">
            <text:p>3.000,00</text:p>
          </table:table-cell>
          <table:table-cell office:value-type="float" office:value="3000" table:style-name="ce100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99">
            <text:p>30.04.22</text:p>
          </table:table-cell>
          <table:table-cell office:value-type="string" table:style-name="ce17">
            <text:p>Nakit 3000 10-05-2022</text:p>
          </table:table-cell>
          <table:table-cell office:value-type="float" office:value="3000" table:style-name="ce98">
            <text:p>3.000,00</text:p>
          </table:table-cell>
          <table:table-cell office:value-type="float" office:value="5000" table:style-name="ce98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99">
            <text:p>30.05.22</text:p>
          </table:table-cell>
          <table:table-cell office:value-type="string" table:style-name="ce17">
            <text:p>Nakit 5000</text:p>
          </table:table-cell>
          <table:table-cell office:value-type="float" office:value="5000" table:style-name="ce98">
            <text:p>5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99">
            <text:p>30.06.22</text:p>
          </table:table-cell>
          <table:table-cell office:value-type="string" table:style-name="ce17">
            <text:p>BANKADAN 5-7 4000</text:p>
          </table:table-cell>
          <table:table-cell office:value-type="float" office:value="5000" table:style-name="ce98">
            <text:p>5.000,00</text:p>
          </table:table-cell>
          <table:table-cell office:value-type="float" office:value="4000" table:style-name="ce98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7-30T00:00:00" table:style-name="ce99">
            <text:p>30.07.22</text:p>
          </table:table-cell>
          <table:table-cell office:value-type="string" table:style-name="ce17">
            <text:p>BANKADAN 29-8 <text:s/>5000</text:p>
          </table:table-cell>
          <table:table-cell office:value-type="float" office:value="5000" table:style-name="ce98">
            <text:p>5.000,00</text:p>
          </table:table-cell>
          <table:table-cell office:value-type="float" office:value="5000" table:style-name="ce98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8-30T00:00:00" table:style-name="ce99">
            <text:p>30.08.22</text:p>
          </table:table-cell>
          <table:table-cell office:value-type="string" table:style-name="ce17">
            <text:p>Nakit</text:p>
          </table:table-cell>
          <table:table-cell table:style-name="ce98"/>
          <table:table-cell office:value-type="float" office:value="1000" table:style-name="ce98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36000" table:formula="of:=SUM([.E14:.E26])" table:style-name="ce95">
            <text:p>36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3 * 27-02-24 Bir yıl</text:p>
          </table:table-cell>
          <table:table-cell table:style-name="ce101"/>
          <table:table-cell table:number-columns-repeated="2" table:style-name="ce1"/>
          <table:table-cell office:value-type="string" table:style-name="ce29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023 indirim</text:p>
          </table:table-cell>
          <table:table-cell table:style-name="ce4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97">
            <text:p>29.08.23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99">
            <text:p>30.09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0-31T00:00:00" table:style-name="ce99">
            <text:p>31.10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1-30T00:00:00" table:style-name="ce99">
            <text:p>30.11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2-30T00:00:00" table:style-name="ce99">
            <text:p>30.12.22</text:p>
          </table:table-cell>
          <table:table-cell office:value-type="string" table:style-name="ce17">
            <text:p>Nakit 3000 bankadan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1-30T00:00:00" table:style-name="ce97">
            <text:p>30.01.23</text:p>
          </table:table-cell>
          <table:table-cell office:value-type="string" table:style-name="ce17">
            <text:p>Nakit 3000 bankadan 6-2</text:p>
          </table:table-cell>
          <table:table-cell office:value-type="float" office:value="6000" table:style-name="ce4">
            <text:p>6.000,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style-name="ce4"/>
          <table:table-cell office:value-type="float" office:value="6000" table:style-name="ce4">
            <text:p>6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2-28T00:00:00" table:style-name="ce97">
            <text:p>28.02.23</text:p>
          </table:table-cell>
          <table:table-cell office:value-type="string" table:style-name="ce17">
            <text:p>Nakit 3000 ELDE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3-30T00:00:00" table:style-name="ce59">
            <text:p>30.03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4-30T00:00:00" table:style-name="ce59">
            <text:p>30.04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5-30T00:00:00" table:style-name="ce59">
            <text:p>30.05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6-30T00:00:00" table:style-name="ce59">
            <text:p>30.06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7-30T00:00:00" table:style-name="ce59">
            <text:p>30.07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60000" table:formula="of:=SUM([.E31:.E42])" table:style-name="ce95">
            <text:p>60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4 * 27-02-2025<text:s/>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59">
            <text:p>30.08.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9-30T00:00:00" table:style-name="ce59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office:value-type="float" office:value="6500" table:style-name="ce4">
            <text:p>6.5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0-30T00:00:00" table:style-name="ce59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1-30T00:00:00" table:style-name="ce59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2-30T00:00:00" table:style-name="ce59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1-30T00:00:00" table:style-name="ce59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2-29T00:00:00" table:style-name="ce59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3-30T00:00:00" table:style-name="ce59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3]-[.E53]+[.F52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4-29T00:00:00" table:style-name="ce59">
            <text:p>29.04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4]-[.E54]+[.F53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5-29T00:00:00" table:style-name="ce59">
            <text:p>29.05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5]-[.E55]+[.F54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6-28T00:00:00" table:style-name="ce59">
            <text:p>28.06.24</text:p>
          </table:table-cell>
          <table:table-cell office:value-type="string" table:style-name="ce1">
            <text:p>08-07-24 banka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6]-[.E56]+[.F55]" table:style-name="ce4">
            <text:p>8.500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7-28T00:00:00" table:style-name="ce59">
            <text:p>28.07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7]-[.E57]+[.F56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120500" table:formula="of:=SUM([.E46:.E57])" table:style-name="ce95">
            <text:p>120.5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5 * 27-02-2026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4-08-30T00:00:00" table:style-name="ce59">
            <text:p>30.08.24</text:p>
          </table:table-cell>
          <table:table-cell office:value-type="string" table:style-name="ce17">
            <text:p>09-09-24 bnaka</text:p>
          </table:table-cell>
          <table:table-cell office:value-type="float" office:value="22104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7104" table:formula="of:=[.D63]-[.E63]" table:style-name="ce4">
            <text:p>7.104,00</text:p>
          </table:table-cell>
          <table:table-cell table:style-name="ce4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09-30T00:00:00" table:style-name="ce59">
            <text:p>30.09.24</text:p>
          </table:table-cell>
          <table:table-cell office:value-type="string" table:style-name="ce1">
            <text:p>09-10-24 banka</text:p>
          </table:table-cell>
          <table:table-cell office:value-type="float" office:value="22104" table:formula="of:=[.D63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14208" table:formula="of:=[.D64]-[.E64]+[.F63]" table:style-name="ce4">
            <text:p>14.208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10-30T00:00:00" table:style-name="ce59">
            <text:p>30.10.24</text:p>
          </table:table-cell>
          <table:table-cell office:value-type="string" table:style-name="ce1">
            <text:p>11-11-24 banka</text:p>
          </table:table-cell>
          <table:table-cell office:value-type="float" office:value="22104" table:formula="of:=[.D64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1312" table:formula="of:=[.D65]-[.E65]+[.F64]" table:style-name="ce4">
            <text:p>21.312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1-30T00:00:00" table:style-name="ce59">
            <text:p>30.11.24</text:p>
          </table:table-cell>
          <table:table-cell office:value-type="string" table:style-name="ce1">
            <text:p>11-12-24 banka</text:p>
          </table:table-cell>
          <table:table-cell office:value-type="float" office:value="22104" table:formula="of:=[.D65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8416" table:formula="of:=[.D66]-[.E66]+[.F65]" table:style-name="ce4">
            <text:p>28.416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2-30T00:00:00" table:style-name="ce59">
            <text:p>30.12.24</text:p>
          </table:table-cell>
          <table:table-cell table:style-name="ce1"/>
          <table:table-cell office:value-type="float" office:value="22104" table:formula="of:=[.D66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35520" table:formula="of:=[.D67]-[.E67]+[.F66]" table:style-name="ce4">
            <text:p>35.52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1-30T00:00:00" table:style-name="ce59">
            <text:p>30.01.25</text:p>
          </table:table-cell>
          <table:table-cell table:style-name="ce1"/>
          <table:table-cell office:value-type="float" office:value="22104" table:formula="of:=[.D67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42624" table:formula="of:=[.D68]-[.E68]+[.F67]" table:style-name="ce4">
            <text:p>42.62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9">
            <text:p>29.02.2025</text:p>
          </table:table-cell>
          <table:table-cell table:style-name="ce1"/>
          <table:table-cell office:value-type="float" office:value="22104" table:formula="of:=[.D68]" table:style-name="ce4">
            <text:p>22.104,00</text:p>
          </table:table-cell>
          <table:table-cell table:style-name="ce1"/>
          <table:table-cell office:value-type="float" office:value="64728" table:formula="of:=[.D69]-[.E69]+[.F68]" table:style-name="ce4">
            <text:p>64.72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3-30T00:00:00" table:style-name="ce59">
            <text:p>30.03.25</text:p>
          </table:table-cell>
          <table:table-cell table:style-name="ce1"/>
          <table:table-cell office:value-type="float" office:value="22104" table:formula="of:=[.D69]" table:style-name="ce4">
            <text:p>22.104,00</text:p>
          </table:table-cell>
          <table:table-cell table:style-name="ce1"/>
          <table:table-cell office:value-type="float" office:value="86832" table:formula="of:=[.D70]-[.E70]+[.F69]" table:style-name="ce4">
            <text:p>86.832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4-29T00:00:00" table:style-name="ce59">
            <text:p>29.04.25</text:p>
          </table:table-cell>
          <table:table-cell table:style-name="ce1"/>
          <table:table-cell office:value-type="float" office:value="22104" table:formula="of:=[.D70]" table:style-name="ce4">
            <text:p>22.104,00</text:p>
          </table:table-cell>
          <table:table-cell table:style-name="ce1"/>
          <table:table-cell office:value-type="float" office:value="108936" table:formula="of:=[.D71]-[.E71]+[.F70]" table:style-name="ce4">
            <text:p>108.936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5-29T00:00:00" table:style-name="ce59">
            <text:p>29.05.25</text:p>
          </table:table-cell>
          <table:table-cell table:style-name="ce1"/>
          <table:table-cell office:value-type="float" office:value="22104" table:formula="of:=[.D71]" table:style-name="ce4">
            <text:p>22.104,00</text:p>
          </table:table-cell>
          <table:table-cell table:style-name="ce1"/>
          <table:table-cell office:value-type="float" office:value="131040" table:formula="of:=[.D72]-[.E72]+[.F71]" table:style-name="ce4">
            <text:p>131.04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6-28T00:00:00" table:style-name="ce59">
            <text:p>28.06.25</text:p>
          </table:table-cell>
          <table:table-cell table:style-name="ce1"/>
          <table:table-cell office:value-type="float" office:value="22104" table:formula="of:=[.D72]" table:style-name="ce4">
            <text:p>22.104,00</text:p>
          </table:table-cell>
          <table:table-cell table:style-name="ce1"/>
          <table:table-cell office:value-type="float" office:value="153144" table:formula="of:=[.D73]-[.E73]+[.F72]" table:style-name="ce4">
            <text:p>153.14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7-28T00:00:00" table:style-name="ce59">
            <text:p>28.07.25</text:p>
          </table:table-cell>
          <table:table-cell table:style-name="ce1"/>
          <table:table-cell office:value-type="float" office:value="22104" table:formula="of:=[.D73]" table:style-name="ce4">
            <text:p>22.104,00</text:p>
          </table:table-cell>
          <table:table-cell table:style-name="ce1"/>
          <table:table-cell office:value-type="float" office:value="175248" table:formula="of:=[.D74]-[.E74]+[.F73]" table:style-name="ce4">
            <text:p>175.24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90000" table:formula="of:=SUM([.E61:.E74])" table:style-name="ce95">
            <text:p>90.000,00</text:p>
          </table:table-cell>
          <table:table-cell table:number-columns-repeated="2" table:style-name="ce81"/>
          <table:table-cell office:value-type="float" office:value="99500" table:formula="of:=SUM([.H4:.H75])" table:style-name="ce1">
            <text:p>99500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  <table:table table:name="02--_Tzgmrg" table:style-name="ta4">
        <table:table-column table:style-name="co4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7">
            <text:p>38.550,00</text:p>
          </table:table-cell>
          <table:table-cell office:value-type="float" office:value="38550" table:formula="of:=SUM([.D8:.D26])" table:style-name="ce27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7">
            <text:p>0,00</text:p>
          </table:table-cell>
          <table:table-cell office:value-type="float" office:value="38550" table:formula="of:=[.D27]-[.F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38550" table:formula="of:=[.G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8550" table:formula="of:=[.G29]*[.$F$31]" table:style-name="ce27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7">
            <text:p>22.800,00</text:p>
          </table:table-cell>
          <table:table-cell office:value-type="float" office:value="21100" table:formula="of:=SUM([.D44:.D62])" table:style-name="ce27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7">
            <text:p>0,00</text:p>
          </table:table-cell>
          <table:table-cell office:value-type="float" office:value="21100" table:formula="of:=[.D63]-[.F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21100" table:formula="of:=[.G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21100" table:formula="of:=[.G65]*[.$F$31]" table:style-name="ce27">
            <text:p>21.100,00</text:p>
          </table:table-cell>
          <table:table-cell table:number-columns-repeated="16377"/>
        </table:table-row>
        <table:table-row table:number-rows-repeated="1048509" table:style-name="ro5">
          <table:table-cell table:number-columns-repeated="16384"/>
        </table:table-row>
      </table:table>
      <table:table table:name="01-03-HAKAN" table:style-name="ta5">
        <table:table-column table:style-name="co33" table:default-cell-style-name="ce102"/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37" table:number-columns-repeated="2" table:default-cell-style-name="ce102"/>
        <table:table-column table:style-name="co1" table:number-columns-repeated="1017" table:default-cell-style-name="ce102"/>
        <table:table-column table:style-name="co11" table:default-cell-style-name="ce102"/>
        <table:table-column table:style-name="co11" table:number-columns-repeated="15360" table:default-cell-style-name="ce1"/>
        <table:table-row table:style-name="ro6">
          <table:table-cell table:number-columns-repeated="3" table:style-name="ce102"/>
          <table:table-cell table:style-name="ce103"/>
          <table:table-cell office:value-type="date" office:date-value="2023-11-03T00:00:00" table:number-columns-spanned="2" table:number-rows-spanned="1" table:style-name="ce134">
            <text:p>Cuma, Kasım 03, 2023</text:p>
          </table:table-cell>
          <table:covered-table-cell/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DOĞUŞ TİC. - HAKAN BALCI 2003-2012 HESAP CETVELİ</text:p>
          </table:table-cell>
          <table:table-cell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string" table:style-name="ce106">
            <text:p>2003-2004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Ny 2003</text:p>
          </table:table-cell>
          <table:table-cell table:style-name="ce102"/>
          <table:table-cell office:value-type="float" office:value="17075.75" table:style-name="ce110">
            <text:p>17.075,75</text:p>
          </table:table-cell>
          <table:table-cell table:style-name="ce105"/>
          <table:table-cell office:value-type="float" office:value="17075.75" table:formula="of:=[.D4]+[.E4]" table:style-name="ce110">
            <text:p>17.075,75</text:p>
          </table:table-cell>
          <table:table-cell table:number-columns-repeated="16378"/>
        </table:table-row>
        <table:table-row table:style-name="ro6">
          <table:table-cell office:value-type="date" office:date-value="2004-09-23T00:00:00" table:style-name="ce111">
            <text:p>23.09.2004</text:p>
          </table:table-cell>
          <table:table-cell office:value-type="string" table:style-name="ce102">
            <text:p>yb</text:p>
          </table:table-cell>
          <table:table-cell table:style-name="ce102"/>
          <table:table-cell office:value-type="float" office:value="90" table:style-name="ce103">
            <text:p>90,00</text:p>
          </table:table-cell>
          <table:table-cell table:style-name="ce105"/>
          <table:table-cell office:value-type="float" office:value="17165.75" table:formula="of:=[.F4]+[.D5]+[.E5]" table:style-name="ce103">
            <text:p>17.165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yb</text:p>
          </table:table-cell>
          <table:table-cell table:style-name="ce102"/>
          <table:table-cell office:value-type="float" office:value="45" table:style-name="ce103">
            <text:p>45,00</text:p>
          </table:table-cell>
          <table:table-cell table:style-name="ce105"/>
          <table:table-cell office:value-type="float" office:value="17210.75" table:formula="of:=[.F5]+[.D6]+[.E6]" table:style-name="ce103">
            <text:p>17.210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örtü</text:p>
          </table:table-cell>
          <table:table-cell table:style-name="ce102"/>
          <table:table-cell office:value-type="float" office:value="5" table:style-name="ce103">
            <text:p>5,00</text:p>
          </table:table-cell>
          <table:table-cell table:style-name="ce105"/>
          <table:table-cell office:value-type="float" office:value="17215.75" table:formula="of:=[.F6]+[.D7]+[.E7]" table:style-name="ce103">
            <text:p>17.215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yb</text:p>
          </table:table-cell>
          <table:table-cell table:style-name="ce102"/>
          <table:table-cell office:value-type="float" office:value="36" table:style-name="ce103">
            <text:p>36,00</text:p>
          </table:table-cell>
          <table:table-cell table:style-name="ce105"/>
          <table:table-cell office:value-type="float" office:value="17251.75" table:formula="of:=[.F7]+[.D8]+[.E8]" table:style-name="ce103">
            <text:p>17.25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7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7976.75" table:formula="of:=[.F8]+[.D9]+[.E9]" table:style-name="ce103">
            <text:p>17.97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8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8701.75" table:formula="of:=[.F9]+[.D10]+[.E10]" table:style-name="ce103">
            <text:p>18.70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9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9426.75" table:formula="of:=[.F10]+[.D11]+[.E11]" table:style-name="ce103">
            <text:p>19.42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vergi</text:p>
          </table:table-cell>
          <table:table-cell table:style-name="ce104"/>
          <table:table-cell office:value-type="float" office:value="1200" table:style-name="ce112">
            <text:p>1.200,00</text:p>
          </table:table-cell>
          <table:table-cell table:style-name="ce105"/>
          <table:table-cell office:value-type="float" office:value="20626.75" table:formula="of:=[.F11]+[.D12]+[.E12]" table:style-name="ce103">
            <text:p>20.62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0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1351.75" table:formula="of:=[.F12]+[.D13]+[.E13]" table:style-name="ce103">
            <text:p>21.35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pls</text:p>
          </table:table-cell>
          <table:table-cell table:style-name="ce102"/>
          <table:table-cell office:value-type="float" office:value="65" table:style-name="ce103">
            <text:p>65,00</text:p>
          </table:table-cell>
          <table:table-cell table:style-name="ce105"/>
          <table:table-cell office:value-type="float" office:value="21416.75" table:formula="of:=[.F13]+[.D14]+[.E14]" table:style-name="ce103">
            <text:p>21.41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tunç perde</text:p>
          </table:table-cell>
          <table:table-cell table:style-name="ce102"/>
          <table:table-cell office:value-type="float" office:value="400" table:style-name="ce103">
            <text:p>400,00</text:p>
          </table:table-cell>
          <table:table-cell table:style-name="ce105"/>
          <table:table-cell office:value-type="float" office:value="21816.75" table:formula="of:=[.F14]+[.D15]+[.E15]" table:style-name="ce103">
            <text:p>21.81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1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2541.75" table:formula="of:=[.F15]+[.D16]+[.E16]" table:style-name="ce103">
            <text:p>22.54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2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3266.75" table:formula="of:=[.F16]+[.D17]+[.E17]" table:style-name="ce103">
            <text:p>23.26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vergi</text:p>
          </table:table-cell>
          <table:table-cell table:style-name="ce104"/>
          <table:table-cell office:value-type="float" office:value="4500" table:style-name="ce112">
            <text:p>4.500,00</text:p>
          </table:table-cell>
          <table:table-cell table:style-name="ce105"/>
          <table:table-cell office:value-type="float" office:value="27766.75" table:formula="of:=[.F17]+[.D18]+[.E18]" table:style-name="ce103">
            <text:p>27.766,75</text:p>
          </table:table-cell>
          <table:table-cell table:number-columns-repeated="16378"/>
        </table:table-row>
        <table:table-row table:style-name="ro6">
          <table:table-cell office:value-type="date" office:date-value="2004-12-07T00:00:00" table:style-name="ce111">
            <text:p>07.12.2004</text:p>
          </table:table-cell>
          <table:table-cell office:value-type="string" table:style-name="ce104">
            <text:p>Vakıf kredi 1</text:p>
          </table:table-cell>
          <table:table-cell office:value-type="float" office:value="1" table:style-name="ce104">
            <text:p>1</text:p>
          </table:table-cell>
          <table:table-cell office:value-type="float" office:value="2426" table:style-name="ce112">
            <text:p>2.426,00</text:p>
          </table:table-cell>
          <table:table-cell table:style-name="ce105"/>
          <table:table-cell office:value-type="float" office:value="30192.75" table:formula="of:=[.F18]+[.D19]+[.E19]" table:style-name="ce103">
            <text:p>30.19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ssk</text:p>
          </table:table-cell>
          <table:table-cell table:style-name="ce104"/>
          <table:table-cell office:value-type="float" office:value="1520" table:style-name="ce112">
            <text:p>1.520,00</text:p>
          </table:table-cell>
          <table:table-cell table:style-name="ce105"/>
          <table:table-cell office:value-type="float" office:value="31712.75" table:formula="of:=[.F19]+[.D20]+[.E20]" table:style-name="ce103">
            <text:p>31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26-2 çek HAKANDAN</text:p>
          </table:table-cell>
          <table:table-cell table:style-name="ce102"/>
          <table:table-cell table:style-name="ce103"/>
          <table:table-cell office:value-type="float" office:value="-2000" table:style-name="ce105">
            <text:p>-2.000,00</text:p>
          </table:table-cell>
          <table:table-cell office:value-type="float" office:value="29712.75" table:formula="of:=[.F20]+[.D21]+[.E21]" table:style-name="ce103">
            <text:p>29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27-2 çek HAKANDAN</text:p>
          </table:table-cell>
          <table:table-cell table:style-name="ce102"/>
          <table:table-cell table:style-name="ce103"/>
          <table:table-cell office:value-type="float" office:value="-3000" table:style-name="ce105">
            <text:p>-3.000,00</text:p>
          </table:table-cell>
          <table:table-cell office:value-type="float" office:value="26712.75" table:formula="of:=[.F21]+[.D22]+[.E22]" table:style-name="ce103">
            <text:p>26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5-3 çek HAKANDAN</text:p>
          </table:table-cell>
          <table:table-cell table:style-name="ce102"/>
          <table:table-cell table:style-name="ce103"/>
          <table:table-cell office:value-type="float" office:value="-3750" table:style-name="ce105">
            <text:p>-3.750,00</text:p>
          </table:table-cell>
          <table:table-cell office:value-type="float" office:value="22962.75" table:formula="of:=[.F22]+[.D23]+[.E23]" table:style-name="ce103">
            <text:p>22.962,75</text:p>
          </table:table-cell>
          <table:table-cell table:number-columns-repeated="16378"/>
        </table:table-row>
        <table:table-row table:style-name="ro6">
          <table:table-cell office:value-type="date" office:date-value="2004-12-31T00:00:00" table:style-name="ce111">
            <text:p>31.12.2004</text:p>
          </table:table-cell>
          <table:table-cell office:value-type="string" table:style-name="ce102">
            <text:p>sanayi hesabı</text:p>
          </table:table-cell>
          <table:table-cell table:style-name="ce102"/>
          <table:table-cell table:style-name="ce103"/>
          <table:table-cell office:value-type="float" office:value="-1960" table:style-name="ce105">
            <text:p>-1.960,00</text:p>
          </table:table-cell>
          <table:table-cell office:value-type="float" office:value="21002.75" table:formula="of:=[.F23]+[.D24]+[.E24]" table:style-name="ce103">
            <text:p>21.002,75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4 yıl içi toplamı</text:p>
          </table:table-cell>
          <table:table-cell office:value-type="float" office:value="14637" table:formula="of:=SUM([.D5:.D24])" table:style-name="ce110">
            <text:p>14.637,00</text:p>
          </table:table-cell>
          <table:table-cell office:value-type="float" office:value="-10710" table:formula="of:=SUM([.E5:.E24])" table:style-name="ce114">
            <text:p>-10.710,00</text:p>
          </table:table-cell>
          <table:table-cell table:style-name="ce103"/>
          <table:table-cell table:number-columns-repeated="16378"/>
        </table:table-row>
        <table:table-row table:number-rows-repeated="2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float" office:value="2005" table:style-name="ce106">
            <text:p>2005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2004 NY</text:p>
          </table:table-cell>
          <table:table-cell office:value-type="float" office:value="21002.75" table:formula="of:=[.F24]" table:style-name="ce103">
            <text:p>21.002,75</text:p>
          </table:table-cell>
          <table:table-cell table:number-columns-repeated="16378"/>
        </table:table-row>
        <table:table-row table:style-name="ro6">
          <table:table-cell office:value-type="date" office:date-value="2005-01-14T00:00:00" table:style-name="ce111">
            <text:p>14.01.2005</text:p>
          </table:table-cell>
          <table:table-cell office:value-type="string" table:style-name="ce104">
            <text:p>bağkur</text:p>
          </table:table-cell>
          <table:table-cell office:value-type="float" office:value="2" table:style-name="ce104">
            <text:p>2</text:p>
          </table:table-cell>
          <table:table-cell office:value-type="float" office:value="677" table:style-name="ce112">
            <text:p>677,00</text:p>
          </table:table-cell>
          <table:table-cell table:style-name="ce105"/>
          <table:table-cell office:value-type="float" office:value="21679.75" table:formula="of:=[.F29]+[.D30]+[.E30]" table:style-name="ce103">
            <text:p>21.679,75</text:p>
          </table:table-cell>
          <table:table-cell table:number-columns-repeated="16378"/>
        </table:table-row>
        <table:table-row table:style-name="ro6">
          <table:table-cell office:value-type="date" office:date-value="2005-01-17T00:00:00" table:style-name="ce111">
            <text:p>17.01.2005</text:p>
          </table:table-cell>
          <table:table-cell office:value-type="string" table:style-name="ce104">
            <text:p>Vakıf kredi 1</text:p>
          </table:table-cell>
          <table:table-cell office:value-type="float" office:value="3" table:style-name="ce104">
            <text:p>3</text:p>
          </table:table-cell>
          <table:table-cell office:value-type="float" office:value="2466.3200000000002" table:style-name="ce112">
            <text:p>2.466,32</text:p>
          </table:table-cell>
          <table:table-cell table:style-name="ce105"/>
          <table:table-cell office:value-type="float" office:value="24146.07" table:formula="of:=[.F30]+[.D31]+[.E31]" table:style-name="ce103">
            <text:p>24.146,07</text:p>
          </table:table-cell>
          <table:table-cell table:number-columns-repeated="16378"/>
        </table:table-row>
        <table:table-row table:style-name="ro6">
          <table:table-cell office:value-type="date" office:date-value="2005-01-26T00:00:00" table:style-name="ce111">
            <text:p>26.01.2005</text:p>
          </table:table-cell>
          <table:table-cell office:value-type="string" table:style-name="ce102">
            <text:p>tvn</text:p>
          </table:table-cell>
          <table:table-cell table:style-name="ce102"/>
          <table:table-cell office:value-type="float" office:value="200" table:style-name="ce103">
            <text:p>200,00</text:p>
          </table:table-cell>
          <table:table-cell table:style-name="ce105"/>
          <table:table-cell office:value-type="float" office:value="24346.07" table:formula="of:=[.F31]+[.D32]+[.E32]" table:style-name="ce103">
            <text:p>24.346,0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140" table:style-name="ce103">
            <text:p>140,00</text:p>
          </table:table-cell>
          <table:table-cell table:style-name="ce105"/>
          <table:table-cell office:value-type="float" office:value="24486.07" table:formula="of:=[.F32]+[.D33]+[.E33]" table:style-name="ce103">
            <text:p>24.486,0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kdv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05"/>
          <table:table-cell office:value-type="float" office:value="25486.07" table:formula="of:=[.F33]+[.D34]+[.E34]" table:style-name="ce103">
            <text:p>25.486,07</text:p>
          </table:table-cell>
          <table:table-cell table:number-columns-repeated="16378"/>
        </table:table-row>
        <table:table-row table:style-name="ro6">
          <table:table-cell office:value-type="date" office:date-value="2005-01-31T00:00:00" table:style-name="ce111">
            <text:p>31.01.2005</text:p>
          </table:table-cell>
          <table:table-cell office:value-type="string" table:style-name="ce104">
            <text:p>Araba kredi 1</text:p>
          </table:table-cell>
          <table:table-cell table:style-name="ce104"/>
          <table:table-cell office:value-type="float" office:value="760" table:style-name="ce112">
            <text:p>760,00</text:p>
          </table:table-cell>
          <table:table-cell table:style-name="ce105"/>
          <table:table-cell office:value-type="float" office:value="26246.07" table:formula="of:=[.F34]+[.D35]+[.E35]" table:style-name="ce103">
            <text:p>26.246,07</text:p>
          </table:table-cell>
          <table:table-cell table:number-columns-repeated="16378"/>
        </table:table-row>
        <table:table-row table:style-name="ro6">
          <table:table-cell office:value-type="date" office:date-value="2005-02-28T00:00:00" table:style-name="ce111">
            <text:p>28.02.2005</text:p>
          </table:table-cell>
          <table:table-cell office:value-type="string" table:style-name="ce104">
            <text:p>Araba kredi 2</text:p>
          </table:table-cell>
          <table:table-cell table:style-name="ce104"/>
          <table:table-cell office:value-type="float" office:value="760" table:style-name="ce112">
            <text:p>760,00</text:p>
          </table:table-cell>
          <table:table-cell table:style-name="ce105"/>
          <table:table-cell office:value-type="float" office:value="27006.07" table:formula="of:=[.F35]+[.D36]+[.E36]" table:style-name="ce103">
            <text:p>27.006,07</text:p>
          </table:table-cell>
          <table:table-cell table:number-columns-repeated="16378"/>
        </table:table-row>
        <table:table-row table:style-name="ro6">
          <table:table-cell office:value-type="date" office:date-value="2005-03-10T00:00:00" table:style-name="ce111">
            <text:p>10.03.2005</text:p>
          </table:table-cell>
          <table:table-cell office:value-type="string" table:style-name="ce104">
            <text:p>Vakıf kredi 2</text:p>
          </table:table-cell>
          <table:table-cell office:value-type="float" office:value="4" table:style-name="ce104">
            <text:p>4</text:p>
          </table:table-cell>
          <table:table-cell office:value-type="float" office:value="2568.86" table:style-name="ce112">
            <text:p>2.568,86</text:p>
          </table:table-cell>
          <table:table-cell table:style-name="ce105"/>
          <table:table-cell office:value-type="float" office:value="29574.93" table:formula="of:=[.F36]+[.D37]+[.E37]" table:style-name="ce103">
            <text:p>29.574,93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11">
            <text:p>11.03.2005</text:p>
          </table:table-cell>
          <table:table-cell office:value-type="string" table:style-name="ce104">
            <text:p>Vakıf kredi 3</text:p>
          </table:table-cell>
          <table:table-cell office:value-type="float" office:value="5" table:style-name="ce104">
            <text:p>5</text:p>
          </table:table-cell>
          <table:table-cell office:value-type="float" office:value="2414.08" table:style-name="ce112">
            <text:p>2.414,08</text:p>
          </table:table-cell>
          <table:table-cell table:style-name="ce105"/>
          <table:table-cell office:value-type="float" office:value="31989.010000000002" table:formula="of:=[.F37]+[.D38]+[.E38]" table:style-name="ce103">
            <text:p>31.989,01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11">
            <text:p>11.03.2005</text:p>
          </table:table-cell>
          <table:table-cell office:value-type="string" table:style-name="ce104">
            <text:p>Vakıf kredi 4</text:p>
          </table:table-cell>
          <table:table-cell office:value-type="float" office:value="6" table:style-name="ce104">
            <text:p>6</text:p>
          </table:table-cell>
          <table:table-cell office:value-type="float" office:value="2279.2399999999998" table:style-name="ce112">
            <text:p>2.279,24</text:p>
          </table:table-cell>
          <table:table-cell table:style-name="ce105"/>
          <table:table-cell office:value-type="float" office:value="34268.25" table:formula="of:=[.F38]+[.D39]+[.E39]" table:style-name="ce103">
            <text:p>34.268,25</text:p>
          </table:table-cell>
          <table:table-cell table:number-columns-repeated="16378"/>
        </table:table-row>
        <table:table-row table:style-name="ro6">
          <table:table-cell office:value-type="date" office:date-value="2005-03-31T00:00:00" table:style-name="ce111">
            <text:p>31.03.2005</text:p>
          </table:table-cell>
          <table:table-cell office:value-type="string" table:style-name="ce104">
            <text:p>Araba kredi 3</text:p>
          </table:table-cell>
          <table:table-cell table:style-name="ce104"/>
          <table:table-cell office:value-type="float" office:value="742" table:style-name="ce112">
            <text:p>742,00</text:p>
          </table:table-cell>
          <table:table-cell table:style-name="ce105"/>
          <table:table-cell office:value-type="float" office:value="35010.25" table:formula="of:=[.F39]+[.D40]+[.E40]" table:style-name="ce103">
            <text:p>35.010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65" table:style-name="ce103">
            <text:p>65,00</text:p>
          </table:table-cell>
          <table:table-cell table:style-name="ce105"/>
          <table:table-cell office:value-type="float" office:value="35075.25" table:formula="of:=[.F40]+[.D41]+[.E41]" table:style-name="ce103">
            <text:p>35.075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n</text:p>
          </table:table-cell>
          <table:table-cell table:style-name="ce102"/>
          <table:table-cell office:value-type="float" office:value="5" table:style-name="ce103">
            <text:p>5,00</text:p>
          </table:table-cell>
          <table:table-cell table:style-name="ce105"/>
          <table:table-cell office:value-type="float" office:value="35080.25" table:formula="of:=[.F41]+[.D42]+[.E42]" table:style-name="ce103">
            <text:p>35.080,25</text:p>
          </table:table-cell>
          <table:table-cell table:number-columns-repeated="16378"/>
        </table:table-row>
        <table:table-row table:style-name="ro6">
          <table:table-cell office:value-type="date" office:date-value="2005-04-30T00:00:00" table:style-name="ce111">
            <text:p>30.04.2005</text:p>
          </table:table-cell>
          <table:table-cell office:value-type="string" table:style-name="ce104">
            <text:p>Araba kredi 4</text:p>
          </table:table-cell>
          <table:table-cell table:style-name="ce104"/>
          <table:table-cell office:value-type="float" office:value="742" table:style-name="ce112">
            <text:p>742,00</text:p>
          </table:table-cell>
          <table:table-cell table:style-name="ce105"/>
          <table:table-cell office:value-type="float" office:value="35822.25" table:formula="of:=[.F42]+[.D43]+[.E43]" table:style-name="ce103">
            <text:p>35.822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aliye</text:p>
          </table:table-cell>
          <table:table-cell table:style-name="ce102"/>
          <table:table-cell office:value-type="float" office:value="10" table:style-name="ce103">
            <text:p>10,00</text:p>
          </table:table-cell>
          <table:table-cell table:style-name="ce105"/>
          <table:table-cell office:value-type="float" office:value="35832.25" table:formula="of:=[.F43]+[.D44]+[.E44]" table:style-name="ce103">
            <text:p>35.832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fırça</text:p>
          </table:table-cell>
          <table:table-cell table:style-name="ce102"/>
          <table:table-cell office:value-type="float" office:value="3" table:style-name="ce103">
            <text:p>3,00</text:p>
          </table:table-cell>
          <table:table-cell table:style-name="ce105"/>
          <table:table-cell office:value-type="float" office:value="35835.25" table:formula="of:=[.F44]+[.D45]+[.E45]" table:style-name="ce103">
            <text:p>35.835,25</text:p>
          </table:table-cell>
          <table:table-cell table:number-columns-repeated="16378"/>
        </table:table-row>
        <table:table-row table:style-name="ro6">
          <table:table-cell office:value-type="date" office:date-value="2005-05-31T00:00:00" table:style-name="ce111">
            <text:p>31.05.2005</text:p>
          </table:table-cell>
          <table:table-cell office:value-type="string" table:style-name="ce104">
            <text:p>Araba kredi 5</text:p>
          </table:table-cell>
          <table:table-cell table:style-name="ce104"/>
          <table:table-cell office:value-type="float" office:value="750" table:style-name="ce112">
            <text:p>750,00</text:p>
          </table:table-cell>
          <table:table-cell table:style-name="ce105"/>
          <table:table-cell office:value-type="float" office:value="36585.25" table:formula="of:=[.F45]+[.D46]+[.E46]" table:style-name="ce103">
            <text:p>36.585,2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11">
            <text:p>03.06.2005</text:p>
          </table:table-cell>
          <table:table-cell office:value-type="string" table:style-name="ce104">
            <text:p>Vakıf kredi 5</text:p>
          </table:table-cell>
          <table:table-cell office:value-type="float" office:value="7" table:style-name="ce104">
            <text:p>7</text:p>
          </table:table-cell>
          <table:table-cell office:value-type="float" office:value="2547.8000000000002" table:style-name="ce112">
            <text:p>2.547,80</text:p>
          </table:table-cell>
          <table:table-cell table:style-name="ce105"/>
          <table:table-cell office:value-type="float" office:value="39133.050000000003" table:formula="of:=[.F46]+[.D47]+[.E47]" table:style-name="ce103">
            <text:p>39.133,0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11">
            <text:p>03.06.2005</text:p>
          </table:table-cell>
          <table:table-cell office:value-type="string" table:style-name="ce104">
            <text:p>Vakıf kredi 6</text:p>
          </table:table-cell>
          <table:table-cell office:value-type="float" office:value="8" table:style-name="ce104">
            <text:p>8</text:p>
          </table:table-cell>
          <table:table-cell office:value-type="float" office:value="2392.65" table:style-name="ce112">
            <text:p>2.392,65</text:p>
          </table:table-cell>
          <table:table-cell table:style-name="ce105"/>
          <table:table-cell office:value-type="float" office:value="41525.700000000004" table:formula="of:=[.F47]+[.D48]+[.E48]" table:style-name="ce103">
            <text:p>41.525,70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gırgıroğlu</text:p>
          </table:table-cell>
          <table:table-cell table:style-name="ce102"/>
          <table:table-cell office:value-type="float" office:value="116" table:style-name="ce103">
            <text:p>116,00</text:p>
          </table:table-cell>
          <table:table-cell table:style-name="ce105"/>
          <table:table-cell office:value-type="float" office:value="41641.700000000004" table:formula="of:=[.F48]+[.D49]+[.E49]" table:style-name="ce103">
            <text:p>41.641,70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1">
            <text:p>18.08.2005</text:p>
          </table:table-cell>
          <table:table-cell office:value-type="string" table:style-name="ce104">
            <text:p>kk</text:p>
          </table:table-cell>
          <table:table-cell office:value-type="float" office:value="10" table:style-name="ce104">
            <text:p>10</text:p>
          </table:table-cell>
          <table:table-cell office:value-type="float" office:value="7455.35" table:style-name="ce112">
            <text:p>7.455,35</text:p>
          </table:table-cell>
          <table:table-cell table:style-name="ce105"/>
          <table:table-cell office:value-type="float" office:value="49097.05" table:formula="of:=[.F49]+[.D50]+[.E50]" table:style-name="ce103">
            <text:p>49.097,05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1">
            <text:p>18.08.2005</text:p>
          </table:table-cell>
          <table:table-cell office:value-type="string" table:style-name="ce104">
            <text:p>kk</text:p>
          </table:table-cell>
          <table:table-cell office:value-type="float" office:value="11" table:style-name="ce104">
            <text:p>11</text:p>
          </table:table-cell>
          <table:table-cell office:value-type="float" office:value="80.73" table:style-name="ce112">
            <text:p>80,73</text:p>
          </table:table-cell>
          <table:table-cell table:style-name="ce105"/>
          <table:table-cell office:value-type="float" office:value="49177.780000000006" table:formula="of:=[.F50]+[.D51]+[.E51]" table:style-name="ce103">
            <text:p>49.177,78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6">
            <text:p>18.08.2005</text:p>
          </table:table-cell>
          <table:table-cell office:value-type="string" table:style-name="ce117">
            <text:p>iş döviz alım</text:p>
          </table:table-cell>
          <table:table-cell office:value-type="float" office:value="9" table:style-name="ce117">
            <text:p>9</text:p>
          </table:table-cell>
          <table:table-cell office:value-type="float" office:value="10861.5" table:style-name="ce118">
            <text:p>10.861,50</text:p>
          </table:table-cell>
          <table:table-cell table:style-name="ce105"/>
          <table:table-cell office:value-type="float" office:value="60039.280000000006" table:formula="of:=[.F51]+[.D52]+[.E52]" table:style-name="ce103">
            <text:p>60.039,28</text:p>
          </table:table-cell>
          <table:table-cell table:number-columns-repeated="16378"/>
        </table:table-row>
        <table:table-row table:style-name="ro6">
          <table:table-cell office:value-type="date" office:date-value="2005-05-05T00:00:00" table:style-name="ce111">
            <text:p>05.05.2005</text:p>
          </table:table-cell>
          <table:table-cell office:value-type="string" table:style-name="ce102">
            <text:p>iş yatan</text:p>
          </table:table-cell>
          <table:table-cell office:value-type="float" office:value="12" table:style-name="ce102">
            <text:p>12</text:p>
          </table:table-cell>
          <table:table-cell office:value-type="float" office:value="1500" table:style-name="ce103">
            <text:p>1.500,00</text:p>
          </table:table-cell>
          <table:table-cell table:style-name="ce105"/>
          <table:table-cell office:value-type="float" office:value="61539.280000000006" table:formula="of:=[.F52]+[.D53]+[.E53]" table:style-name="ce103">
            <text:p>61.539,28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7</text:p>
          </table:table-cell>
          <table:table-cell office:value-type="float" office:value="13" table:style-name="ce104">
            <text:p>13</text:p>
          </table:table-cell>
          <table:table-cell office:value-type="float" office:value="2494.27" table:style-name="ce112">
            <text:p>2.494,27</text:p>
          </table:table-cell>
          <table:table-cell table:style-name="ce105"/>
          <table:table-cell office:value-type="float" office:value="64033.55" table:formula="of:=[.F53]+[.D54]+[.E54]" table:style-name="ce103">
            <text:p>64.033,55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8</text:p>
          </table:table-cell>
          <table:table-cell office:value-type="float" office:value="14" table:style-name="ce104">
            <text:p>14</text:p>
          </table:table-cell>
          <table:table-cell office:value-type="float" office:value="2379.15" table:style-name="ce112">
            <text:p>2.379,15</text:p>
          </table:table-cell>
          <table:table-cell table:style-name="ce105"/>
          <table:table-cell office:value-type="float" office:value="66412.7" table:formula="of:=[.F54]+[.D55]+[.E55]" table:style-name="ce103">
            <text:p>66.412,70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9</text:p>
          </table:table-cell>
          <table:table-cell office:value-type="float" office:value="15" table:style-name="ce104">
            <text:p>15</text:p>
          </table:table-cell>
          <table:table-cell office:value-type="float" office:value="2623.01" table:style-name="ce112">
            <text:p>2.623,01</text:p>
          </table:table-cell>
          <table:table-cell table:style-name="ce105"/>
          <table:table-cell office:value-type="float" office:value="69035.709999999992" table:formula="of:=[.F55]+[.D56]+[.E56]" table:style-name="ce103">
            <text:p>69.03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verilen</text:p>
          </table:table-cell>
          <table:table-cell table:style-name="ce102"/>
          <table:table-cell office:value-type="float" office:value="3900" table:style-name="ce103">
            <text:p>3.900,00</text:p>
          </table:table-cell>
          <table:table-cell table:style-name="ce105"/>
          <table:table-cell office:value-type="float" office:value="72935.709999999992" table:formula="of:=[.F56]+[.D57]+[.E57]" table:style-name="ce103">
            <text:p>72.93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standox</text:p>
          </table:table-cell>
          <table:table-cell table:style-name="ce102"/>
          <table:table-cell office:value-type="float" office:value="3540" table:style-name="ce103">
            <text:p>3.540,00</text:p>
          </table:table-cell>
          <table:table-cell table:style-name="ce105"/>
          <table:table-cell office:value-type="float" office:value="76475.709999999992" table:formula="of:=[.F57]+[.D58]+[.E58]" table:style-name="ce103">
            <text:p>76.47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7040" table:style-name="ce105">
            <text:p>-7.040,00</text:p>
          </table:table-cell>
          <table:table-cell office:value-type="float" office:value="69435.709999999992" table:formula="of:=[.F58]+[.D59]+[.E59]" table:style-name="ce103">
            <text:p>69.435,71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4">
            <text:p>vakıf kredi 10</text:p>
          </table:table-cell>
          <table:table-cell office:value-type="float" office:value="16" table:style-name="ce104">
            <text:p>16</text:p>
          </table:table-cell>
          <table:table-cell office:value-type="float" office:value="2421.46" table:style-name="ce112">
            <text:p>2.421,46</text:p>
          </table:table-cell>
          <table:table-cell table:style-name="ce105"/>
          <table:table-cell office:value-type="float" office:value="71857.17" table:formula="of:=[.F59]+[.D60]+[.E60]" table:style-name="ce103">
            <text:p>71.857,1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4">
            <text:p>vakıf kredi 11</text:p>
          </table:table-cell>
          <table:table-cell office:value-type="float" office:value="17" table:style-name="ce104">
            <text:p>17</text:p>
          </table:table-cell>
          <table:table-cell office:value-type="float" office:value="2309.5" table:style-name="ce112">
            <text:p>2.309,50</text:p>
          </table:table-cell>
          <table:table-cell table:style-name="ce105"/>
          <table:table-cell office:value-type="float" office:value="74166.67" table:formula="of:=[.F60]+[.D61]+[.E61]" table:style-name="ce103">
            <text:p>74.166,6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2">
            <text:p>san iş kredili mevduat</text:p>
          </table:table-cell>
          <table:table-cell office:value-type="float" office:value="18" table:style-name="ce102">
            <text:p>18</text:p>
          </table:table-cell>
          <table:table-cell office:value-type="float" office:value="10165" table:style-name="ce103">
            <text:p>10.165,00</text:p>
          </table:table-cell>
          <table:table-cell table:style-name="ce105"/>
          <table:table-cell office:value-type="float" office:value="84331.67" table:formula="of:=[.F61]+[.D62]+[.E62]" table:style-name="ce103">
            <text:p>84.33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taşıt pulu</text:p>
          </table:table-cell>
          <table:table-cell table:style-name="ce104"/>
          <table:table-cell office:value-type="float" office:value="500" table:style-name="ce112">
            <text:p>500,00</text:p>
          </table:table-cell>
          <table:table-cell table:style-name="ce105"/>
          <table:table-cell office:value-type="float" office:value="84831.67" table:formula="of:=[.F62]+[.D63]+[.E63]" table:style-name="ce103">
            <text:p>84.83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oba by</text:p>
          </table:table-cell>
          <table:table-cell table:style-name="ce102"/>
          <table:table-cell office:value-type="float" office:value="30" table:style-name="ce103">
            <text:p>30,00</text:p>
          </table:table-cell>
          <table:table-cell table:style-name="ce105"/>
          <table:table-cell office:value-type="float" office:value="84861.67" table:formula="of:=[.F63]+[.D64]+[.E64]" table:style-name="ce103">
            <text:p>84.86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taşıt pulu</text:p>
          </table:table-cell>
          <table:table-cell table:style-name="ce104"/>
          <table:table-cell office:value-type="float" office:value="105" table:style-name="ce112">
            <text:p>105,00</text:p>
          </table:table-cell>
          <table:table-cell table:style-name="ce105"/>
          <table:table-cell office:value-type="float" office:value="84966.67" table:formula="of:=[.F64]+[.D65]+[.E65]" table:style-name="ce103">
            <text:p>84.96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li ülkü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05"/>
          <table:table-cell office:value-type="float" office:value="85966.67" table:formula="of:=[.F65]+[.D66]+[.E66]" table:style-name="ce103">
            <text:p>85.966,67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5 yıl içi toplamı</text:p>
          </table:table-cell>
          <table:table-cell office:value-type="float" office:value="72003.92" table:formula="of:=SUM([.D30:.D66])" table:style-name="ce110">
            <text:p>72.003,92</text:p>
          </table:table-cell>
          <table:table-cell office:value-type="float" office:value="-7040" table:formula="of:=SUM([.E30:.E66])" table:style-name="ce114">
            <text:p>-7.040,00</text:p>
          </table:table-cell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float" office:value="2006" table:style-name="ce106">
            <text:p>2006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Ny 2005</text:p>
          </table:table-cell>
          <table:table-cell office:value-type="float" office:value="85966.67" table:formula="of:=[.F66]" table:style-name="ce112">
            <text:p>85.966,67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2">
            <text:p>2006</text:p>
          </table:table-cell>
          <table:table-cell office:value-type="string" table:style-name="ce102">
            <text:p>2006 hesap</text:p>
          </table:table-cell>
          <table:table-cell table:style-name="ce102"/>
          <table:table-cell office:value-type="float" office:value="3150" table:style-name="ce103">
            <text:p>3.150,00</text:p>
          </table:table-cell>
          <table:table-cell table:style-name="ce105"/>
          <table:table-cell office:value-type="float" office:value="89116.67" table:formula="of:=[.F72]+[.D73]+[.E73]" table:style-name="ce103">
            <text:p>89.11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asözgen</text:p>
          </table:table-cell>
          <table:table-cell table:style-name="ce102"/>
          <table:table-cell office:value-type="float" office:value="200" table:style-name="ce103">
            <text:p>200,00</text:p>
          </table:table-cell>
          <table:table-cell table:style-name="ce105"/>
          <table:table-cell office:value-type="float" office:value="89316.67" table:formula="of:=[.F73]+[.D74]+[.E74]" table:style-name="ce103">
            <text:p>89.31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ilal koop</text:p>
          </table:table-cell>
          <table:table-cell table:style-name="ce102"/>
          <table:table-cell office:value-type="float" office:value="49" table:style-name="ce103">
            <text:p>49,00</text:p>
          </table:table-cell>
          <table:table-cell table:style-name="ce105"/>
          <table:table-cell office:value-type="float" office:value="89365.67" table:formula="of:=[.F74]+[.D75]+[.E75]" table:style-name="ce103">
            <text:p>89.365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fatih</text:p>
          </table:table-cell>
          <table:table-cell table:style-name="ce102"/>
          <table:table-cell office:value-type="float" office:value="115" table:style-name="ce103">
            <text:p>115,00</text:p>
          </table:table-cell>
          <table:table-cell table:style-name="ce105"/>
          <table:table-cell office:value-type="float" office:value="89480.67" table:formula="of:=[.F75]+[.D76]+[.E76]" table:style-name="ce103">
            <text:p>89.480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2</text:p>
          </table:table-cell>
          <table:table-cell office:value-type="float" office:value="19" table:style-name="ce104">
            <text:p>19</text:p>
          </table:table-cell>
          <table:table-cell office:value-type="float" office:value="2755" table:style-name="ce112">
            <text:p>2.755,00</text:p>
          </table:table-cell>
          <table:table-cell table:style-name="ce105"/>
          <table:table-cell office:value-type="float" office:value="92235.67" table:formula="of:=[.F76]+[.D77]+[.E77]" table:style-name="ce103">
            <text:p>92.235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3</text:p>
          </table:table-cell>
          <table:table-cell office:value-type="float" office:value="20" table:style-name="ce104">
            <text:p>20</text:p>
          </table:table-cell>
          <table:table-cell office:value-type="float" office:value="2399.2399999999998" table:style-name="ce112">
            <text:p>2.399,24</text:p>
          </table:table-cell>
          <table:table-cell table:style-name="ce105"/>
          <table:table-cell office:value-type="float" office:value="94634.91" table:formula="of:=[.F77]+[.D78]+[.E78]" table:style-name="ce103">
            <text:p>94.634,91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4</text:p>
          </table:table-cell>
          <table:table-cell office:value-type="float" office:value="21" table:style-name="ce104">
            <text:p>21</text:p>
          </table:table-cell>
          <table:table-cell office:value-type="float" office:value="2298.65" table:style-name="ce112">
            <text:p>2.298,65</text:p>
          </table:table-cell>
          <table:table-cell table:style-name="ce105"/>
          <table:table-cell office:value-type="float" office:value="96933.56" table:formula="of:=[.F78]+[.D79]+[.E79]" table:style-name="ce103">
            <text:p>96.933,56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5</text:p>
          </table:table-cell>
          <table:table-cell office:value-type="float" office:value="22" table:style-name="ce104">
            <text:p>22</text:p>
          </table:table-cell>
          <table:table-cell office:value-type="float" office:value="2489.14" table:style-name="ce112">
            <text:p>2.489,14</text:p>
          </table:table-cell>
          <table:table-cell table:style-name="ce105"/>
          <table:table-cell office:value-type="float" office:value="99422.7" table:formula="of:=[.F79]+[.D80]+[.E80]" table:style-name="ce103">
            <text:p>99.422,7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6</text:p>
          </table:table-cell>
          <table:table-cell office:value-type="float" office:value="23" table:style-name="ce104">
            <text:p>23</text:p>
          </table:table-cell>
          <table:table-cell office:value-type="float" office:value="2580.3000000000002" table:style-name="ce112">
            <text:p>2.580,30</text:p>
          </table:table-cell>
          <table:table-cell table:style-name="ce105"/>
          <table:table-cell office:value-type="float" office:value="102003" table:formula="of:=[.F80]+[.D81]+[.E81]" table:style-name="ce103">
            <text:p>102.003,0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7</text:p>
          </table:table-cell>
          <table:table-cell office:value-type="float" office:value="24" table:style-name="ce104">
            <text:p>24</text:p>
          </table:table-cell>
          <table:table-cell office:value-type="float" office:value="30724.12" table:style-name="ce112">
            <text:p>30.724,12</text:p>
          </table:table-cell>
          <table:table-cell table:style-name="ce105"/>
          <table:table-cell office:value-type="float" office:value="132727.12" table:formula="of:=[.F81]+[.D82]+[.E82]" table:style-name="ce103">
            <text:p>132.72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lastik</text:p>
          </table:table-cell>
          <table:table-cell table:style-name="ce102"/>
          <table:table-cell table:style-name="ce103"/>
          <table:table-cell office:value-type="float" office:value="-250" table:style-name="ce105">
            <text:p>-250,00</text:p>
          </table:table-cell>
          <table:table-cell office:value-type="float" office:value="132477.12" table:formula="of:=[.F82]+[.D83]+[.E83]" table:style-name="ce103">
            <text:p>132.47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table:style-name="ce103"/>
          <table:table-cell office:value-type="float" office:value="-30" table:style-name="ce105">
            <text:p>-30,00</text:p>
          </table:table-cell>
          <table:table-cell office:value-type="float" office:value="132447.12" table:formula="of:=[.F83]+[.D84]+[.E84]" table:style-name="ce103">
            <text:p>132.4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ski hesap</text:p>
          </table:table-cell>
          <table:table-cell table:style-name="ce102"/>
          <table:table-cell table:style-name="ce103"/>
          <table:table-cell office:value-type="float" office:value="-603" table:style-name="ce105">
            <text:p>-603,00</text:p>
          </table:table-cell>
          <table:table-cell office:value-type="float" office:value="131844.12" table:formula="of:=[.F84]+[.D85]+[.E85]" table:style-name="ce103">
            <text:p>131.844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v</text:p>
          </table:table-cell>
          <table:table-cell table:style-name="ce102"/>
          <table:table-cell office:value-type="float" office:value="208" table:style-name="ce103">
            <text:p>208,00</text:p>
          </table:table-cell>
          <table:table-cell table:style-name="ce105"/>
          <table:table-cell office:value-type="float" office:value="132052.12" table:formula="of:=[.F85]+[.D86]+[.E86]" table:style-name="ce103">
            <text:p>132.05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216" table:style-name="ce103">
            <text:p>216,00</text:p>
          </table:table-cell>
          <table:table-cell table:style-name="ce105"/>
          <table:table-cell office:value-type="float" office:value="132268.12" table:formula="of:=[.F86]+[.D87]+[.E87]" table:style-name="ce103">
            <text:p>132.26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yb</text:p>
          </table:table-cell>
          <table:table-cell table:style-name="ce102"/>
          <table:table-cell office:value-type="float" office:value="164" table:style-name="ce103">
            <text:p>164,00</text:p>
          </table:table-cell>
          <table:table-cell table:style-name="ce105"/>
          <table:table-cell office:value-type="float" office:value="132432.12" table:formula="of:=[.F87]+[.D88]+[.E88]" table:style-name="ce103">
            <text:p>132.43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iner</text:p>
          </table:table-cell>
          <table:table-cell table:style-name="ce102"/>
          <table:table-cell office:value-type="float" office:value="40" table:style-name="ce103">
            <text:p>40,00</text:p>
          </table:table-cell>
          <table:table-cell table:style-name="ce105"/>
          <table:table-cell office:value-type="float" office:value="132472.12" table:formula="of:=[.F88]+[.D89]+[.E89]" table:style-name="ce103">
            <text:p>132.47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108" table:style-name="ce103">
            <text:p>108,00</text:p>
          </table:table-cell>
          <table:table-cell table:style-name="ce105"/>
          <table:table-cell office:value-type="float" office:value="132580.12" table:formula="of:=[.F89]+[.D90]+[.E90]" table:style-name="ce103">
            <text:p>132.58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8908" table:style-name="ce105">
            <text:p>-8.908,00</text:p>
          </table:table-cell>
          <table:table-cell office:value-type="float" office:value="123672.12" table:formula="of:=[.F90]+[.D91]+[.E91]" table:style-name="ce103">
            <text:p>123.67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ziraat masraf</text:p>
          </table:table-cell>
          <table:table-cell table:style-name="ce104"/>
          <table:table-cell office:value-type="float" office:value="28" table:style-name="ce112">
            <text:p>28,00</text:p>
          </table:table-cell>
          <table:table-cell table:style-name="ce105"/>
          <table:table-cell office:value-type="float" office:value="123700.12" table:formula="of:=[.F91]+[.D92]+[.E92]" table:style-name="ce103">
            <text:p>123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lanya havale</text:p>
          </table:table-cell>
          <table:table-cell table:style-name="ce102"/>
          <table:table-cell office:value-type="float" office:value="5000" table:style-name="ce103">
            <text:p>5.000,00</text:p>
          </table:table-cell>
          <table:table-cell table:style-name="ce105"/>
          <table:table-cell office:value-type="float" office:value="128700.12" table:formula="of:=[.F92]+[.D93]+[.E93]" table:style-name="ce103">
            <text:p>128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yakbanka yatan</text:p>
          </table:table-cell>
          <table:table-cell table:style-name="ce102"/>
          <table:table-cell office:value-type="float" office:value="500" table:style-name="ce103">
            <text:p>500,00</text:p>
          </table:table-cell>
          <table:table-cell table:style-name="ce105"/>
          <table:table-cell office:value-type="float" office:value="129200.12" table:formula="of:=[.F93]+[.D94]+[.E94]" table:style-name="ce103">
            <text:p>129.2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yak must bülbül çek</text:p>
          </table:table-cell>
          <table:table-cell table:style-name="ce102"/>
          <table:table-cell table:style-name="ce103"/>
          <table:table-cell office:value-type="float" office:value="-2500" table:style-name="ce105">
            <text:p>-2.500,00</text:p>
          </table:table-cell>
          <table:table-cell office:value-type="float" office:value="126700.12" table:formula="of:=[.F94]+[.D95]+[.E95]" table:style-name="ce103">
            <text:p>126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lsn hvl</text:p>
          </table:table-cell>
          <table:table-cell table:style-name="ce102"/>
          <table:table-cell office:value-type="float" office:value="2500" table:style-name="ce103">
            <text:p>2.500,00</text:p>
          </table:table-cell>
          <table:table-cell table:style-name="ce105"/>
          <table:table-cell office:value-type="float" office:value="129200.12" table:formula="of:=[.F95]+[.D96]+[.E96]" table:style-name="ce103">
            <text:p>129.2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rfr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29260.12" table:formula="of:=[.F96]+[.D97]+[.E97]" table:style-name="ce103">
            <text:p>129.2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rfr</text:p>
          </table:table-cell>
          <table:table-cell table:style-name="ce102"/>
          <table:table-cell office:value-type="float" office:value="72" table:style-name="ce103">
            <text:p>72,00</text:p>
          </table:table-cell>
          <table:table-cell table:style-name="ce105"/>
          <table:table-cell office:value-type="float" office:value="129332.12" table:formula="of:=[.F97]+[.D98]+[.E98]" table:style-name="ce103">
            <text:p>129.33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dış cph</text:p>
          </table:table-cell>
          <table:table-cell table:style-name="ce102"/>
          <table:table-cell office:value-type="float" office:value="7708" table:style-name="ce103">
            <text:p>7.708,00</text:p>
          </table:table-cell>
          <table:table-cell table:style-name="ce105"/>
          <table:table-cell office:value-type="float" office:value="137040.12" table:formula="of:=[.F98]+[.D99]+[.E99]" table:style-name="ce103">
            <text:p>137.040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11">
            <text:p>17.10.2006</text:p>
          </table:table-cell>
          <table:table-cell office:value-type="string" table:style-name="ce104">
            <text:p>iş faiz</text:p>
          </table:table-cell>
          <table:table-cell table:style-name="ce104"/>
          <table:table-cell office:value-type="float" office:value="172" table:style-name="ce112">
            <text:p>172,00</text:p>
          </table:table-cell>
          <table:table-cell table:style-name="ce105"/>
          <table:table-cell office:value-type="float" office:value="137212.12" table:formula="of:=[.F99]+[.D100]+[.E100]" table:style-name="ce103">
            <text:p>137.212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11">
            <text:p>17.10.2006</text:p>
          </table:table-cell>
          <table:table-cell office:value-type="string" table:style-name="ce104">
            <text:p>iş faiz</text:p>
          </table:table-cell>
          <table:table-cell table:style-name="ce104"/>
          <table:table-cell office:value-type="float" office:value="210" table:style-name="ce112">
            <text:p>210,00</text:p>
          </table:table-cell>
          <table:table-cell table:style-name="ce105"/>
          <table:table-cell office:value-type="float" office:value="137422.12" table:formula="of:=[.F100]+[.D101]+[.E101]" table:style-name="ce103">
            <text:p>137.42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37397.12" table:formula="of:=[.F101]+[.D102]+[.E102]" table:style-name="ce103">
            <text:p>137.3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13" table:style-name="ce105">
            <text:p>-13,00</text:p>
          </table:table-cell>
          <table:table-cell office:value-type="float" office:value="137384.12" table:formula="of:=[.F102]+[.D103]+[.E103]" table:style-name="ce103">
            <text:p>137.384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alınan</text:p>
          </table:table-cell>
          <table:table-cell table:style-name="ce102"/>
          <table:table-cell table:style-name="ce103"/>
          <table:table-cell office:value-type="float" office:value="-1000" table:style-name="ce105">
            <text:p>-1.000,00</text:p>
          </table:table-cell>
          <table:table-cell office:value-type="float" office:value="136384.12" table:formula="of:=[.F103]+[.D104]+[.E104]" table:style-name="ce103">
            <text:p>136.384,12</text:p>
          </table:table-cell>
          <table:table-cell table:number-columns-repeated="16378"/>
        </table:table-row>
        <table:table-row table:style-name="ro6">
          <table:table-cell office:value-type="date" office:date-value="2006-10-11T00:00:00" table:style-name="ce111">
            <text:p>11.10.2006</text:p>
          </table:table-cell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1274" table:style-name="ce105">
            <text:p>-1.274,00</text:p>
          </table:table-cell>
          <table:table-cell office:value-type="float" office:value="135110.12" table:formula="of:=[.F104]+[.D105]+[.E105]" table:style-name="ce103">
            <text:p>135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alınan</text:p>
          </table:table-cell>
          <table:table-cell table:style-name="ce102"/>
          <table:table-cell table:style-name="ce103"/>
          <table:table-cell office:value-type="float" office:value="-1000" table:style-name="ce105">
            <text:p>-1.000,00</text:p>
          </table:table-cell>
          <table:table-cell office:value-type="float" office:value="134110.12" table:formula="of:=[.F105]+[.D106]+[.E106]" table:style-name="ce103">
            <text:p>134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table:style-name="ce103"/>
          <table:table-cell office:value-type="float" office:value="-80" table:style-name="ce105">
            <text:p>-80,00</text:p>
          </table:table-cell>
          <table:table-cell office:value-type="float" office:value="134030.12" table:formula="of:=[.F106]+[.D107]+[.E107]" table:style-name="ce103">
            <text:p>134.03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office:value-type="float" office:value="70" table:style-name="ce103">
            <text:p>70,00</text:p>
          </table:table-cell>
          <table:table-cell table:style-name="ce105"/>
          <table:table-cell office:value-type="float" office:value="134100.12" table:formula="of:=[.F107]+[.D108]+[.E108]" table:style-name="ce103">
            <text:p>134.1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p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34160.12" table:formula="of:=[.F108]+[.D109]+[.E109]" table:style-name="ce103">
            <text:p>134.1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34" table:style-name="ce105">
            <text:p>-34,00</text:p>
          </table:table-cell>
          <table:table-cell office:value-type="float" office:value="134126.12" table:formula="of:=[.F109]+[.D110]+[.E110]" table:style-name="ce103">
            <text:p>134.126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16" table:style-name="ce105">
            <text:p>-16,00</text:p>
          </table:table-cell>
          <table:table-cell office:value-type="float" office:value="134110.12" table:formula="of:=[.F110]+[.D111]+[.E111]" table:style-name="ce103">
            <text:p>134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50" table:style-name="ce105">
            <text:p>-50,00</text:p>
          </table:table-cell>
          <table:table-cell office:value-type="float" office:value="134060.12" table:formula="of:=[.F111]+[.D112]+[.E112]" table:style-name="ce103">
            <text:p>134.0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jnd ziraat</text:p>
          </table:table-cell>
          <table:table-cell table:style-name="ce102"/>
          <table:table-cell table:style-name="ce103"/>
          <table:table-cell office:value-type="float" office:value="-218" table:style-name="ce105">
            <text:p>-218,00</text:p>
          </table:table-cell>
          <table:table-cell office:value-type="float" office:value="133842.12" table:formula="of:=[.F112]+[.D113]+[.E113]" table:style-name="ce103">
            <text:p>133.84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dftr tsdk</text:p>
          </table:table-cell>
          <table:table-cell table:style-name="ce104"/>
          <table:table-cell office:value-type="float" office:value="405" table:style-name="ce112">
            <text:p>405,00</text:p>
          </table:table-cell>
          <table:table-cell table:style-name="ce105"/>
          <table:table-cell office:value-type="float" office:value="134247.12" table:formula="of:=[.F113]+[.D114]+[.E114]" table:style-name="ce103">
            <text:p>134.2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4</text:p>
          </table:table-cell>
          <table:table-cell table:style-name="ce104"/>
          <table:table-cell office:value-type="float" office:value="900" table:style-name="ce112">
            <text:p>900,00</text:p>
          </table:table-cell>
          <table:table-cell table:style-name="ce105"/>
          <table:table-cell office:value-type="float" office:value="135147.12" table:formula="of:=[.F114]+[.D115]+[.E115]" table:style-name="ce103">
            <text:p>135.1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5</text:p>
          </table:table-cell>
          <table:table-cell table:style-name="ce104"/>
          <table:table-cell office:value-type="float" office:value="1050" table:style-name="ce112">
            <text:p>1.050,00</text:p>
          </table:table-cell>
          <table:table-cell table:style-name="ce105"/>
          <table:table-cell office:value-type="float" office:value="136197.12" table:formula="of:=[.F115]+[.D116]+[.E116]" table:style-name="ce103">
            <text:p>136.1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6</text:p>
          </table:table-cell>
          <table:table-cell table:style-name="ce104"/>
          <table:table-cell office:value-type="float" office:value="1200" table:style-name="ce112">
            <text:p>1.200,00</text:p>
          </table:table-cell>
          <table:table-cell table:style-name="ce105"/>
          <table:table-cell office:value-type="float" office:value="137397.12" table:formula="of:=[.F116]+[.D117]+[.E117]" table:style-name="ce103">
            <text:p>137.3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Vergi 2005</text:p>
          </table:table-cell>
          <table:table-cell table:style-name="ce104"/>
          <table:table-cell office:value-type="float" office:value="3365" table:style-name="ce112">
            <text:p>3.365,00</text:p>
          </table:table-cell>
          <table:table-cell table:style-name="ce105"/>
          <table:table-cell office:value-type="float" office:value="140762.12" table:formula="of:=[.F117]+[.D118]+[.E118]" table:style-name="ce103">
            <text:p>140.76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Vergi 2006</text:p>
          </table:table-cell>
          <table:table-cell table:style-name="ce104"/>
          <table:table-cell office:value-type="float" office:value="3000" table:style-name="ce112">
            <text:p>3.000,00</text:p>
          </table:table-cell>
          <table:table-cell table:style-name="ce105"/>
          <table:table-cell office:value-type="float" office:value="143762.12" table:formula="of:=[.F118]+[.D119]+[.E119]" table:style-name="ce103">
            <text:p>143.76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204" table:style-name="ce105">
            <text:p>-204,00</text:p>
          </table:table-cell>
          <table:table-cell office:value-type="float" office:value="143558.12" table:formula="of:=[.F119]+[.D120]+[.E120]" table:style-name="ce103">
            <text:p>143.55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n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43533.12" table:formula="of:=[.F120]+[.D121]+[.E121]" table:style-name="ce103">
            <text:p>143.533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6 yıl içi toplamı</text:p>
          </table:table-cell>
          <table:table-cell office:value-type="float" office:value="73796.45" table:formula="of:=SUM([.D73:.D121])" table:style-name="ce110">
            <text:p>73.796,45</text:p>
          </table:table-cell>
          <table:table-cell office:value-type="float" office:value="-16230" table:formula="of:=SUM([.E73:.E121])" table:style-name="ce114">
            <text:p>-16.230,00</text:p>
          </table:table-cell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04"/>
          <table:table-cell table:style-name="ce110"/>
          <table:table-cell table:style-name="ce114"/>
          <table:table-cell table:style-name="ce103"/>
          <table:table-cell table:number-columns-repeated="16378"/>
        </table:table-row>
        <table:table-row table:style-name="ro6">
          <table:table-cell office:value-type="float" office:value="2007" table:style-name="ce119">
            <text:p>2007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office:value-type="float" office:value="143533.12" table:formula="of:=[.F121]" table:style-name="ce103">
            <text:p>143.533,12</text:p>
          </table:table-cell>
          <table:table-cell table:number-columns-repeated="16378"/>
        </table:table-row>
        <table:table-row table:style-name="ro6">
          <table:table-cell office:value-type="date" office:date-value="2007-01-10T00:00:00" table:style-name="ce111">
            <text:p>10.01.2007</text:p>
          </table:table-cell>
          <table:table-cell office:value-type="string" table:style-name="ce102">
            <text:p>nakit</text:p>
          </table:table-cell>
          <table:table-cell table:style-name="ce102"/>
          <table:table-cell table:style-name="ce103"/>
          <table:table-cell office:value-type="float" office:value="-500" table:style-name="ce105">
            <text:p>-500,00</text:p>
          </table:table-cell>
          <table:table-cell office:value-type="float" office:value="143033.12" table:formula="of:=[.F125]+[.D126]+[.E126]" table:style-name="ce103">
            <text:p>143.03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cn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43093.12" table:formula="of:=[.F126]+[.D127]+[.E127]" table:style-name="ce103">
            <text:p>143.09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ızl</text:p>
          </table:table-cell>
          <table:table-cell table:style-name="ce102"/>
          <table:table-cell office:value-type="float" office:value="68" table:style-name="ce103">
            <text:p>68,00</text:p>
          </table:table-cell>
          <table:table-cell table:style-name="ce105"/>
          <table:table-cell office:value-type="float" office:value="143161.12" table:formula="of:=[.F127]+[.D128]+[.E128]" table:style-name="ce103">
            <text:p>143.161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uslk</text:p>
          </table:table-cell>
          <table:table-cell table:style-name="ce102"/>
          <table:table-cell office:value-type="float" office:value="8" table:style-name="ce103">
            <text:p>8,00</text:p>
          </table:table-cell>
          <table:table-cell table:style-name="ce105"/>
          <table:table-cell office:value-type="float" office:value="143169.12" table:formula="of:=[.F128]+[.D129]+[.E129]" table:style-name="ce103">
            <text:p>143.169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ödem</text:p>
          </table:table-cell>
          <table:table-cell table:style-name="ce102"/>
          <table:table-cell table:style-name="ce103"/>
          <table:table-cell office:value-type="float" office:value="-20" table:style-name="ce105">
            <text:p>-20,00</text:p>
          </table:table-cell>
          <table:table-cell office:value-type="float" office:value="143149.12" table:formula="of:=[.F129]+[.D130]+[.E130]" table:style-name="ce103">
            <text:p>143.149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oba by</text:p>
          </table:table-cell>
          <table:table-cell table:style-name="ce102"/>
          <table:table-cell office:value-type="float" office:value="8" table:style-name="ce103">
            <text:p>8,00</text:p>
          </table:table-cell>
          <table:table-cell table:style-name="ce105"/>
          <table:table-cell office:value-type="float" office:value="143157.12" table:formula="of:=[.F130]+[.D131]+[.E131]" table:style-name="ce103">
            <text:p>143.15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kal mlzm ev</text:p>
          </table:table-cell>
          <table:table-cell table:style-name="ce102"/>
          <table:table-cell office:value-type="float" office:value="251" table:style-name="ce103">
            <text:p>251,00</text:p>
          </table:table-cell>
          <table:table-cell table:style-name="ce105"/>
          <table:table-cell office:value-type="float" office:value="143408.12" table:formula="of:=[.F131]+[.D132]+[.E132]" table:style-name="ce112">
            <text:p>143.408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7 yıl içi toplamı</text:p>
          </table:table-cell>
          <table:table-cell office:value-type="float" office:value="395" table:formula="of:=SUM([.D126:.D132])" table:style-name="ce110">
            <text:p>395,00</text:p>
          </table:table-cell>
          <table:table-cell office:value-type="float" office:value="-520" table:formula="of:=SUM([.E126:.E132])" table:style-name="ce114">
            <text:p>-520,00</text:p>
          </table:table-cell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style-name="ce102"/>
          <table:table-cell table:style-name="ce113"/>
          <table:table-cell table:style-name="ce110"/>
          <table:table-cell table:style-name="ce114"/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string" table:style-name="ce120">
            <text:p>2008-12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NY 2007</text:p>
          </table:table-cell>
          <table:table-cell office:value-type="float" office:value="143408.12" table:formula="of:=[.F132]" table:style-name="ce112">
            <text:p>143.408,1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2">
            <text:p>2008</text:p>
          </table:table-cell>
          <table:table-cell office:value-type="string" table:style-name="ce102">
            <text:p>fıratpen</text:p>
          </table:table-cell>
          <table:table-cell table:style-name="ce102"/>
          <table:table-cell table:style-name="ce103"/>
          <table:table-cell office:value-type="float" office:value="-20" table:style-name="ce105">
            <text:p>-20,00</text:p>
          </table:table-cell>
          <table:table-cell office:value-type="float" office:value="143388.12" table:formula="of:=[.F141]+[.D142]+[.E142]" table:style-name="ce103">
            <text:p>143.38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iş çek için</text:p>
          </table:table-cell>
          <table:table-cell table:style-name="ce102"/>
          <table:table-cell table:style-name="ce103"/>
          <table:table-cell office:value-type="float" office:value="-180" table:style-name="ce105">
            <text:p>-180,00</text:p>
          </table:table-cell>
          <table:table-cell office:value-type="float" office:value="143208.12" table:formula="of:=[.F142]+[.D143]+[.E143]" table:style-name="ce103">
            <text:p>143.20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180 zmp</text:p>
          </table:table-cell>
          <table:table-cell table:number-columns-repeated="2" table:style-name="ce102"/>
          <table:table-cell office:value-type="float" office:value="-25" table:style-name="ce105">
            <text:p>-25,00</text:p>
          </table:table-cell>
          <table:table-cell office:value-type="float" office:value="143183.12" table:formula="of:=[.F143]+[.D144]+[.E144]" table:style-name="ce103">
            <text:p>143.18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acıya uçak bileti için</text:p>
          </table:table-cell>
          <table:table-cell table:style-name="ce102"/>
          <table:table-cell table:style-name="ce103"/>
          <table:table-cell office:value-type="float" office:value="-320" table:style-name="ce105">
            <text:p>-320,00</text:p>
          </table:table-cell>
          <table:table-cell office:value-type="float" office:value="142863.12" table:formula="of:=[.F144]+[.D145]+[.E145]" table:style-name="ce103">
            <text:p>142.86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mp 50 ad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42838.12" table:formula="of:=[.F145]+[.D146]+[.E146]" table:style-name="ce103">
            <text:p>142.83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balata</text:p>
          </table:table-cell>
          <table:table-cell table:style-name="ce102"/>
          <table:table-cell table:style-name="ce103"/>
          <table:table-cell office:value-type="float" office:value="-135" table:style-name="ce105">
            <text:p>-135,00</text:p>
          </table:table-cell>
          <table:table-cell office:value-type="float" office:value="142703.12" table:formula="of:=[.F146]+[.D147]+[.E147]" table:style-name="ce103">
            <text:p>142.70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nr</text:p>
          </table:table-cell>
          <table:table-cell table:style-name="ce102"/>
          <table:table-cell table:style-name="ce103"/>
          <table:table-cell office:value-type="float" office:value="-35" table:style-name="ce105">
            <text:p>-35,00</text:p>
          </table:table-cell>
          <table:table-cell office:value-type="float" office:value="142668.12" table:formula="of:=[.F147]+[.D148]+[.E148]" table:style-name="ce103">
            <text:p>142.66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r yldz</text:p>
          </table:table-cell>
          <table:table-cell table:style-name="ce102"/>
          <table:table-cell office:value-type="float" office:value="48" table:style-name="ce103">
            <text:p>48,00</text:p>
          </table:table-cell>
          <table:table-cell table:style-name="ce105"/>
          <table:table-cell office:value-type="float" office:value="142716.12" table:formula="of:=[.F148]+[.D149]+[.E149]" table:style-name="ce103">
            <text:p>142.716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dinç</text:p>
          </table:table-cell>
          <table:table-cell table:style-name="ce102"/>
          <table:table-cell table:style-name="ce103"/>
          <table:table-cell office:value-type="float" office:value="-182" table:style-name="ce105">
            <text:p>-182,00</text:p>
          </table:table-cell>
          <table:table-cell office:value-type="float" office:value="142534.12" table:formula="of:=[.F149]+[.D150]+[.E150]" table:style-name="ce103">
            <text:p>142.534,12</text:p>
          </table:table-cell>
          <table:table-cell table:number-columns-repeated="16378"/>
        </table:table-row>
        <table:table-row table:style-name="ro6">
          <table:table-cell table:number-columns-repeated="4" table:style-name="ce102"/>
          <table:table-cell table:style-name="ce105"/>
          <table:table-cell office:value-type="float" office:value="142534.12" table:formula="of:=[.F150]+[.D151]+[.E151]" table:style-name="ce103">
            <text:p>142.534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21">
            <text:p>2008 yıl içi toplamı</text:p>
          </table:table-cell>
          <table:table-cell office:value-type="float" office:value="1048" table:formula="of:=SUM([.D142:.D154])" table:style-name="ce110">
            <text:p>1.048,00</text:p>
          </table:table-cell>
          <table:table-cell office:value-type="float" office:value="-922" table:formula="of:=SUM([.E142:.E150])" table:style-name="ce114">
            <text:p>-922,00</text:p>
          </table:table-cell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22"/>
          <table:table-cell table:style-name="ce110"/>
          <table:table-cell table:style-name="ce114"/>
          <table:table-cell office:value-type="float" office:value="142534.12" table:formula="of:=[.F151]+[.D153]+[.E153]" table:style-name="ce103">
            <text:p>142.534,12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2">
            <text:p>2012</text:p>
          </table:table-cell>
          <table:table-cell office:value-type="string" table:style-name="ce102">
            <text:p>furkan (motorcu yalıtım taksidi)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14"/>
          <table:table-cell office:value-type="float" office:value="143534.12" table:formula="of:=[.F153]+[.D154]+[.E154]" table:style-name="ce103">
            <text:p>143.534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22"/>
          <table:table-cell table:style-name="ce110"/>
          <table:table-cell table:style-name="ce114"/>
          <table:table-cell office:value-type="string" table:style-name="ce123">
            <text:p>TL</text:p>
          </table:table-cell>
          <table:table-cell table:number-columns-repeated="16378"/>
        </table:table-row>
        <table:table-row table:style-name="ro7">
          <table:table-cell table:style-name="ce111"/>
          <table:table-cell table:number-columns-repeated="2" table:style-name="ce102"/>
          <table:table-cell table:number-columns-repeated="3" table:style-name="ce1"/>
          <table:table-cell table:number-columns-repeated="16378"/>
        </table:table-row>
        <table:table-row table:style-name="ro8">
          <table:table-cell table:style-name="ce111"/>
          <table:table-cell office:value-type="date" office:date-value="2023-11-03T00:00:00" table:number-columns-spanned="2" table:number-rows-spanned="1" table:style-name="ce135">
            <text:p>Cuma, Kasım 03, 2023</text:p>
          </table:table-cell>
          <table:covered-table-cell/>
          <table:table-cell table:style-name="ce103"/>
          <table:table-cell office:value-type="string" table:style-name="ce124">
            <text:p>resmi ödemelerin toplamı</text:p>
          </table:table-cell>
          <table:table-cell office:value-type="float" office:value="119619.37" table:style-name="ce125">
            <text:p>119.619,37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26">
            <text:p>alışveriş hesabı</text:p>
          </table:table-cell>
          <table:table-cell office:value-type="float" office:value="23914.75" table:formula="of:=[.F159]-[.F157]" table:style-name="ce125">
            <text:p>23.914,75</text:p>
          </table:table-cell>
          <table:table-cell table:number-columns-repeated="16378"/>
        </table:table-row>
        <table:table-row table:style-name="ro9">
          <table:table-cell table:style-name="ce111"/>
          <table:table-cell table:number-columns-repeated="2" table:style-name="ce102"/>
          <table:table-cell table:style-name="ce103"/>
          <table:table-cell office:value-type="string" table:style-name="ce126">
            <text:p>TL bazında hakanın doğuştan aldığı para</text:p>
          </table:table-cell>
          <table:table-cell office:value-type="float" office:value="143534.12" table:formula="of:=[.F154]" table:style-name="ce125">
            <text:p>143.534,12</text:p>
          </table:table-cell>
          <table:table-cell table:number-columns-repeated="16378"/>
        </table:table-row>
        <table:table-row table:number-rows-repeated="9" table:style-name="ro9">
          <table:table-cell table:style-name="ce111"/>
          <table:table-cell table:number-columns-repeated="2" table:style-name="ce102"/>
          <table:table-cell table:style-name="ce103"/>
          <table:table-cell table:style-name="ce126"/>
          <table:table-cell table:style-name="ce125"/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table:style-name="ce127"/>
          <table:table-cell table:style-name="ce112"/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2003-2012 DOĞUŞ- HAKAN HESAP TOPLAMI</text:p>
          </table:table-cell>
          <table:table-cell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office:value-type="string" table:style-name="ce113">
            <text:p>hakanın</text:p>
          </table:table-cell>
          <table:table-cell office:value-type="string" table:style-name="ce113">
            <text:p>hakanın</text:p>
          </table:table-cell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office:value-type="string" table:style-name="ce113">
            <text:p>aldığı</text:p>
          </table:table-cell>
          <table:table-cell office:value-type="string" table:style-name="ce113">
            <text:p>ödediği</text:p>
          </table:table-cell>
          <table:table-cell office:value-type="string" table:style-name="ce123">
            <text:p>bakiye</text:p>
          </table:table-cell>
          <table:table-cell office:value-type="string" table:style-name="ce127">
            <text:p>$-tl</text:p>
          </table:table-cell>
          <table:table-cell office:value-type="string" table:style-name="ce123">
            <text:p>$</text:p>
          </table:table-cell>
          <table:table-cell table:number-columns-repeated="16378"/>
        </table:table-row>
        <table:table-row table:style-name="ro6">
          <table:table-cell office:value-type="float" office:value="2003" table:style-name="ce102">
            <text:p>2003</text:p>
          </table:table-cell>
          <table:table-cell office:value-type="float" office:value="17075.75" table:formula="of:=[.D4]" table:style-name="ce103">
            <text:p>17.075,75</text:p>
          </table:table-cell>
          <table:table-cell office:value-type="currency" office:value="0" table:formula="of:=[.E4]" table:style-name="ce128">
            <text:p>$0,00</text:p>
          </table:table-cell>
          <table:table-cell office:value-type="float" office:value="17075.75" table:formula="of:=[.B173]+[.C173]" table:style-name="ce103">
            <text:p>17.075,75</text:p>
          </table:table-cell>
          <table:table-cell office:value-type="float" office:value="1.41" table:style-name="ce129">
            <text:p>1,41</text:p>
          </table:table-cell>
          <table:table-cell office:value-type="currency" office:value="12110.460992907801" table:formula="of:=([.B173]+[.C173])/[.E173]" table:style-name="ce128">
            <text:p>$12.110,46</text:p>
          </table:table-cell>
          <table:table-cell table:number-columns-repeated="16378"/>
        </table:table-row>
        <table:table-row table:style-name="ro6">
          <table:table-cell office:value-type="float" office:value="2004" table:style-name="ce102">
            <text:p>2004</text:p>
          </table:table-cell>
          <table:table-cell office:value-type="float" office:value="14637" table:formula="of:=[.D25]" table:style-name="ce103">
            <text:p>14.637,00</text:p>
          </table:table-cell>
          <table:table-cell office:value-type="currency" office:value="-10710" table:formula="of:=[.E25]" table:style-name="ce128">
            <text:p>-$10.710,00</text:p>
          </table:table-cell>
          <table:table-cell office:value-type="float" office:value="21002.75" table:formula="of:=[.D173]+[.B174]+[.C174]" table:style-name="ce103">
            <text:p>21.002,75</text:p>
          </table:table-cell>
          <table:table-cell office:value-type="float" office:value="1.49" table:style-name="ce129">
            <text:p>1,49</text:p>
          </table:table-cell>
          <table:table-cell office:value-type="currency" office:value="2635.5704697986575" table:formula="of:=([.B174]+[.C174])/[.E174]" table:style-name="ce128">
            <text:p>$2.635,57</text:p>
          </table:table-cell>
          <table:table-cell table:number-columns-repeated="16378"/>
        </table:table-row>
        <table:table-row table:style-name="ro6">
          <table:table-cell office:value-type="float" office:value="2005" table:style-name="ce102">
            <text:p>2005</text:p>
          </table:table-cell>
          <table:table-cell office:value-type="float" office:value="72003.92" table:formula="of:=[.D67]" table:style-name="ce103">
            <text:p>72.003,92</text:p>
          </table:table-cell>
          <table:table-cell office:value-type="currency" office:value="-7040" table:formula="of:=[.E67]" table:style-name="ce128">
            <text:p>-$7.040,00</text:p>
          </table:table-cell>
          <table:table-cell office:value-type="float" office:value="85966.67" table:formula="of:=[.D174]+[.B175]+[.C175]" table:style-name="ce103">
            <text:p>85.966,67</text:p>
          </table:table-cell>
          <table:table-cell office:value-type="float" office:value="1.35" table:style-name="ce129">
            <text:p>1,35</text:p>
          </table:table-cell>
          <table:table-cell office:value-type="currency" office:value="48121.422222222216" table:formula="of:=([.B175]+[.C175])/[.E175]" table:style-name="ce128">
            <text:p>$48.121,42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2">
            <text:p>2006</text:p>
          </table:table-cell>
          <table:table-cell office:value-type="float" office:value="73796.45" table:formula="of:=[.D122]" table:style-name="ce103">
            <text:p>73.796,45</text:p>
          </table:table-cell>
          <table:table-cell office:value-type="currency" office:value="-16230" table:formula="of:=[.E122]" table:style-name="ce128">
            <text:p>-$16.230,00</text:p>
          </table:table-cell>
          <table:table-cell office:value-type="float" office:value="143533.12" table:formula="of:=[.D175]+[.B176]+[.C176]" table:style-name="ce103">
            <text:p>143.533,12</text:p>
          </table:table-cell>
          <table:table-cell office:value-type="float" office:value="1.56" table:style-name="ce129">
            <text:p>1,56</text:p>
          </table:table-cell>
          <table:table-cell office:value-type="currency" office:value="36901.570512820508" table:formula="of:=([.B176]+[.C176])/[.E176]" table:style-name="ce128">
            <text:p>$36.901,57</text:p>
          </table:table-cell>
          <table:table-cell table:number-columns-repeated="16378"/>
        </table:table-row>
        <table:table-row table:style-name="ro6">
          <table:table-cell office:value-type="float" office:value="2007" table:style-name="ce102">
            <text:p>2007</text:p>
          </table:table-cell>
          <table:table-cell office:value-type="float" office:value="395" table:formula="of:=[.D133]" table:style-name="ce103">
            <text:p>395,00</text:p>
          </table:table-cell>
          <table:table-cell office:value-type="currency" office:value="-520" table:formula="of:=[.E133]" table:style-name="ce128">
            <text:p>-$520,00</text:p>
          </table:table-cell>
          <table:table-cell office:value-type="float" office:value="143408.12" table:formula="of:=[.D176]+[.B177]+[.C177]" table:style-name="ce103">
            <text:p>143.408,12</text:p>
          </table:table-cell>
          <table:table-cell office:value-type="float" office:value="1.31" table:style-name="ce129">
            <text:p>1,31</text:p>
          </table:table-cell>
          <table:table-cell office:value-type="currency" office:value="-95.419847328244273" table:formula="of:=([.B177]+[.C177])/[.E177]" table:style-name="ce128">
            <text:p>-$95,4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2">
            <text:p>2008</text:p>
          </table:table-cell>
          <table:table-cell office:value-type="float" office:value="48" table:formula="of:=[.D149]" table:style-name="ce103">
            <text:p>48,00</text:p>
          </table:table-cell>
          <table:table-cell office:value-type="currency" office:value="-922" table:formula="of:=[.E152]" table:style-name="ce128">
            <text:p>-$922,00</text:p>
          </table:table-cell>
          <table:table-cell office:value-type="float" office:value="142534.12" table:formula="of:=[.D177]+[.B178]+[.C178]" table:style-name="ce103">
            <text:p>142.534,12</text:p>
          </table:table-cell>
          <table:table-cell office:value-type="float" office:value="1.2" table:style-name="ce129">
            <text:p>1,20</text:p>
          </table:table-cell>
          <table:table-cell office:value-type="currency" office:value="-728.33333333333337" table:formula="of:=([.B178]+[.C178])/[.E178]" table:style-name="ce128">
            <text:p>-$728,33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2">
            <text:p>2012</text:p>
          </table:table-cell>
          <table:table-cell office:value-type="float" office:value="1000" table:style-name="ce103">
            <text:p>1.000,00</text:p>
          </table:table-cell>
          <table:table-cell office:value-type="currency" office:value="0" table:formula="of:=[.E151]" table:style-name="ce128">
            <text:p>$0,00</text:p>
          </table:table-cell>
          <table:table-cell office:value-type="float" office:value="143534.12" table:formula="of:=[.D178]+[.B179]+[.C179]" table:style-name="ce130">
            <text:p>143.534,12</text:p>
          </table:table-cell>
          <table:table-cell office:value-type="float" office:value="1.84" table:style-name="ce129">
            <text:p>1,84</text:p>
          </table:table-cell>
          <table:table-cell office:value-type="currency" office:value="543.47826086956525" table:formula="of:=([.B179]+[.C179])/[.E179]" table:style-name="ce128">
            <text:p>$543,48</text:p>
          </table:table-cell>
          <table:table-cell table:number-columns-repeated="16378"/>
        </table:table-row>
        <table:table-row table:style-name="ro6">
          <table:table-cell table:style-name="ce102"/>
          <table:table-cell table:style-name="ce103"/>
          <table:table-cell table:style-name="ce102"/>
          <table:table-cell table:style-name="ce103"/>
          <table:table-cell table:style-name="ce105"/>
          <table:table-cell table:style-name="ce131"/>
          <table:table-cell table:number-columns-repeated="16378"/>
        </table:table-row>
        <table:table-row table:style-name="ro10"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27">
            <text:p>dolar bazında hakanın doğuştan aldığı para</text:p>
          </table:table-cell>
          <table:table-cell office:value-type="currency" office:value="99488.749277957177" table:formula="of:=SUM([.F173:.F179])" table:style-name="ce132">
            <text:p>$99.488,75</text:p>
          </table:table-cell>
          <table:table-cell table:number-columns-repeated="16378"/>
        </table:table-row>
        <table:table-row table:style-name="ro6">
          <table:table-cell table:style-name="ce102"/>
          <table:table-cell table:style-name="ce103"/>
          <table:table-cell table:style-name="ce102"/>
          <table:table-cell table:style-name="ce103"/>
          <table:table-cell table:style-name="ce105"/>
          <table:table-cell office:value-type="string" table:style-name="ce133">
            <text:p>USD</text:p>
          </table:table-cell>
          <table:table-cell table:number-columns-repeated="16378"/>
        </table:table-row>
        <table:table-row table:style-name="ro11">
          <table:table-cell table:style-name="ce111"/>
          <table:table-cell table:number-columns-repeated="2" table:style-name="ce102"/>
          <table:table-cell table:style-name="ce103"/>
          <table:table-cell table:number-columns-repeated="2" table:style-name="ce1"/>
          <table:table-cell table:number-columns-repeated="16378"/>
        </table:table-row>
        <table:table-row table:number-rows-repeated="1048393" table:style-name="ro6">
          <table:table-cell table:number-columns-repeated="16384"/>
        </table:table-row>
      </table:table>
      <table:table table:name="01-01-DGS" table:style-name="ta6">
        <table:table-column table:style-name="co38" table:default-cell-style-name="ce136"/>
        <table:table-column table:style-name="co39" table:default-cell-style-name="ce140"/>
        <table:table-column table:style-name="co40" table:default-cell-style-name="ce140"/>
        <table:table-column table:style-name="co15" table:default-cell-style-name="ce140"/>
        <table:table-column table:style-name="co1" table:default-cell-style-name="ce140"/>
        <table:table-column table:style-name="co41" table:default-cell-style-name="ce140"/>
        <table:table-column table:style-name="co42" table:default-cell-style-name="ce138"/>
        <table:table-column table:style-name="co6" table:default-cell-style-name="ce138"/>
        <table:table-column table:style-name="co43" table:number-columns-repeated="56" table:default-cell-style-name="ce140"/>
        <table:table-column table:style-name="co1" table:number-columns-repeated="959" table:default-cell-style-name="ce102"/>
        <table:table-column table:style-name="co11" table:default-cell-style-name="ce102"/>
        <table:table-column table:style-name="co11" table:number-columns-repeated="15360" table:default-cell-style-name="ce1"/>
        <table:table-row table:style-name="ro6">
          <table:table-cell table:style-name="ce136"/>
          <table:table-cell office:value-type="string" table:style-name="ce137">
            <text:p>DOĞUŞ TİCARET – NAZAN BALCI <text:s/>İŞ SONLANDIRMA HESAP CETVELİ</text:p>
          </table:table-cell>
          <table:table-cell table:number-columns-repeated="3" table:style-name="ce138"/>
          <table:table-cell table:style-name="ce139"/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7">
            <text:p>1994 yılında Doğuş Ticaret Ayten Balcı’ya ait arsaya 5 daire 1 dükkan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7">
            <text:p>olacak şekilde bir bina yaptı.</text:p>
          </table:table-cell>
          <table:table-cell table:number-columns-repeated="2" table:style-name="ce138"/>
          <table:table-cell office:value-type="date" office:date-value="2023-11-03T00:00:00" table:number-columns-spanned="2" table:number-rows-spanned="1" table:style-name="ce184">
            <text:p>Cuma, Kasım 03, 2023</text:p>
          </table:table-cell>
          <table:covered-table-cell/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table:style-name="ce137"/>
          <table:table-cell office:value-type="string" table:style-name="ce141">
            <text:p>Değeri</text:p>
          </table:table-cell>
          <table:table-cell office:value-type="string" table:style-name="ce141">
            <text:p>Kat Karşılığı</text:p>
          </table:table-cell>
          <table:table-cell office:value-type="string" table:style-name="ce141">
            <text:p>Kime Ait</text:p>
          </table:table-cell>
          <table:table-cell office:value-type="string" table:style-name="ce141">
            <text:p>Son Durum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5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Arsa Sahibine</text:p>
          </table:table-cell>
          <table:table-cell office:value-type="string" table:style-name="ce136">
            <text:p>Ayte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4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6">
            <text:p>Naza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3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6">
            <text:p>Naza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2 satıldı</text:p>
          </table:table-cell>
          <table:table-cell office:value-type="float" office:value="80000" table:style-name="ce141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8">
            <text:p>Hacı</text:p>
          </table:table-cell>
          <table:table-cell office:value-type="string" table:style-name="ce141">
            <text:p>Satıldı</text:p>
          </table:table-cell>
          <table:table-cell table:style-name="ce141"/>
          <table:table-cell table:number-columns-repeated="16377"/>
        </table:table-row>
        <table:table-row table:style-name="ro6">
          <table:table-cell table:style-name="ce136"/>
          <table:table-cell office:value-type="string" table:style-name="ce138">
            <text:p>Daire 1 <text:s text:c="2"/>Satıldı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8">
            <text:p>Hacı</text:p>
          </table:table-cell>
          <table:table-cell office:value-type="string" table:style-name="ce141">
            <text:p>Satıldı</text:p>
          </table:table-cell>
          <table:table-cell table:style-name="ce142"/>
          <table:table-cell table:number-columns-repeated="16377"/>
        </table:table-row>
        <table:table-row table:style-name="ro6">
          <table:table-cell table:style-name="ce136"/>
          <table:table-cell office:value-type="string" table:style-name="ce143">
            <text:p>Dükkan <text:s text:c="2"/>Satıldı</text:p>
          </table:table-cell>
          <table:table-cell office:value-type="float" office:value="30000" table:style-name="ce144">
            <text:p>3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43">
            <text:p>Hacı + Nazan</text:p>
          </table:table-cell>
          <table:table-cell office:value-type="string" table:style-name="ce144">
            <text:p>Satıldı</text:p>
          </table:table-cell>
          <table:table-cell table:number-columns-repeated="2" table:style-name="ce138"/>
          <table:table-cell table:number-columns-repeated="16376"/>
        </table:table-row>
        <table:table-row table:number-rows-repeated="2" table:style-name="ro6">
          <table:table-cell table:style-name="ce136"/>
          <table:table-cell table:style-name="ce143"/>
          <table:table-cell table:style-name="ce144"/>
          <table:table-cell table:style-name="ce138"/>
          <table:table-cell table:style-name="ce143"/>
          <table:table-cell table:style-name="ce144"/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46">
            <text:p>daire 2 satıldı, Ali Paşa Hamam daki arsanın, Mustafa Işıklıyurt’a ait hisse satın alındı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45"/>
          <table:table-cell office:value-type="string" table:style-name="ce138">
            <text:p>2 nolu daire hacı ya ait olmasına rağmen ali paşa ortak alındığından dolayı daire den alınan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45"/>
          <table:table-cell office:value-type="string" table:style-name="ce138">
            <text:p>paranın yarısı İsmail Balcıya geçmiş oldu.</text:p>
          </table:table-cell>
          <table:table-cell table:style-name="ce138"/>
          <table:table-cell table:style-name="ce147"/>
          <table:table-cell table:style-name="ce102"/>
          <table:table-cell office:value-type="float" office:value="80000" table:style-name="ce141">
            <text:p>80.000,00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Dükkan satıldı parayı hacı aldı ortaklardan nazanın alacağı oluştu</text:p>
          </table:table-cell>
          <table:table-cell table:style-name="ce138"/>
          <table:table-cell table:style-name="ce147"/>
          <table:table-cell table:style-name="ce102"/>
          <table:table-cell office:value-type="float" office:value="-30000" table:style-name="ce141">
            <text:p>-30.000,00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hakanın Doğuştan aldığı nakit</text:p>
          </table:table-cell>
          <table:table-cell table:style-name="ce102"/>
          <table:table-cell table:style-name="ce147"/>
          <table:table-cell table:style-name="ce102"/>
          <table:table-cell office:value-type="float" office:value="143534.12" table:formula="of:=['01-03-HAKAN'.D179]" table:style-name="ce148">
            <text:p>143.534,12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2007 de hacı doğuşa geçtiğinde borç ödemesi için mustafa balcı 50000 TL verdi.</text:p>
          </table:table-cell>
          <table:table-cell table:number-columns-repeated="3" table:style-name="ce138"/>
          <table:table-cell office:value-type="float" office:value="50000" table:style-name="ce141">
            <text:p>50.00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number-columns-repeated="4" table:style-name="ce138"/>
          <table:table-cell table:style-name="ce141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49">
            <text:p>2015-ocak ayı Doğuşun; Denizbanka 365.000 TL, İşbank a 36.000 TL kredi borcu var</text:p>
          </table:table-cell>
          <table:table-cell table:number-columns-repeated="3" table:style-name="ce150"/>
          <table:table-cell table:style-name="ce151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2">
            <text:p>Aylık borç ödemesi 6765+3409=10.174 TL. <text:s/>1 <text:s/>USD=2.40 TL<text:s/><text:span text:style-name="T3">Aylık ödeme # 4239 USD #</text:span>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4">
            <text:p>Dolar cinsinden borç yaklaşık 167000 USD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4">
            <text:p>Envanter yaklaşık 110 000 TL <text:s text:c="2"/>Satılabilir mal toplamı yaklaşık 60 000 TL = 25000 usd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5">
            <text:p>* Bu bilgiler şirkette aylık dönen paranın anlaşılabilmesi için verilmiştir.</text:p>
          </table:table-cell>
          <table:table-cell table:number-columns-repeated="3" table:style-name="ce156"/>
          <table:table-cell table:style-name="ce157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number-rows-repeated="3" table:style-name="ro6">
          <table:table-cell table:style-name="ce136"/>
          <table:table-cell table:number-columns-repeated="7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38"/>
          <table:table-cell office:value-type="string" table:style-name="ce158">
            <text:p>HACI ALACAK</text:p>
          </table:table-cell>
          <table:table-cell office:value-type="string" table:style-name="ce158">
            <text:p>Bakiye</text:p>
          </table:table-cell>
          <table:table-cell office:value-type="string" table:style-name="ce158">
            <text:p>TL – usd</text:p>
          </table:table-cell>
          <table:table-cell office:value-type="string" table:style-name="ce158">
            <text:p>karşılığı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table:style-name="ce136"/>
          <table:table-cell table:style-name="ce138"/>
          <table:table-cell office:value-type="string" table:style-name="ce158">
            <text:p>TL</text:p>
          </table:table-cell>
          <table:table-cell office:value-type="string" table:style-name="ce158">
            <text:p>TL</text:p>
          </table:table-cell>
          <table:table-cell table:style-name="ce158"/>
          <table:table-cell office:value-type="string" table:style-name="ce158">
            <text:p>USD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float" office:value="2005" table:style-name="ce136">
            <text:p>2005</text:p>
          </table:table-cell>
          <table:table-cell office:value-type="string" table:style-name="ce138">
            <text:p>İnşaat Daire 2 den kalan ½</text:p>
          </table:table-cell>
          <table:table-cell office:value-type="float" office:value="40000" table:formula="of:=[.F15]/2" table:style-name="ce138">
            <text:p>40.000,00</text:p>
          </table:table-cell>
          <table:table-cell office:value-type="float" office:value="40000" table:formula="of:=[.C30]" table:style-name="ce138">
            <text:p>40.000,00</text:p>
          </table:table-cell>
          <table:table-cell office:value-type="float" office:value="1.4" table:style-name="ce138">
            <text:p>1,40</text:p>
          </table:table-cell>
          <table:table-cell office:value-type="float" office:value="28571.428571428572" table:formula="of:=[.C30]/[.E30]" table:style-name="ce138">
            <text:p>28.571,43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string" table:style-name="ce159">
            <text:p>04-07</text:p>
          </table:table-cell>
          <table:table-cell office:value-type="string" table:style-name="ce138">
            <text:p>Hakan BALCI Doğuştan verilen ½</text:p>
          </table:table-cell>
          <table:table-cell office:value-type="float" office:value="71767.06" table:formula="of:=[.F17]/2" table:style-name="ce138">
            <text:p>71.767,06</text:p>
          </table:table-cell>
          <table:table-cell office:value-type="float" office:value="111767.06" table:formula="of:=[.D30]+[.C31]" table:style-name="ce138">
            <text:p>111.767,06</text:p>
          </table:table-cell>
          <table:table-cell office:value-type="float" office:value="1.4427171015989599" table:formula="of:=[.C31]/[.F31]" table:style-name="ce138">
            <text:p>1,44</text:p>
          </table:table-cell>
          <table:table-cell office:value-type="float" office:value="49744.374638978588" table:formula="of:=['01-03-HAKAN'.F181]/2" table:style-name="ce103">
            <text:p>49.744,37</text:p>
          </table:table-cell>
          <table:table-cell table:style-name="ce138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office:value-type="float" office:value="2008" table:style-name="ce136">
            <text:p>2008</text:p>
          </table:table-cell>
          <table:table-cell office:value-type="string" table:style-name="ce138">
            <text:p>mustafa balcıdan doğuşa verilen ½</text:p>
          </table:table-cell>
          <table:table-cell office:value-type="float" office:value="25000" table:formula="of:=[.F18]/2" table:style-name="ce138">
            <text:p>25.000,00</text:p>
          </table:table-cell>
          <table:table-cell office:value-type="float" office:value="136767.06" table:formula="of:=[.D31]+[.C32]" table:style-name="ce138">
            <text:p>136.767,06</text:p>
          </table:table-cell>
          <table:table-cell office:value-type="float" office:value="1.31" table:style-name="ce138">
            <text:p>1,31</text:p>
          </table:table-cell>
          <table:table-cell office:value-type="float" office:value="19083.969465648854" table:formula="of:=[.C32]/[.E32]" table:style-name="ce138">
            <text:p>19.083,97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float" office:value="2017" table:style-name="ce136">
            <text:p>2017</text:p>
          </table:table-cell>
          <table:table-cell office:value-type="string" table:style-name="ce140">
            <text:p>Nazan Doğuş kapanış borcu ½</text:p>
          </table:table-cell>
          <table:table-cell office:value-type="float" office:value="141563.54999999999" table:formula="of:=[.F59]*-1" table:style-name="ce103">
            <text:p>141.563,55</text:p>
          </table:table-cell>
          <table:table-cell office:value-type="float" office:value="278330.61" table:formula="of:=[.D32]+[.C33]" table:style-name="ce138">
            <text:p>278.330,61</text:p>
          </table:table-cell>
          <table:table-cell office:value-type="float" office:value="3.55" table:style-name="ce102">
            <text:p>3,55</text:p>
          </table:table-cell>
          <table:table-cell office:value-type="float" office:value="39877.056338028167" table:formula="of:=[.C33]/[.E33]" table:style-name="ce138">
            <text:p>39.877,06</text:p>
          </table:table-cell>
          <table:table-cell table:style-name="ce161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office:value-type="string" table:style-name="ce137">
            <text:p>2017 yılı sonu</text:p>
          </table:table-cell>
          <table:table-cell table:style-name="ce102"/>
          <table:table-cell table:style-name="ce138"/>
          <table:table-cell office:value-type="string" table:style-name="ce162">
            <text:p>hacının alacağı USD</text:p>
          </table:table-cell>
          <table:table-cell office:value-type="float" office:value="137276.82901408419" table:formula="of:=SUM([.F30:.F33])" table:style-name="ce141">
            <text:p>137.276,83</text:p>
          </table:table-cell>
          <table:table-cell table:style-name="ce103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table:style-name="ce140"/>
          <table:table-cell office:value-type="string" table:style-name="ce158">
            <text:p>NAZAN ALACAK</text:p>
          </table:table-cell>
          <table:table-cell table:style-name="ce138"/>
          <table:table-cell table:style-name="ce102"/>
          <table:table-cell table:style-name="ce138"/>
          <table:table-cell table:style-name="ce103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office:value-type="string" table:style-name="ce138">
            <text:p>İnşaat Dükkandan nazana ½</text:p>
          </table:table-cell>
          <table:table-cell office:value-type="float" office:value="-15000" table:style-name="ce141">
            <text:p>-15.000,00</text:p>
          </table:table-cell>
          <table:table-cell office:value-type="float" office:value="-15000" table:formula="of:=[.C36]" table:style-name="ce138">
            <text:p>-15.000,00</text:p>
          </table:table-cell>
          <table:table-cell office:value-type="float" office:value="1.4" table:style-name="ce138">
            <text:p>1,40</text:p>
          </table:table-cell>
          <table:table-cell office:value-type="float" office:value="-10714.285714285716" table:formula="of:=[.C36]/[.E36]" table:style-name="ce141">
            <text:p>-10.714,29</text:p>
          </table:table-cell>
          <table:table-cell table:style-name="ce112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table:style-name="ce159"/>
          <table:table-cell table:style-name="ce140"/>
          <table:table-cell table:style-name="ce112"/>
          <table:table-cell office:value-type="float" office:value="-15000" table:formula="of:=[.D36]+[.C37]" table:style-name="ce138">
            <text:p>-15.000,00</text:p>
          </table:table-cell>
          <table:table-cell table:style-name="ce102"/>
          <table:table-cell table:style-name="ce138"/>
          <table:table-cell table:style-name="ce112"/>
          <table:table-cell table:style-name="ce160"/>
          <table:table-cell table:number-columns-repeated="16376" table:style-name="ce102"/>
        </table:table-row>
        <table:table-row table:style-name="ro6">
          <table:table-cell table:style-name="ce159"/>
          <table:table-cell table:style-name="ce140"/>
          <table:table-cell table:style-name="ce112"/>
          <table:table-cell table:style-name="ce138"/>
          <table:table-cell office:value-type="string" table:style-name="ce162">
            <text:p>Nazanın alacağı USD</text:p>
          </table:table-cell>
          <table:table-cell office:value-type="float" office:value="-10714.285714285716" table:formula="of:=SUM([.F36:.F37])" table:style-name="ce141">
            <text:p>-10.714,29</text:p>
          </table:table-cell>
          <table:table-cell table:style-name="ce112"/>
          <table:table-cell table:style-name="ce160"/>
          <table:table-cell table:number-columns-repeated="16376" table:style-name="ce102"/>
        </table:table-row>
        <table:table-row table:style-name="ro6">
          <table:table-cell table:style-name="ce136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102">
            <text:p>263330,61</text:p>
          </table:table-cell>
          <table:table-cell table:style-name="ce138"/>
          <table:table-cell table:style-name="ce102"/>
          <table:table-cell table:style-name="ce163"/>
          <table:table-cell table:style-name="ce112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table:style-name="ce163"/>
          <table:table-cell office:value-type="string" table:style-name="ce164">
            <text:p>2017 yılı sonu</text:p>
          </table:table-cell>
          <table:table-cell table:number-columns-repeated="2" table:style-name="ce163"/>
          <table:table-cell office:value-type="string" table:style-name="ce165">
            <text:p>hacının KALAN alacağı USD</text:p>
          </table:table-cell>
          <table:table-cell office:value-type="float" office:value="126562.54329979848" table:formula="of:=[.F34]+[.F38]" table:style-name="ce166">
            <text:p>126.562,54</text:p>
          </table:table-cell>
          <table:table-cell table:style-name="ce158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table:style-name="ce140"/>
          <table:table-cell table:style-name="ce102"/>
          <table:table-cell table:number-columns-repeated="2" table:style-name="ce158"/>
          <table:table-cell table:style-name="ce16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40"/>
          <table:table-cell table:style-name="ce102"/>
          <table:table-cell table:number-columns-repeated="2" table:style-name="ce158"/>
          <table:table-cell table:style-name="ce102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37"/>
          <table:table-cell table:number-columns-repeated="3" table:style-name="ce138"/>
          <table:table-cell table:style-name="ce102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7">
            <text:p>DOĞUŞ TİCARET KAPANIŞ HESABI 2017</text:p>
          </table:table-cell>
          <table:table-cell table:style-name="ce168"/>
          <table:table-cell table:number-columns-repeated="2" table:style-name="ce150"/>
          <table:table-cell office:value-type="string" table:style-name="ce151">
            <text:p>TL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sanayi boya dükkan masrafı mermer-alçıpan Ali Balcı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20000" table:style-name="ce138">
            <text:p>-20.000,00</text:p>
          </table:table-cell>
          <table:table-cell office:value-type="float" office:value="-20000" table:formula="of:=[.E45]" table:style-name="ce153">
            <text:p>-20.00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hacı bağkur borcu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24710" table:style-name="ce138">
            <text:p>-24.710,00</text:p>
          </table:table-cell>
          <table:table-cell office:value-type="float" office:value="-44710" table:formula="of:=[.F45]+[.E46]" table:style-name="ce153">
            <text:p>-44.71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Envanter satış kdv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3750" table:style-name="ce138">
            <text:p>-13.750,00</text:p>
          </table:table-cell>
          <table:table-cell office:value-type="float" office:value="-58460" table:formula="of:=[.F46]+[.E47]" table:style-name="ce153">
            <text:p>-58.46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maliye kapanışta vergi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7000" table:style-name="ce138">
            <text:p>-7.000,00</text:p>
          </table:table-cell>
          <table:table-cell office:value-type="float" office:value="-65460" table:formula="of:=[.F47]+[.E48]" table:style-name="ce153">
            <text:p>-65.46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/>
          <table:table-cell office:value-type="string" table:style-name="ce169">
            <text:p>Firmalara ölan borçlar (yanar)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80984.36" table:style-name="ce138">
            <text:p>-180.984,36</text:p>
          </table:table-cell>
          <table:table-cell office:value-type="float" office:value="-246444.36" table:formula="of:=[.F48]+[.E49]" table:style-name="ce153">
            <text:p>-246.444,3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Firmalara olan borçlar (diğer)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6268.74" table:style-name="ce138">
            <text:p>-16.268,74</text:p>
          </table:table-cell>
          <table:table-cell office:value-type="float" office:value="-262713.09999999998" table:formula="of:=[.F49]+[.E50]" table:style-name="ce153">
            <text:p>-262.713,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71">
            <text:p>Doğuş 2017 haziranda borçla kapandı 1 USD = 3,55 TL</text:p>
          </table:table-cell>
          <table:table-cell table:style-name="ce1"/>
          <table:table-cell table:style-name="ce147"/>
          <table:table-cell table:style-name="ce138"/>
          <table:table-cell office:value-type="float" office:value="-262713.09999999998" table:formula="of:=[.F50]+[.E51]" table:style-name="ce172">
            <text:p>-262.713,10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73">
            <text:p>NAZAN BALCI – DOĞUŞ 2017 HESABI</text:p>
          </table:table-cell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69">
            <text:p>doğuş hesabı <text:s/>1/2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31356.54999999999" table:formula="of:=[.F51]/2" table:style-name="ce141">
            <text:p>-131.356,55</text:p>
          </table:table-cell>
          <table:table-cell office:value-type="float" office:value="-131356.54999999999" table:formula="of:=[.F53]+[.E54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2011 emlak vergi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862" table:style-name="ce138">
            <text:p>-1.862,00</text:p>
          </table:table-cell>
          <table:table-cell office:value-type="float" office:value="-133218.54999999999" table:formula="of:=[.F54]+[.E55]" table:style-name="ce153">
            <text:p>-133.21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nazana ait esnaf koop aidat ödemesi <text:s text:c="4"/>15-2-2016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650" table:style-name="ce103">
            <text:p>-650,00</text:p>
          </table:table-cell>
          <table:table-cell office:value-type="float" office:value="-133868.54999999999" table:formula="of:=[.F55]+[.E56]" table:style-name="ce153">
            <text:p>-133.86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2013 2014 gelir vergisi farkı ankaradaki ev kira vergisi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695" table:style-name="ce103">
            <text:p>-1.695,00</text:p>
          </table:table-cell>
          <table:table-cell office:value-type="float" office:value="-135563.54999999999" table:formula="of:=[.F56]+[.E57]" table:style-name="ce153">
            <text:p>-135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kümbet ev yalıtım hesabı * 100m2*60 TL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6000" table:style-name="ce103">
            <text:p>-6.000,00</text:p>
          </table:table-cell>
          <table:table-cell office:value-type="float" office:value="-141563.54999999999" table:formula="of:=[.F57]+[.E58]" table:style-name="ce153">
            <text:p>-141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74">
            <text:p>DOĞUŞ KAPANIŞTA NAZAN BALCININ BORCU</text:p>
          </table:table-cell>
          <table:table-cell table:style-name="ce175"/>
          <table:table-cell office:value-type="string" table:style-name="ce176">
            <text:p>TL</text:p>
          </table:table-cell>
          <table:table-cell table:style-name="ce177"/>
          <table:table-cell office:value-type="float" office:value="-141563.54999999999" table:formula="of:=[.F58]+[.E59]" table:style-name="ce178">
            <text:p>-141.563,55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79">
            <text:p>hacının kapanışta doğuşa borcu ½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31356.54999999999" table:formula="of:=[.F51]/2" table:style-name="ce112">
            <text:p>-131.356,55</text:p>
          </table:table-cell>
          <table:table-cell office:value-type="float" office:value="-131356.54999999999" table:formula="of:=[.F60]+[.E61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38"/>
          <table:table-cell table:style-name="ce103"/>
          <table:table-cell office:value-type="float" office:value="-131356.54999999999" table:formula="of:=[.F61]+[.E62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79"/>
          <table:table-cell table:style-name="ce1"/>
          <table:table-cell table:style-name="ce138"/>
          <table:table-cell table:style-name="ce112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80">
            <text:p>Doğuş Kapanışta Toplam Borç</text:p>
          </table:table-cell>
          <table:table-cell table:style-name="ce57"/>
          <table:table-cell table:style-name="ce181"/>
          <table:table-cell table:style-name="ce182"/>
          <table:table-cell office:value-type="float" office:value="-272920.09999999998" table:formula="of:=[.F59]+[.F62]" table:style-name="ce183">
            <text:p>-272.920,10</text:p>
          </table:table-cell>
          <table:table-cell table:number-columns-repeated="16378"/>
        </table:table-row>
        <table:table-row table:style-name="ro6">
          <table:table-cell/>
          <table:table-cell table:number-columns-repeated="2" table:style-name="ce136"/>
          <table:table-cell table:style-name="ce138"/>
          <table:table-cell table:number-columns-repeated="2" table:style-name="ce136"/>
          <table:table-cell table:number-columns-repeated="16378"/>
        </table:table-row>
        <table:table-row table:style-name="ro6">
          <table:table-cell/>
          <table:table-cell table:number-columns-repeated="3" table:style-name="ce138"/>
          <table:table-cell table:style-name="ce136"/>
          <table:table-cell table:number-columns-repeated="3" table:style-name="ce138"/>
          <table:table-cell table:number-columns-repeated="16376"/>
        </table:table-row>
        <table:table-row table:style-name="ro6">
          <table:table-cell/>
          <table:table-cell table:style-name="ce138"/>
          <table:table-cell table:number-columns-repeated="4" table:style-name="ce147"/>
          <table:table-cell table:number-columns-repeated="16378"/>
        </table:table-row>
        <table:table-row table:style-name="ro6">
          <table:table-cell/>
          <table:table-cell table:style-name="ce158"/>
          <table:table-cell table:number-columns-repeated="2" table:style-name="ce141"/>
          <table:table-cell table:style-name="ce158"/>
          <table:table-cell table:style-name="ce141"/>
          <table:table-cell table:number-columns-repeated="16378"/>
        </table:table-row>
        <table:table-row table:number-rows-repeated="2" table:style-name="ro6">
          <table:table-cell/>
          <table:table-cell table:number-columns-repeated="7" table:style-name="ce138"/>
          <table:table-cell table:number-columns-repeated="16376"/>
        </table:table-row>
        <table:table-row table:style-name="ro6">
          <table:table-cell/>
          <table:table-cell table:style-name="ce138"/>
          <table:table-cell table:number-columns-repeated="2" table:style-name="ce136"/>
          <table:table-cell table:number-columns-repeated="2" table:style-name="ce140"/>
          <table:table-cell table:number-columns-repeated="16378"/>
        </table:table-row>
        <table:table-row table:style-name="ro6">
          <table:table-cell/>
          <table:table-cell table:number-columns-repeated="7" table:style-name="ce138"/>
          <table:table-cell table:number-columns-repeated="16376"/>
        </table:table-row>
        <table:table-row table:number-rows-repeated="16" table:style-name="ro6">
          <table:table-cell/>
          <table:table-cell table:style-name="ce140"/>
          <table:table-cell table:number-columns-repeated="6" table:style-name="ce138"/>
          <table:table-cell table:number-columns-repeated="16376"/>
        </table:table-row>
        <table:table-row table:style-name="ro6">
          <table:table-cell/>
          <table:table-cell table:style-name="ce141"/>
          <table:table-cell table:number-columns-repeated="6" table:style-name="ce138"/>
          <table:table-cell table:number-columns-repeated="16376"/>
        </table:table-row>
        <table:table-row table:number-rows-repeated="3" table:style-name="ro6">
          <table:table-cell/>
          <table:table-cell table:number-columns-repeated="7" table:style-name="ce138"/>
          <table:table-cell table:number-columns-repeated="16376"/>
        </table:table-row>
        <table:table-row table:style-name="ro6">
          <table:table-cell/>
          <table:table-cell table:style-name="ce158"/>
          <table:table-cell table:number-columns-repeated="2" table:style-name="ce141"/>
          <table:table-cell table:style-name="ce158"/>
          <table:table-cell table:style-name="ce141"/>
          <table:table-cell table:number-columns-repeated="16378"/>
        </table:table-row>
        <table:table-row table:number-rows-repeated="2" table:style-name="ro6">
          <table:table-cell/>
          <table:table-cell table:style-name="ce140"/>
          <table:table-cell table:number-columns-repeated="6" table:style-name="ce138"/>
          <table:table-cell table:number-columns-repeated="16376"/>
        </table:table-row>
        <table:table-row table:number-rows-repeated="1048477" table:style-name="ro6">
          <table:table-cell table:number-columns-repeated="16384"/>
        </table:table-row>
        <table:table-row table:number-rows-repeated="4" table:style-name="ro12">
          <table:table-cell table:number-columns-repeated="16384"/>
        </table:table-row>
      </table:table>
      <table:table table:name="01-02-DGS" table:style-name="ta7">
        <table:table-column table:style-name="co44" table:default-cell-style-name="ce1"/>
        <table:table-column table:style-name="co45" table:default-cell-style-name="ce1"/>
        <table:table-column table:style-name="co33" table:default-cell-style-name="ce1"/>
        <table:table-column table:style-name="co46" table:default-cell-style-name="ce1"/>
        <table:table-column table:style-name="co47" table:default-cell-style-name="ce1"/>
        <table:table-column table:style-name="co11" table:number-columns-repeated="16379" table:default-cell-style-name="ce1"/>
        <table:table-row table:style-name="ro1">
          <table:table-cell table:style-name="ce185"/>
          <table:table-cell table:number-columns-repeated="2" table:style-name="ce186"/>
          <table:table-cell office:value-type="date" office:date-value="2023-11-03T00:00:00" table:number-columns-spanned="2" table:number-rows-spanned="1" table:style-name="ce23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85"/>
          <table:table-cell table:number-columns-repeated="3" table:style-name="ce186"/>
          <table:table-cell table:number-columns-repeated="16380" table:style-name="ce1"/>
        </table:table-row>
        <table:table-row table:style-name="ro1">
          <table:table-cell office:value-type="string" table:style-name="ce187">
            <text:p>Doğuşa Olan Borçlar</text:p>
          </table:table-cell>
          <table:table-cell table:number-columns-repeated="3" table:style-name="ce186"/>
          <table:table-cell office:value-type="string" table:style-name="ce29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88">
            <text:p>Nazan – Hakanın doğuştan ödenen borçlar</text:p>
          </table:table-cell>
          <table:table-cell office:value-type="float" office:value="143534.12" table:formula="of:=['01-03-HAKAN'.F159]" table:style-name="ce188">
            <text:p>143.534,12</text:p>
          </table:table-cell>
          <table:table-cell office:value-type="float" office:value="1.4427171015989599" table:formula="of:=[.B4]/[.D4]" table:style-name="ce189">
            <text:p>1,44</text:p>
          </table:table-cell>
          <table:table-cell office:value-type="currency" office:value="99488.749277957177" table:formula="of:=['01-03-HAKAN'.F181]" table:style-name="ce190">
            <text:p>$99.488,75</text:p>
          </table:table-cell>
          <table:table-cell office:value-type="currency" office:value="99488.749277957177" table:formula="of:=[.D4]" table:style-name="ce191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Nazan – Doğuş kapanış borcu ½</text:p>
          </table:table-cell>
          <table:table-cell office:value-type="currency" office:value="141563.54999999999" table:formula="of:=['01-01-DGS'.F59]*-1" table:style-name="ce192">
            <text:p>₺141.563,55</text:p>
          </table:table-cell>
          <table:table-cell office:value-type="float" office:value="3.55" table:style-name="ce189">
            <text:p>3,55</text:p>
          </table:table-cell>
          <table:table-cell office:value-type="currency" office:value="39877.056338028167" table:formula="of:=[.B5]/[.C5]" table:style-name="ce193">
            <text:p>$39.877,06</text:p>
          </table:table-cell>
          <table:table-cell office:value-type="currency" office:value="139365.80561598536" table:formula="of:=[.E4]+[.D5]" table:style-name="ce194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Hacı – Doğuş kapanış borcu ½</text:p>
          </table:table-cell>
          <table:table-cell office:value-type="currency" office:value="131356.54999999999" table:formula="of:=['01-01-DGS'.F61]*-1" table:style-name="ce192">
            <text:p>₺131.356,55</text:p>
          </table:table-cell>
          <table:table-cell office:value-type="float" office:value="3.55" table:style-name="ce189">
            <text:p>3,55</text:p>
          </table:table-cell>
          <table:table-cell office:value-type="currency" office:value="37001.845070422532" table:formula="of:=[.B6]/[.C6]" table:style-name="ce195">
            <text:p>$37.001,85</text:p>
          </table:table-cell>
          <table:table-cell office:value-type="currency" office:value="176367.6506864079" table:formula="of:=[.E5]+[.D6]" table:style-name="ce194">
            <text:p>$176.367,65</text:p>
          </table:table-cell>
          <table:table-cell table:number-columns-repeated="16379"/>
        </table:table-row>
        <table:table-row table:style-name="ro13">
          <table:table-cell office:value-type="string" table:style-name="ce196">
            <text:p>DOĞUŞ KAPANIŞ ALACAK TOPLAMI</text:p>
          </table:table-cell>
          <table:table-cell office:value-type="currency" office:value="416454.22" table:formula="of:=SUM([.B4:.B6])" table:style-name="ce197">
            <text:p>₺416.454,22</text:p>
          </table:table-cell>
          <table:table-cell table:style-name="ce189"/>
          <table:table-cell office:value-type="currency" office:value="176367.6506864079" table:formula="of:=SUM([.D4:.D6])" table:style-name="ce198">
            <text:p>$176.367,65</text:p>
          </table:table-cell>
          <table:table-cell table:style-name="ce194"/>
          <table:table-cell table:number-columns-repeated="16379"/>
        </table:table-row>
        <table:table-row table:style-name="ro13">
          <table:table-cell table:style-name="ce186"/>
          <table:table-cell table:style-name="ce197"/>
          <table:table-cell table:style-name="ce189"/>
          <table:table-cell table:style-name="ce198"/>
          <table:table-cell table:style-name="ce194"/>
          <table:table-cell table:number-columns-repeated="16379"/>
        </table:table-row>
        <table:table-row table:style-name="ro1">
          <table:table-cell office:value-type="string" table:style-name="ce187">
            <text:p>Doğuşun Borçları</text:p>
          </table:table-cell>
          <table:table-cell table:style-name="ce192"/>
          <table:table-cell table:style-name="ce189"/>
          <table:table-cell table:style-name="ce186"/>
          <table:table-cell table:style-name="ce194"/>
          <table:table-cell table:number-columns-repeated="16379"/>
        </table:table-row>
        <table:table-row table:style-name="ro1">
          <table:table-cell office:value-type="string" table:style-name="ce186">
            <text:p>Hacı – MUSTAFA BALCIdan doğuşa verilen-2007</text:p>
          </table:table-cell>
          <table:table-cell office:value-type="currency" office:value="50000" table:style-name="ce192">
            <text:p>₺50.000,00</text:p>
          </table:table-cell>
          <table:table-cell office:value-type="float" office:value="1.31" table:style-name="ce189">
            <text:p>1,31</text:p>
          </table:table-cell>
          <table:table-cell office:value-type="currency" office:value="38167.938931297707" table:formula="of:=[.B10]/[.C10]" table:style-name="ce195">
            <text:p>$38.167,94</text:p>
          </table:table-cell>
          <table:table-cell office:value-type="currency" office:value="138199.71175511018" table:formula="of:=[.E6]+[.D10]*-1" table:style-name="ce194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Hacı – Doğuş kapanırken hacının ödediği-2017</text:p>
          </table:table-cell>
          <table:table-cell office:value-type="currency" office:value="272920.09999999998" table:formula="of:=['01-01-DGS'.F64]*-1" table:style-name="ce192">
            <text:p>₺272.920,10</text:p>
          </table:table-cell>
          <table:table-cell office:value-type="float" office:value="3.55" table:style-name="ce189">
            <text:p>3,55</text:p>
          </table:table-cell>
          <table:table-cell office:value-type="currency" office:value="76878.901408450707" table:formula="of:=[.B11]/[.C11]" table:style-name="ce195">
            <text:p>$76.878,90</text:p>
          </table:table-cell>
          <table:table-cell office:value-type="currency" office:value="61320.810346659477" table:formula="of:=[.E10]+[.D11]*-1" table:style-name="ce194">
            <text:p>$61.320,81</text:p>
          </table:table-cell>
          <table:table-cell table:number-columns-repeated="16379"/>
        </table:table-row>
        <table:table-row table:style-name="ro13">
          <table:table-cell office:value-type="string" table:style-name="ce196">
            <text:p>DOĞUŞ KAPANIŞ BORÇ TOPLAMI</text:p>
          </table:table-cell>
          <table:table-cell office:value-type="currency" office:value="322920.09999999998" table:formula="of:=SUM([.B10:.B11])" table:style-name="ce197">
            <text:p>₺322.920,10</text:p>
          </table:table-cell>
          <table:table-cell table:style-name="ce189"/>
          <table:table-cell office:value-type="currency" office:value="115046.84033974842" table:formula="of:=SUM([.D10:.D11])" table:style-name="ce198">
            <text:p>$115.046,84</text:p>
          </table:table-cell>
          <table:table-cell office:value-type="currency" office:value="61320.810346659477" table:formula="of:=[.E11]" table:style-name="ce194">
            <text:p>$61.320,81</text:p>
          </table:table-cell>
          <table:table-cell table:number-columns-repeated="16379"/>
        </table:table-row>
        <table:table-row table:style-name="ro1">
          <table:table-cell table:style-name="ce186"/>
          <table:table-cell table:style-name="ce192"/>
          <table:table-cell table:style-name="ce189"/>
          <table:table-cell table:style-name="ce1"/>
          <table:table-cell office:value-type="currency" office:value="61320.810346659477" table:formula="of:=[.E12]" table:style-name="ce194">
            <text:p>$61.320,81</text:p>
          </table:table-cell>
          <table:table-cell table:number-columns-repeated="16379"/>
        </table:table-row>
        <table:table-row table:style-name="ro1">
          <table:table-cell table:style-name="ce186"/>
          <table:table-cell table:style-name="ce192"/>
          <table:table-cell table:style-name="ce1"/>
          <table:table-cell office:value-type="string" table:style-name="ce29">
            <text:p>Borç – alacak tahsilatı yapılabilseydi doğuş kapanışta kalan sermaye</text:p>
          </table:table-cell>
          <table:table-cell office:value-type="currency" office:value="61320.810346659477" table:formula="of:=[.E13]" table:style-name="ce194">
            <text:p>$61.320,81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99"/>
          <table:table-cell table:style-name="ce1"/>
          <table:table-cell table:style-name="ce198"/>
          <table:table-cell table:style-name="ce194"/>
          <table:table-cell table:number-columns-repeated="16379"/>
        </table:table-row>
        <table:table-row table:style-name="ro14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200">
            <text:p>$30.660,41</text:p>
          </table:table-cell>
          <table:table-cell table:style-name="ce194"/>
          <table:table-cell table:number-columns-repeated="16379"/>
        </table:table-row>
        <table:table-row table:style-name="ro14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201">
            <text:p>$30.660,41</text:p>
          </table:table-cell>
          <table:table-cell table:style-name="ce194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91"/>
          <table:table-cell table:style-name="ce194"/>
          <table:table-cell table:number-columns-repeated="16379"/>
        </table:table-row>
        <table:table-row table:style-name="ro1">
          <table:table-cell office:value-type="string" table:style-name="ce202">
            <text:p>İnşaat HESABI</text:p>
          </table:table-cell>
          <table:table-cell table:style-name="ce203"/>
          <table:table-cell table:number-columns-repeated="2" table:style-name="ce204"/>
          <table:table-cell table:style-name="ce205"/>
          <table:table-cell table:number-columns-repeated="16379"/>
        </table:table-row>
        <table:table-row table:style-name="ro1">
          <table:table-cell table:style-name="ce206"/>
          <table:table-cell office:value-type="string" table:style-name="ce207">
            <text:p>Nazanın fazladan aldığı ,nşaat hissesi – Daire ½</text:p>
          </table:table-cell>
          <table:table-cell office:value-type="currency" office:value="40000" table:style-name="ce208">
            <text:p>₺40.000,00</text:p>
          </table:table-cell>
          <table:table-cell office:value-type="float" office:value="1.4" table:style-name="ce188">
            <text:p>1,40</text:p>
          </table:table-cell>
          <table:table-cell office:value-type="currency" office:value="28571.428571428572" table:formula="of:=[.C21]/[.D21]" table:style-name="ce209">
            <text:p>$28.571,43</text:p>
          </table:table-cell>
          <table:table-cell table:number-columns-repeated="16379"/>
        </table:table-row>
        <table:table-row table:style-name="ro1">
          <table:table-cell table:style-name="ce206"/>
          <table:table-cell office:value-type="string" table:style-name="ce207">
            <text:p>Hacının fazladan aldığı dükkan hissesi – Dükkan ½</text:p>
          </table:table-cell>
          <table:table-cell office:value-type="currency" office:value="15000" table:style-name="ce210">
            <text:p>₺15.000,00</text:p>
          </table:table-cell>
          <table:table-cell office:value-type="float" office:value="1.4" table:style-name="ce188">
            <text:p>1,40</text:p>
          </table:table-cell>
          <table:table-cell office:value-type="currency" office:value="-10714.285714285716" table:formula="of:=[.C22]/[.D22]*-1" table:style-name="ce211">
            <text:p>-$10.714,29</text:p>
          </table:table-cell>
          <table:table-cell table:number-columns-repeated="16379"/>
        </table:table-row>
        <table:table-row table:style-name="ro1">
          <table:table-cell table:style-name="ce212"/>
          <table:table-cell table:style-name="ce213"/>
          <table:table-cell table:style-name="ce214"/>
          <table:table-cell office:value-type="string" table:style-name="ce215">
            <text:p>İnşaat hesabından hacının alacağı</text:p>
          </table:table-cell>
          <table:table-cell office:value-type="currency" office:value="17857.142857142855" table:formula="of:=SUM([.E21:.E22])" table:style-name="ce216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17"/>
          <table:table-cell table:style-name="ce168"/>
          <table:table-cell table:style-name="ce218"/>
          <table:table-cell table:style-name="ce168"/>
          <table:table-cell table:style-name="ce219"/>
          <table:table-cell table:number-columns-repeated="16379"/>
        </table:table-row>
        <table:table-row table:style-name="ro1">
          <table:table-cell office:value-type="string" table:style-name="ce220">
            <text:p>nazanın toplam borcu</text:p>
          </table:table-cell>
          <table:table-cell table:style-name="ce1"/>
          <table:table-cell office:value-type="string" table:style-name="ce86">
            <text:p>hakandan</text:p>
          </table:table-cell>
          <table:table-cell office:value-type="currency" office:value="-99488.749277957177" table:formula="of:=[.D4]*-1" table:style-name="ce190">
            <text:p>-$99.488,75</text:p>
          </table:table-cell>
          <table:table-cell office:value-type="currency" office:value="-99488.749277957177" table:formula="of:=[.D27]" table:style-name="ce221">
            <text:p>-$99.488,75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office:value-type="string" table:style-name="ce86">
            <text:p>doğuştan</text:p>
          </table:table-cell>
          <table:table-cell office:value-type="currency" office:value="-39877.056338028167" table:formula="of:=[.D5]*-1" table:style-name="ce222">
            <text:p>-$39.877,06</text:p>
          </table:table-cell>
          <table:table-cell office:value-type="currency" office:value="-139365.80561598536" table:formula="of:=[.E27]+[.D28]" table:style-name="ce221">
            <text:p>-$139.365,81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office:value-type="string" table:style-name="ce223">
            <text:p>inşaattan</text:p>
          </table:table-cell>
          <table:table-cell office:value-type="currency" office:value="-17857.142857142855" table:formula="of:=[.E23]*-1" table:style-name="ce224">
            <text:p>-$17.857,14</text:p>
          </table:table-cell>
          <table:table-cell office:value-type="currency" office:value="-157222.9484731282" table:formula="of:=[.E28]+[.D29]" table:style-name="ce221">
            <text:p>-$157.222,95</text:p>
          </table:table-cell>
          <table:table-cell table:number-columns-repeated="16379"/>
        </table:table-row>
        <table:table-row table:style-name="ro1">
          <table:table-cell table:style-name="ce225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221">
            <text:p>-$157.222,95</text:p>
          </table:table-cell>
          <table:table-cell table:number-columns-repeated="16379"/>
        </table:table-row>
        <table:table-row table:style-name="ro1">
          <table:table-cell table:style-name="ce226"/>
          <table:table-cell table:style-name="ce227"/>
          <table:table-cell office:value-type="string" table:style-name="ce228">
            <text:p>nazanın doğuş kapanışta doğuşun varlığının yarısı</text:p>
          </table:table-cell>
          <table:table-cell office:value-type="currency" office:value="30660.405173329738" table:formula="of:=[.D16]" table:style-name="ce229">
            <text:p>$30.660,41</text:p>
          </table:table-cell>
          <table:table-cell office:value-type="currency" office:value="-126562.54329979846" table:formula="of:=[.E30]+[.D31]" table:style-name="ce221">
            <text:p>-$126.562,54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table:style-name="ce86"/>
          <table:table-cell table:style-name="ce191"/>
          <table:table-cell office:value-type="currency" office:value="-126562.54329979846" table:formula="of:=[.E31]+[.D32]" table:style-name="ce221">
            <text:p>-$126.562,54</text:p>
          </table:table-cell>
          <table:table-cell table:number-columns-repeated="16379"/>
        </table:table-row>
        <table:table-row table:style-name="ro1">
          <table:table-cell table:style-name="ce230"/>
          <table:table-cell table:style-name="ce231"/>
          <table:table-cell office:value-type="string" table:style-name="ce232">
            <text:p>nazanın toplam borcu = hakan + doğuş kapanış + inşaat hesabı</text:p>
          </table:table-cell>
          <table:table-cell table:style-name="ce233"/>
          <table:table-cell office:value-type="currency" office:value="-126562.54329979846" table:formula="of:=[.E32]+[.D33]" table:style-name="ce234">
            <text:p>-$126.562,54</text:p>
          </table:table-cell>
          <table:table-cell table:number-columns-repeated="16379"/>
        </table:table-row>
        <table:table-row table:style-name="ro1">
          <table:table-cell table:style-name="ce212"/>
          <table:table-cell table:style-name="ce57"/>
          <table:table-cell office:value-type="string" table:style-name="ce235">
            <text:p>hakanın doğuşa olan toplam borç içindeki payı</text:p>
          </table:table-cell>
          <table:table-cell office:value-type="percentage" office:value="-0.7860836759758415" table:formula="of:=[.D4]/[.E33]" table:style-name="ce236">
            <text:p>-%78,61</text:p>
          </table:table-cell>
          <table:table-cell table:style-name="ce5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8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1" table:number-columns-repeated="16379" table:default-cell-style-name="ce1"/>
        <table:table-row table:style-name="ro1">
          <table:table-cell table:style-name="ce239"/>
          <table:table-cell table:number-columns-repeated="2" table:style-name="ce1"/>
          <table:table-cell table:style-name="ce240"/>
          <table:table-cell office:value-type="date" office:date-value="2023-11-04T00:00:00" table:style-name="ce139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5">
          <table:table-cell table:number-columns-repeated="2" table:style-name="ce1"/>
          <table:table-cell table:style-name="ce241"/>
          <table:table-cell office:value-type="string" table:style-name="ce242">
            <text:p>1203 m2 SANAYİ Arsa Değeri<text:s/></text:p>
          </table:table-cell>
          <table:table-cell office:value-type="currency" office:value="450000" table:style-name="ce243">
            <text:p>$450.000,00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44"/>
          <table:table-cell table:style-name="ce245"/>
          <table:table-cell office:value-type="string" table:style-name="ce246">
            <text:p>Nazan</text:p>
          </table:table-cell>
          <table:table-cell office:value-type="string" table:style-name="ce247">
            <text:p>Hacı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42"/>
          <table:table-cell table:number-columns-repeated="2" table:style-name="ce248"/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49">
            <text:p>2007 hisse oranları</text:p>
          </table:table-cell>
          <table:table-cell office:value-type="percentage" office:value="0.5" table:style-name="ce250">
            <text:p>50%</text:p>
          </table:table-cell>
          <table:table-cell office:value-type="percentage" office:value="0.5" table:style-name="ce251">
            <text:p>50%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52">
            <text:p>2007 hisse değerleri</text:p>
          </table:table-cell>
          <table:table-cell office:value-type="currency" office:value="225000" table:formula="of:=[.E3]*0.5" table:style-name="ce253">
            <text:p>$225.000,00</text:p>
          </table:table-cell>
          <table:table-cell office:value-type="currency" office:value="225000" table:formula="of:=[.E3]*0.5" table:style-name="ce254">
            <text:p>$225.000,00</text:p>
          </table:table-cell>
          <table:table-cell table:number-columns-repeated="16379"/>
        </table:table-row>
        <table:table-row table:style-name="ro17">
          <table:table-cell table:number-columns-repeated="2" table:style-name="ce1"/>
          <table:table-cell table:style-name="ce242"/>
          <table:table-cell table:number-columns-repeated="2" table:style-name="ce255"/>
          <table:table-cell table:number-columns-repeated="16379"/>
        </table:table-row>
        <table:table-row table:style-name="ro17">
          <table:table-cell table:style-name="ce1"/>
          <table:table-cell table:style-name="ce256"/>
          <table:table-cell office:value-type="string" table:style-name="ce257">
            <text:p>2017 DOĞUŞ hesap kapama sonucu</text:p>
          </table:table-cell>
          <table:table-cell office:value-type="currency" office:value="-126562.54329979846" table:formula="of:=['01-02-DGS'.E33]" table:style-name="ce258">
            <text:p>-$126.562,54</text:p>
          </table:table-cell>
          <table:table-cell office:value-type="currency" office:value="126562.54329979846" table:formula="of:=[.D9]*-1" table:style-name="ce259">
            <text:p>$126.562,54</text:p>
          </table:table-cell>
          <table:table-cell table:number-columns-repeated="16379"/>
        </table:table-row>
        <table:table-row table:style-name="ro18">
          <table:table-cell table:number-columns-repeated="2" table:style-name="ce1"/>
          <table:table-cell table:style-name="ce260"/>
          <table:table-cell office:value-type="string" table:style-name="ce261">
            <text:p>nazanın borcu arsa hissesinden düşüldü <text:s text:c="43"/>I <text:s text:c="51"/>V</text:p>
          </table:table-cell>
          <table:table-cell office:value-type="string" table:style-name="ce26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49">
            <text:p>2017 hesap sonrası hisse değerleri</text:p>
          </table:table-cell>
          <table:table-cell office:value-type="currency" office:value="98437.456700201539" table:formula="of:=SUM([.D7:.D9])" table:style-name="ce262">
            <text:p>$98.437,46</text:p>
          </table:table-cell>
          <table:table-cell office:value-type="currency" office:value="351562.54329979845" table:formula="of:=SUM([.E7:.E9])" table:style-name="ce263">
            <text:p>$351.562,54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64">
            <text:p>2017 hesap sonrası hisse oranları</text:p>
          </table:table-cell>
          <table:table-cell office:value-type="percentage" office:value="0.21874990377822565" table:formula="of:=[.D11]/[.E3]" table:style-name="ce265">
            <text:p>21,8750%</text:p>
          </table:table-cell>
          <table:table-cell office:value-type="percentage" office:value="0.78125009622177433" table:formula="of:=[.E11]/[.E3]" table:style-name="ce266">
            <text:p>78,1250%</text:p>
          </table:table-cell>
          <table:table-cell table:number-columns-repeated="16379"/>
        </table:table-row>
        <table:table-row table:style-name="ro19">
          <table:table-cell table:style-name="ce1"/>
          <table:table-cell table:style-name="ce267"/>
          <table:table-cell table:style-name="ce268"/>
          <table:table-cell office:value-type="string" table:style-name="ce260">
            <text:p>'[02-23-sny.ods]02-13-BAKIYE'!$AC$28</text:p>
          </table:table-cell>
          <table:table-cell office:value-type="string" table:style-name="ce26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69">
            <text:p>2019-22 kira gelirleri</text:p>
          </table:table-cell>
          <table:table-cell office:value-type="currency" office:value="7485.3" table:style-name="ce262">
            <text:p>$7.485,30</text:p>
          </table:table-cell>
          <table:table-cell office:value-type="currency" office:value="-7485.3" table:formula="of:=[.D14]*-1" table:style-name="ce263">
            <text:p>-$7.485,30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70">
            <text:p>2019-22 kira gelirleri % si</text:p>
          </table:table-cell>
          <table:table-cell office:value-type="percentage" office:value="1.663400000000001E-2" table:formula="of:=[.D18]-[.D12]" table:style-name="ce265">
            <text:p>1,6634%</text:p>
          </table:table-cell>
          <table:table-cell office:value-type="percentage" office:value="-1.6633999999999927E-2" table:formula="of:=[.E18]-[.E12]" table:style-name="ce271">
            <text:p>-1,6634%</text:p>
          </table:table-cell>
          <table:table-cell table:number-columns-repeated="16379"/>
        </table:table-row>
        <table:table-row table:style-name="ro20">
          <table:table-cell table:style-name="ce1"/>
          <table:table-cell table:style-name="ce267"/>
          <table:table-cell table:style-name="ce268"/>
          <table:table-cell office:value-type="string" table:style-name="ce261">
            <text:p>hacının tahsil ettiği 2019-22 kira gelirleri nazanın hissesine eklendi <text:s text:c="43"/>I <text:s text:c="51"/>V</text:p>
          </table:table-cell>
          <table:table-cell office:value-type="string" table:style-name="ce26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7">
          <table:table-cell/>
          <table:table-cell table:style-name="ce272"/>
          <table:table-cell office:value-type="string" table:style-name="ce242">
            <text:p>2022 kira gelirleri eklenmiş hisse değerleri</text:p>
          </table:table-cell>
          <table:table-cell office:value-type="currency" office:value="105922.75670020154" table:formula="of:=[.D11]+[.D14]" table:style-name="ce273">
            <text:p>$105.922,76</text:p>
          </table:table-cell>
          <table:table-cell office:value-type="currency" office:value="344077.24329979846" table:formula="of:=[.E11]+[.E14]" table:style-name="ce274">
            <text:p>$344.077,24</text:p>
          </table:table-cell>
          <table:table-cell table:number-columns-repeated="16379"/>
        </table:table-row>
        <table:table-row table:style-name="ro17">
          <table:table-cell/>
          <table:table-cell table:style-name="ce275"/>
          <table:table-cell office:value-type="string" table:style-name="ce276">
            <text:p>2022 kira gelirleri eklenmiş <text:s/>hisse oranları</text:p>
          </table:table-cell>
          <table:table-cell office:value-type="percentage" office:value="0.23538390377822566" table:formula="of:=[.D17]/[.E3]" table:style-name="ce277">
            <text:p>23,5384%</text:p>
          </table:table-cell>
          <table:table-cell office:value-type="percentage" office:value="0.7646160962217744" table:formula="of:=[.E17]/[.E3]" table:style-name="ce278">
            <text:p>76,4616%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style-name="ro21">
          <table:table-cell/>
          <table:table-cell office:value-type="string" table:style-name="ce279">
            <text:p>2023 ve sonrası hesaplar için uygulanacak<text:s/></text:p>
          </table:table-cell>
          <table:table-cell table:style-name="ce280"/>
          <table:table-cell table:style-name="ce168"/>
          <table:table-cell table:style-name="ce219"/>
          <table:table-cell table:number-columns-repeated="16379"/>
        </table:table-row>
        <table:table-row table:style-name="ro22">
          <table:table-cell/>
          <table:table-cell office:value-type="string" table:style-name="ce281">
            <text:p>SON HİSSE ORANLARI</text:p>
          </table:table-cell>
          <table:table-cell table:style-name="ce282"/>
          <table:table-cell office:value-type="percentage" office:value="0.23538390377822566" table:formula="of:=[.D18]" table:style-name="ce283">
            <text:p>23,5384%</text:p>
          </table:table-cell>
          <table:table-cell office:value-type="percentage" office:value="0.7646160962217744" table:formula="of:=[.E18]" table:style-name="ce28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P0">
      <number:text>-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1" number:language="tr" number:country="TR">
      <number:number number:min-integer-digits="1"/>
    </number:number-style>
    <number:number-style style:name="N42" number:language="tr" number:country="TR">
      <number:number number:decimal-places="2" number:min-decimal-places="2" number:min-integer-digits="1" number:grouping="true"/>
    </number:number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date-style style:name="N44">
      <number:day/>
      <number:text>.</number:text>
      <number:month number:textual="true"/>
    </number:date-style>
    <number:percentage-style style:name="N45" number:language="tr" number:country="TR">
      <number:text>%</number:text>
      <number:number number:decimal-places="2" number:min-decimal-places="2" number:min-integer-digits="1"/>
    </number:percentage-style>
    <number:number-style style:name="N46">
      <number:number number:decimal-places="5" number:min-decimal-places="5" number:min-integer-digits="1" number:grouping="true"/>
    </number:number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date-style style:name="N50">
      <number:month number:textual="true"/>
      <number:text>.</number:text>
      <number:year/>
    </number:date-style>
    <number:percentage-style style:name="N51">
      <number:number number:decimal-places="4" number:min-decimal-places="4" number:min-integer-digits="1"/>
      <number:text>%</number:text>
    </number:percentage-style>
    <number:number-style style:name="N52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2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52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5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6" style:page-layout-name="pm4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5-01-19T20:44:10Z</dc:date>
    <meta:print-date>2024-05-31T07:32:54Z</meta:print-date>
    <meta:editing-cycles>230</meta:editing-cycles>
    <meta:editing-duration>PT27528S</meta:editing-duration>
  </office:meta>
</office:document-meta>
</file>